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0.7903in" style:rel-column-width="6553*"/>
    </style:style>
    <style:style style:name="Table1.J" style:family="table-column">
      <style:table-column-properties style:column-width="0.7903in" style:rel-column-width="65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0.7896in" style:rel-column-width="6551*"/>
    </style:style>
    <style:style style:name="Table2.C" style:family="table-column">
      <style:table-column-properties style:column-width="0.7903in" style:rel-column-width="6556*"/>
    </style:style>
    <style:style style:name="Table2.J" style:family="table-column">
      <style:table-column-properties style:column-width="0.791in" style:rel-column-width="656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0.7903in" style:rel-column-width="6553*"/>
    </style:style>
    <style:style style:name="Table3.J" style:family="table-column">
      <style:table-column-properties style:column-width="0.7903in" style:rel-column-width="655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0.7903in" style:rel-column-width="6553*"/>
    </style:style>
    <style:style style:name="Table4.J" style:family="table-column">
      <style:table-column-properties style:column-width="0.7903in" style:rel-column-width="655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0.7903in" style:rel-column-width="6553*"/>
    </style:style>
    <style:style style:name="Table5.J" style:family="table-column">
      <style:table-column-properties style:column-width="0.7903in" style:rel-column-width="655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2944in" fo:margin-left="-0.1722in" table:align="left"/>
    </style:style>
    <style:style style:name="Table6.A" style:family="table-column">
      <style:table-column-properties style:column-width="1.036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0.9875in" style:rel-column-width="8191*"/>
    </style:style>
    <style:style style:name="Table7.H" style:family="table-column">
      <style:table-column-properties style:column-width="0.9882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9in" table:align="margins"/>
    </style:style>
    <style:style style:name="Table8.A" style:family="table-column">
      <style:table-column-properties style:column-width="0.9875in" style:rel-column-width="8191*"/>
    </style:style>
    <style:style style:name="Table8.H" style:family="table-column">
      <style:table-column-properties style:column-width="0.9882in" style:rel-column-width="819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4118in"/>
    </style:style>
    <style:style style:name="Table9" style:family="table">
      <style:table-properties style:width="7.9in" table:align="margins"/>
    </style:style>
    <style:style style:name="Table9.A" style:family="table-column">
      <style:table-column-properties style:column-width="0.9875in" style:rel-column-width="8191*"/>
    </style:style>
    <style:style style:name="Table9.H" style:family="table-column">
      <style:table-column-properties style:column-width="0.9882in" style:rel-column-width="819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9in" table:align="margins"/>
    </style:style>
    <style:style style:name="Table10.A" style:family="table-column">
      <style:table-column-properties style:column-width="0.9875in" style:rel-column-width="8191*"/>
    </style:style>
    <style:style style:name="Table10.H" style:family="table-column">
      <style:table-column-properties style:column-width="0.9882in" style:rel-column-width="8198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8.3278in" fo:margin-left="-0.2313in" table:align="left"/>
    </style:style>
    <style:style style:name="Table11.A" style:family="table-column">
      <style:table-column-properties style:column-width="1.041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9in" table:align="margins"/>
    </style:style>
    <style:style style:name="Table12.A" style:family="table-column">
      <style:table-column-properties style:column-width="0.9875in" style:rel-column-width="8191*"/>
    </style:style>
    <style:style style:name="Table12.H" style:family="table-column">
      <style:table-column-properties style:column-width="0.9882in" style:rel-column-width="819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G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7.9in" table:align="margins"/>
    </style:style>
    <style:style style:name="Table13.A" style:family="table-column">
      <style:table-column-properties style:column-width="0.9875in" style:rel-column-width="8189*"/>
    </style:style>
    <style:style style:name="Table13.E" style:family="table-column">
      <style:table-column-properties style:column-width="1.0299in" style:rel-column-width="8546*"/>
    </style:style>
    <style:style style:name="Table13.F" style:family="table-column">
      <style:table-column-properties style:column-width="0.9444in" style:rel-column-width="7832*"/>
    </style:style>
    <style:style style:name="Table13.H" style:family="table-column">
      <style:table-column-properties style:column-width="0.9896in" style:rel-column-width="8212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2931in" fo:margin-left="0.0035in" fo:margin-top="0in" fo:margin-bottom="0in" table:align="left" style:writing-mode="lr-tb"/>
    </style:style>
    <style:style style:name="Table14.A" style:family="table-column">
      <style:table-column-properties style:column-width="1.5729in"/>
    </style:style>
    <style:style style:name="Table14.C" style:family="table-column">
      <style:table-column-properties style:column-width="1.573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9in" fo:break-before="page" table:align="margins"/>
    </style:style>
    <style:style style:name="Table15.A" style:family="table-column">
      <style:table-column-properties style:column-width="0.9875in" style:rel-column-width="8191*"/>
    </style:style>
    <style:style style:name="Table15.H" style:family="table-column">
      <style:table-column-properties style:column-width="0.9882in" style:rel-column-width="8198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G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7.9in" table:align="margins"/>
    </style:style>
    <style:style style:name="Table16.A" style:family="table-column">
      <style:table-column-properties style:column-width="1.975in" style:rel-column-width="16383*"/>
    </style:style>
    <style:style style:name="Table16.D" style:family="table-column">
      <style:table-column-properties style:column-width="1.975in" style:rel-column-width="16386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C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7.9in" table:align="margins"/>
    </style:style>
    <style:style style:name="Table17.A" style:family="table-column">
      <style:table-column-properties style:column-width="1.3167in" style:rel-column-width="10922*"/>
    </style:style>
    <style:style style:name="Table17.F" style:family="table-column">
      <style:table-column-properties style:column-width="1.3167in" style:rel-column-width="1092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7.9in" table:align="margins"/>
    </style:style>
    <style:style style:name="Table18.A" style:family="table-column">
      <style:table-column-properties style:column-width="1.3167in" style:rel-column-width="10922*"/>
    </style:style>
    <style:style style:name="Table18.F" style:family="table-column">
      <style:table-column-properties style:column-width="1.3167in" style:rel-column-width="10925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E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7.9in" table:align="margins"/>
    </style:style>
    <style:style style:name="Table19.A" style:family="table-column">
      <style:table-column-properties style:column-width="0.9875in" style:rel-column-width="8191*"/>
    </style:style>
    <style:style style:name="Table19.H" style:family="table-column">
      <style:table-column-properties style:column-width="0.9882in" style:rel-column-width="8198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7.9in" table:align="margins"/>
    </style:style>
    <style:style style:name="Table20.A" style:family="table-column">
      <style:table-column-properties style:column-width="0.9875in" style:rel-column-width="8191*"/>
    </style:style>
    <style:style style:name="Table20.H" style:family="table-column">
      <style:table-column-properties style:column-width="0.9882in" style:rel-column-width="819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G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7.9in" table:align="margins"/>
    </style:style>
    <style:style style:name="Table21.A" style:family="table-column">
      <style:table-column-properties style:column-width="0.9875in" style:rel-column-width="8191*"/>
    </style:style>
    <style:style style:name="Table21.H" style:family="table-column">
      <style:table-column-properties style:column-width="0.9882in" style:rel-column-width="8198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G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7.9in" fo:break-before="page" table:align="margins"/>
    </style:style>
    <style:style style:name="Table22.A" style:family="table-column">
      <style:table-column-properties style:column-width="0.9875in" style:rel-column-width="8191*"/>
    </style:style>
    <style:style style:name="Table22.H" style:family="table-column">
      <style:table-column-properties style:column-width="0.9882in" style:rel-column-width="8198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G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7.9in" table:align="margins"/>
    </style:style>
    <style:style style:name="Table23.A" style:family="table-column">
      <style:table-column-properties style:column-width="0.9875in" style:rel-column-width="8191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G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7.9in" table:align="margins"/>
    </style:style>
    <style:style style:name="Table24.A" style:family="table-column">
      <style:table-column-properties style:column-width="0.9875in" style:rel-column-width="8191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G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font-size="38pt" style:font-size-asian="28pt" style:font-size-complex="28pt"/>
    </style:style>
    <style:style style:name="P2" style:family="paragraph" style:parent-style-name="Table_20_Contents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in" style:contextual-spacing="false"/>
      <style:text-properties officeooo:rsid="00482af3" officeooo:paragraph-rsid="00482af3"/>
    </style:style>
    <style:style style:name="P5" style:family="paragraph" style:parent-style-name="Table_20_Contents">
      <style:paragraph-properties fo:margin-top="0in" fo:margin-bottom="0in" style:contextual-spacing="false"/>
      <style:text-properties officeooo:rsid="00482af3" officeooo:paragraph-rsid="00482af3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482af3" officeooo:paragraph-rsid="00482af3"/>
    </style:style>
    <style:style style:name="P7" style:family="paragraph" style:parent-style-name="Standard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8" style:family="paragraph" style:parent-style-name="Standard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39e64" officeooo:paragraph-rsid="00239e64" style:font-size-asian="9pt" style:font-size-complex="9pt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555c2" officeooo:paragraph-rsid="002555c2" style:font-size-asian="9pt" style:font-size-complex="9pt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officeooo:rsid="00244ff8" officeooo:paragraph-rsid="00244ff8" style:font-size-asian="9pt" style:font-size-complex="9pt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5pt" style:font-size-asian="9pt" style:font-size-complex="9pt"/>
    </style:style>
    <style:style style:name="P13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4" style:family="paragraph" style:parent-style-name="List_20_Paragraph">
      <style:paragraph-properties fo:margin-top="0in" fo:margin-bottom="0in" style:contextual-spacing="false" fo:break-before="page"/>
      <style:text-properties fo:font-size="17pt" officeooo:paragraph-rsid="0021511b" style:font-size-asian="17pt" style:font-size-complex="17pt"/>
    </style:style>
    <style:style style:name="P15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6" style:family="paragraph" style:parent-style-name="List_20_Paragraph">
      <style:paragraph-properties fo:margin-left="0.25in" fo:margin-top="0in" fo:margin-bottom="0in" style:contextual-spacing="false"/>
      <style:text-properties officeooo:paragraph-rsid="0022f54f"/>
    </style:style>
    <style:style style:name="P17" style:family="paragraph" style:parent-style-name="List_20_Paragraph">
      <style:paragraph-properties fo:margin-left="0in" fo:margin-top="0in" fo:margin-bottom="0in" style:contextual-spacing="false"/>
      <style:text-properties officeooo:paragraph-rsid="0022f54f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22f54f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officeooo:paragraph-rsid="002e7541" style:font-weight-asian="bold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2a74bb"/>
    </style:style>
    <style:style style:name="P2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2a74bb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23" style:family="paragraph" style:parent-style-name="Standard">
      <style:paragraph-properties fo:margin-top="0in" fo:margin-bottom="0in" style:contextual-spacing="false" fo:break-before="page"/>
      <style:text-properties officeooo:paragraph-rsid="001f5c98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63f59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26" style:family="paragraph" style:parent-style-name="Table_20_Contents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27" style:family="paragraph" style:parent-style-name="Standard">
      <style:paragraph-properties fo:margin-top="0in" fo:margin-bottom="0in" style:contextual-spacing="false"/>
      <style:text-properties officeooo:paragraph-rsid="003b7d4e"/>
    </style:style>
    <style:style style:name="P28" style:family="paragraph" style:parent-style-name="Standard">
      <style:paragraph-properties fo:margin-top="0in" fo:margin-bottom="0in" style:contextual-spacing="false"/>
      <style:text-properties officeooo:paragraph-rsid="003f7eca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fo:font-size="16pt" officeooo:rsid="0043c1a2" officeooo:paragraph-rsid="0043c1a2" style:font-size-asian="11pt" style:font-size-complex="11pt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fo:font-size="16pt" officeooo:paragraph-rsid="004354f1" style:font-size-asian="11pt" style:font-size-complex="11pt"/>
    </style:style>
    <style:style style:name="P31" style:family="paragraph" style:parent-style-name="Standard">
      <style:paragraph-properties fo:margin-top="0in" fo:margin-bottom="0in" style:contextual-spacing="false"/>
      <style:text-properties fo:font-size="16pt" officeooo:paragraph-rsid="00482af3"/>
    </style:style>
    <style:style style:name="P32" style:family="paragraph" style:parent-style-name="Standard">
      <style:paragraph-properties fo:margin-top="0in" fo:margin-bottom="0in" style:contextual-spacing="false"/>
      <style:text-properties fo:font-size="16pt" officeooo:rsid="00482af3" officeooo:paragraph-rsid="00482af3"/>
    </style:style>
    <style:style style:name="P33" style:family="paragraph" style:parent-style-name="Standard">
      <style:paragraph-properties fo:margin-top="0in" fo:margin-bottom="0in" style:contextual-spacing="false"/>
      <style:text-properties fo:font-size="16pt" officeooo:paragraph-rsid="004aebc1"/>
    </style:style>
    <style:style style:name="P3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6pt" officeooo:paragraph-rsid="004aebc1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a74bb" officeooo:paragraph-rsid="002a74bb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c488d" officeooo:paragraph-rsid="002c488d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officeooo:rsid="002e058a" officeooo:paragraph-rsid="002e058a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/>
    </style:style>
    <style:style style:name="P39" style:family="paragraph" style:parent-style-name="Table_20_Contents">
      <style:paragraph-properties fo:text-align="center" style:justify-single-word="false"/>
      <style:text-properties fo:font-size="16pt"/>
    </style:style>
    <style:style style:name="P40" style:family="paragraph" style:parent-style-name="Table_20_Contents">
      <style:paragraph-properties fo:text-align="center" style:justify-single-word="false"/>
      <style:text-properties fo:font-size="16pt" officeooo:rsid="004aebc1" officeooo:paragraph-rsid="004aebc1"/>
    </style:style>
    <style:style style:name="P41" style:family="paragraph" style:parent-style-name="Table_20_Contents">
      <style:paragraph-properties fo:text-align="justify" style:justify-single-word="false"/>
      <style:text-properties fo:font-size="16pt" officeooo:rsid="004aebc1" officeooo:paragraph-rsid="004aebc1"/>
    </style:style>
    <style:style style:name="P42" style:family="paragraph" style:parent-style-name="Table_20_Contents">
      <style:paragraph-properties fo:text-align="start" style:justify-single-word="false"/>
      <style:text-properties fo:font-size="16pt" officeooo:rsid="004aebc1" officeooo:paragraph-rsid="004aebc1"/>
    </style:style>
    <style:style style:name="P43" style:family="paragraph" style:parent-style-name="Table_20_Contents">
      <style:paragraph-properties fo:text-align="justify" style:justify-single-word="false"/>
      <style:text-properties fo:font-size="16pt"/>
    </style:style>
    <style:style style:name="P44" style:family="paragraph" style:parent-style-name="Table_20_Contents">
      <style:paragraph-properties fo:text-align="justify" style:justify-single-word="false"/>
      <style:text-properties fo:font-size="16pt" officeooo:rsid="004b6214" officeooo:paragraph-rsid="004b6214"/>
    </style:style>
    <style:style style:name="P45" style:family="paragraph" style:parent-style-name="Standard">
      <style:paragraph-properties fo:margin-top="0in" fo:margin-bottom="0in" style:contextual-spacing="false"/>
      <style:text-properties fo:font-size="14pt" officeooo:paragraph-rsid="0046ac46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size="14pt" officeooo:paragraph-rsid="0046ac46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officeooo:paragraph-rsid="0046ac46" style:font-size-asian="14pt" style:font-size-complex="14pt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046ac46" officeooo:paragraph-rsid="0046ac46" style:font-size-asian="18pt" style:font-size-complex="18pt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officeooo:rsid="0046fc69" officeooo:paragraph-rsid="0046fc69" style:font-size-asian="18pt" style:font-size-complex="18pt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4pt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font-size="14pt" style:font-size-asian="18pt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4d5abd" officeooo:paragraph-rsid="004d5abd" style:font-size-asian="18pt" style:font-size-complex="18pt"/>
    </style:style>
    <style:style style:name="P53" style:family="paragraph" style:parent-style-name="Table_20_Contents">
      <style:text-properties fo:font-size="14pt" officeooo:rsid="004d5abd" officeooo:paragraph-rsid="004d5abd" style:font-size-asian="18pt" style:font-size-complex="18pt"/>
    </style:style>
    <style:style style:name="P54" style:family="paragraph" style:parent-style-name="Table_20_Contents">
      <style:text-properties fo:font-size="14pt" style:font-size-asian="18pt" style:font-size-complex="18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4daac6" officeooo:paragraph-rsid="004daac6" style:font-size-asian="18pt" style:font-size-complex="18pt"/>
    </style:style>
    <style:style style:name="P56" style:family="paragraph" style:parent-style-name="Table_20_Contents">
      <style:text-properties fo:font-size="14pt" officeooo:rsid="004daac6" officeooo:paragraph-rsid="004daac6" style:font-size-asian="18pt" style:font-size-complex="18pt"/>
    </style:style>
    <style:style style:name="P57" style:family="paragraph" style:parent-style-name="Table_20_Contents">
      <style:text-properties fo:font-size="14pt" officeooo:rsid="004daac6" officeooo:paragraph-rsid="004ed3ca" style:font-size-asian="18pt" style:font-size-complex="18pt"/>
    </style:style>
    <style:style style:name="P58" style:family="paragraph" style:parent-style-name="Table_20_Contents">
      <style:text-properties fo:font-size="14pt" officeooo:rsid="004ed3ca" officeooo:paragraph-rsid="004ed3ca" style:font-size-asian="18pt" style:font-size-complex="18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rsid="004aebc1" officeooo:paragraph-rsid="004aebc1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4b6214" officeooo:paragraph-rsid="004b6214"/>
    </style:style>
    <style:style style:name="P6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style:font-size-asian="10pt" style:font-size-complex="10pt"/>
    </style:style>
    <style:style style:name="P6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3f59" officeooo:paragraph-rsid="00263f59" style:font-size-asian="10pt" style:font-size-complex="10pt"/>
    </style:style>
    <style:style style:name="P63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81e5f" officeooo:paragraph-rsid="00281e5f" style:font-size-asian="10pt" style:font-size-complex="10pt"/>
    </style:style>
    <style:style style:name="P6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9171" officeooo:paragraph-rsid="00269171" style:font-size-asian="10pt" style:font-size-complex="10pt"/>
    </style:style>
    <style:style style:name="P6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7dbce" officeooo:paragraph-rsid="0027dbce" style:font-size-asian="10pt" style:font-size-complex="10pt"/>
    </style:style>
    <style:style style:name="P6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rsid="0026e09f" officeooo:paragraph-rsid="0026e09f" style:font-size-asian="10pt" style:font-size-complex="10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officeooo:paragraph-rsid="004d5abd"/>
    </style:style>
    <style:style style:name="P68" style:family="paragraph" style:parent-style-name="Standard">
      <style:paragraph-properties fo:margin-top="0in" fo:margin-bottom="0in" style:contextual-spacing="false"/>
      <style:text-properties style:font-name="Times New Roman" fo:font-size="14pt" fo:font-weight="normal" officeooo:rsid="00451f6c" officeooo:paragraph-rsid="0046ac46" style:font-size-asian="14pt" style:font-weight-asian="normal" style:font-name-complex="Times New Roman1" style:font-size-complex="14pt" style:font-weight-complex="normal"/>
    </style:style>
    <style:style style:name="P69" style:family="paragraph" style:parent-style-name="Text_20_body">
      <style:paragraph-properties fo:margin-top="0in" fo:margin-bottom="0in" style:contextual-spacing="false"/>
      <style:text-properties style:font-name="Times New Roman" fo:font-size="16pt" fo:font-weight="normal" officeooo:rsid="00451f6c" officeooo:paragraph-rsid="00451f6c" style:font-size-asian="11pt" style:font-weight-asian="normal" style:font-name-complex="Times New Roman1" style:font-size-complex="11pt" style:font-weight-complex="normal"/>
    </style:style>
    <style:style style:name="P70" style:family="paragraph" style:parent-style-name="Text_20_body">
      <style:paragraph-properties fo:margin-top="0in" fo:margin-bottom="0in" style:contextual-spacing="false"/>
      <style:text-properties style:font-name="Times New Roman" fo:font-size="16pt" fo:font-weight="normal" officeooo:rsid="0046fc69" officeooo:paragraph-rsid="0046fc69" style:font-size-asian="11pt" style:font-weight-asian="normal" style:font-name-complex="Times New Roman1" style:font-size-complex="11pt" style:font-weight-complex="normal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75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7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0c53e"/>
    </style:style>
    <style:style style:name="P79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1511b"/>
    </style:style>
    <style:style style:name="P80" style:family="paragraph" style:parent-style-name="Standard">
      <style:paragraph-properties fo:margin-top="0in" fo:margin-bottom="0in" style:contextual-spacing="false"/>
      <style:text-properties officeooo:rsid="0020c53e" officeooo:paragraph-rsid="0020c53e"/>
    </style:style>
    <style:style style:name="P8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0c53e"/>
    </style:style>
    <style:style style:name="P8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1511b"/>
    </style:style>
    <style:style style:name="P83" style:family="paragraph" style:parent-style-name="Standard">
      <style:paragraph-properties fo:margin-top="0in" fo:margin-bottom="0in" style:contextual-spacing="false" fo:break-before="page"/>
      <style:text-properties officeooo:rsid="0021511b" officeooo:paragraph-rsid="0021511b"/>
    </style:style>
    <style:style style:name="P84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8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86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rsid="002e7541" officeooo:paragraph-rsid="002e7541"/>
    </style:style>
    <style:style style:name="P87" style:family="paragraph" style:parent-style-name="Standard">
      <style:paragraph-properties fo:margin-top="0in" fo:margin-bottom="0in" style:contextual-spacing="false" fo:text-align="justify" style:justify-single-word="false"/>
      <style:text-properties officeooo:rsid="002e7541" officeooo:paragraph-rsid="002e7541"/>
    </style:style>
    <style:style style:name="P88" style:family="paragraph" style:parent-style-name="Table_20_Contents">
      <style:paragraph-properties fo:margin-top="0in" fo:margin-bottom="0in" style:contextual-spacing="false" fo:text-align="justify" style:justify-single-word="false"/>
      <style:text-properties officeooo:rsid="002e7541" officeooo:paragraph-rsid="002e7541"/>
    </style:style>
    <style:style style:name="P8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e7541" officeooo:paragraph-rsid="002e7541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style:text-line-through-style="solid" style:text-line-through-type="single" fo:font-size="14pt" officeooo:paragraph-rsid="0046ac46" style:font-size-asian="14pt" style:font-size-complex="14pt"/>
    </style:style>
    <style:style style:name="P9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0pt" officeooo:paragraph-rsid="004aebc1"/>
    </style:style>
    <style:style style:name="P9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8pt" officeooo:rsid="00482af3" officeooo:paragraph-rsid="00482af3" style:font-size-asian="18pt" style:font-size-complex="18pt"/>
    </style:style>
    <style:style style:name="P93" style:family="paragraph" style:parent-style-name="Table_20_Contents">
      <style:paragraph-properties fo:margin-top="0in" fo:margin-bottom="0in" style:contextual-spacing="false"/>
      <style:text-properties fo:font-size="18pt" officeooo:rsid="00482af3" officeooo:paragraph-rsid="00482af3" style:font-size-asian="18pt" style:font-size-complex="18pt"/>
    </style:style>
    <style:style style:name="P94" style:family="paragraph" style:parent-style-name="Table_20_Contents">
      <style:paragraph-properties fo:margin-top="0in" fo:margin-bottom="0in" style:contextual-spacing="false"/>
      <style:text-properties fo:font-size="18pt" style:font-size-asian="18pt" style:font-size-complex="18pt"/>
    </style:style>
    <style:style style:name="P95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8pt" style:font-size-complex="18pt"/>
    </style:style>
    <style:style style:name="P97" style:family="paragraph" style:parent-style-name="Text_20_body">
      <style:paragraph-properties fo:margin-top="0in" fo:margin-bottom="0in" style:contextual-spacing="false"/>
      <style:text-properties fo:font-size="18pt" officeooo:rsid="001c71a4" officeooo:paragraph-rsid="001c71a4" style:font-size-asian="12pt" style:font-size-complex="12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2pt" style:font-size-complex="12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officeooo:paragraph-rsid="0022f54f" style:font-size-asian="12pt" style:font-size-complex="12pt"/>
    </style:style>
    <style:style style:name="P100" style:family="paragraph" style:parent-style-name="Table_20_Contents">
      <style:paragraph-properties fo:margin-top="0in" fo:margin-bottom="0in" style:contextual-spacing="false"/>
      <style:text-properties officeooo:rsid="004a1d3d" officeooo:paragraph-rsid="004a1d3d"/>
    </style:style>
    <style:style style:name="P10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00275"/>
    </style:style>
    <style:style style:name="P10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1511b"/>
    </style:style>
    <style:style style:name="P10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73a9" officeooo:paragraph-rsid="002073a9"/>
    </style:style>
    <style:style style:name="P10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c016" officeooo:paragraph-rsid="0021c016"/>
    </style:style>
    <style:style style:name="P10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a954" officeooo:paragraph-rsid="0021a954"/>
    </style:style>
    <style:style style:name="P10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f738b" officeooo:paragraph-rsid="002f738b"/>
    </style:style>
    <style:style style:name="P10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0a063" officeooo:paragraph-rsid="0030a063" style:font-size-asian="12pt" style:font-size-complex="12pt"/>
    </style:style>
    <style:style style:name="P10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style:font-size-asian="12pt" style:font-size-complex="12pt"/>
    </style:style>
    <style:style style:name="P10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755d7" officeooo:paragraph-rsid="003755d7" style:font-size-asian="12pt" style:font-size-complex="12pt"/>
    </style:style>
    <style:style style:name="P11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8fad4" officeooo:paragraph-rsid="0038fad4" style:font-size-asian="12pt" style:font-size-complex="12pt"/>
    </style:style>
    <style:style style:name="P11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288cb" officeooo:paragraph-rsid="003288cb" style:font-size-asian="12pt" style:font-size-complex="12pt"/>
    </style:style>
    <style:style style:name="P11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52250" officeooo:paragraph-rsid="00352250" style:font-size-asian="12pt" style:font-size-complex="12pt"/>
    </style:style>
    <style:style style:name="P11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4b93f" officeooo:paragraph-rsid="0034b93f" style:font-size-asian="12pt" style:font-size-complex="12pt"/>
    </style:style>
    <style:style style:name="P11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651be" officeooo:paragraph-rsid="003651be" style:font-size-asian="12pt" style:font-size-complex="12pt"/>
    </style:style>
    <style:style style:name="P11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2pt" officeooo:rsid="003307b3" officeooo:paragraph-rsid="003307b3" style:font-size-asian="12pt" style:font-size-complex="12pt"/>
    </style:style>
    <style:style style:name="P11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7d4e" officeooo:paragraph-rsid="003b7d4e"/>
    </style:style>
    <style:style style:name="P11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7d4e" officeooo:paragraph-rsid="00412338"/>
    </style:style>
    <style:style style:name="P11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cfd52" officeooo:paragraph-rsid="003cfd52"/>
    </style:style>
    <style:style style:name="P11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d9ddf" officeooo:paragraph-rsid="003d9ddf"/>
    </style:style>
    <style:style style:name="P12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f2323" officeooo:paragraph-rsid="003f2323"/>
    </style:style>
    <style:style style:name="P12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cbbd1"/>
    </style:style>
    <style:style style:name="P12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bf121"/>
    </style:style>
    <style:style style:name="P12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bf121" officeooo:paragraph-rsid="003bfcd7"/>
    </style:style>
    <style:style style:name="P12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cbbd1" officeooo:paragraph-rsid="003cbbd1"/>
    </style:style>
    <style:style style:name="P12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f7eca" officeooo:paragraph-rsid="003f7eca"/>
    </style:style>
    <style:style style:name="P12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412338" officeooo:paragraph-rsid="00412338"/>
    </style:style>
    <style:style style:name="P127" style:family="paragraph" style:parent-style-name="Text_20_body">
      <style:paragraph-properties fo:margin-top="0in" fo:margin-bottom="0in" style:contextual-spacing="false"/>
      <style:text-properties officeooo:rsid="002555c2" officeooo:paragraph-rsid="002555c2"/>
    </style:style>
    <style:style style:name="P128" style:family="paragraph" style:parent-style-name="Text_20_body">
      <style:paragraph-properties fo:margin-top="0in" fo:margin-bottom="0in" style:contextual-spacing="false"/>
      <style:text-properties officeooo:rsid="00281e5f" officeooo:paragraph-rsid="00281e5f"/>
    </style:style>
    <style:style style:name="P129" style:family="paragraph" style:parent-style-name="Text_20_body">
      <style:paragraph-properties fo:margin-top="0in" fo:margin-bottom="0in" style:contextual-spacing="false"/>
      <style:text-properties officeooo:rsid="0043c1a2" officeooo:paragraph-rsid="0043c1a2"/>
    </style:style>
    <style:style style:name="P130" style:family="paragraph" style:parent-style-name="Text_20_body">
      <style:paragraph-properties fo:margin-top="0in" fo:margin-bottom="0in" style:contextual-spacing="false"/>
      <style:text-properties fo:font-weight="normal" officeooo:rsid="00451f6c" officeooo:paragraph-rsid="00451f6c" style:font-weight-asian="normal" style:font-weight-complex="normal"/>
    </style:style>
    <style:style style:name="P131" style:family="paragraph" style:parent-style-name="Text_20_body">
      <style:text-properties officeooo:rsid="004d5abd" officeooo:paragraph-rsid="004d5abd"/>
    </style:style>
    <style:style style:name="P13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rsid="004d5abd" officeooo:paragraph-rsid="004ed3ca"/>
    </style:style>
    <style:style style:name="P13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4ed3ca"/>
    </style:style>
    <style:style style:name="P134" style:family="paragraph" style:parent-style-name="Text_20_body">
      <style:text-properties officeooo:paragraph-rsid="004d5abd"/>
    </style:style>
    <style:style style:name="P135" style:family="paragraph" style:parent-style-name="Heading_20_1">
      <style:paragraph-properties fo:margin-top="0in" fo:margin-bottom="0in" style:contextual-spacing="false"/>
      <style:text-properties fo:font-size="28pt" officeooo:rsid="001b2b27" officeooo:paragraph-rsid="001f5c98" style:font-size-asian="18pt" style:font-size-complex="18pt"/>
    </style:style>
    <style:style style:name="P136" style:family="paragraph" style:parent-style-name="Heading_20_1">
      <style:paragraph-properties fo:margin-top="0in" fo:margin-bottom="0in" style:contextual-spacing="false" fo:break-before="page"/>
      <style:text-properties fo:font-size="28pt" officeooo:rsid="001b2b27" officeooo:paragraph-rsid="001f5c98" style:font-size-asian="18pt" style:font-size-complex="18pt"/>
    </style:style>
    <style:style style:name="P137" style:family="paragraph" style:parent-style-name="Heading_20_1">
      <style:paragraph-properties fo:margin-top="0in" fo:margin-bottom="0in" style:contextual-spacing="false" fo:break-before="page"/>
    </style:style>
    <style:style style:name="P138" style:family="paragraph" style:parent-style-name="Heading_20_1">
      <style:paragraph-properties fo:margin-top="0in" fo:margin-bottom="0in" style:contextual-spacing="false"/>
    </style:style>
    <style:style style:name="P139" style:family="paragraph" style:parent-style-name="Heading_20_1" style:list-style-name="">
      <style:paragraph-properties fo:margin-top="0in" fo:margin-bottom="0in" style:contextual-spacing="false"/>
    </style:style>
    <style:style style:name="P140" style:family="paragraph" style:parent-style-name="Heading_20_1">
      <style:paragraph-properties fo:margin-top="0in" fo:margin-bottom="0in" style:contextual-spacing="false"/>
      <style:text-properties officeooo:paragraph-rsid="00451f6c"/>
    </style:style>
    <style:style style:name="P141" style:family="paragraph" style:parent-style-name="Heading_20_1">
      <style:paragraph-properties fo:margin-top="0in" fo:margin-bottom="0in" style:contextual-spacing="false" fo:break-before="page"/>
      <style:text-properties officeooo:rsid="00482af3" officeooo:paragraph-rsid="00482af3"/>
    </style:style>
    <style:style style:name="P142" style:family="paragraph" style:parent-style-name="Heading_20_1">
      <style:paragraph-properties fo:break-before="page"/>
      <style:text-properties officeooo:rsid="004d5abd" officeooo:paragraph-rsid="004d5abd"/>
    </style:style>
    <style:style style:name="P143" style:family="paragraph" style:parent-style-name="Heading_20_1">
      <style:paragraph-properties fo:break-before="page"/>
    </style:style>
    <style:style style:name="P144" style:family="paragraph" style:parent-style-name="Heading_20_2">
      <style:paragraph-properties fo:margin-top="0in" fo:margin-bottom="0in" style:contextual-spacing="false"/>
    </style:style>
    <style:style style:name="P145" style:family="paragraph" style:parent-style-name="Heading_20_2">
      <style:paragraph-properties fo:margin-top="0in" fo:margin-bottom="0in" style:contextual-spacing="false"/>
      <style:text-properties officeooo:paragraph-rsid="001df51f"/>
    </style:style>
    <style:style style:name="P146" style:family="paragraph" style:parent-style-name="Heading_20_2">
      <style:paragraph-properties fo:margin-top="0in" fo:margin-bottom="0in" style:contextual-spacing="false"/>
      <style:text-properties officeooo:paragraph-rsid="002e7541"/>
    </style:style>
    <style:style style:name="P147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148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149" style:family="paragraph" style:parent-style-name="List_20_Paragraph" style:list-style-name="WWNum7" style:master-page-name="">
      <loext:graphic-properties draw:fill="none"/>
      <style:paragraph-properties fo:margin-left="0.25in" fo:margin-right="0in" fo:margin-top="0in" fo:margin-bottom="0in" style:contextual-spacing="false" fo:text-indent="-0.3118in" style:auto-text-indent="false" style:page-number="auto" fo:background-color="transparent"/>
      <style:text-properties fo:font-size="15pt" officeooo:paragraph-rsid="0020c53e" style:font-size-asian="15pt" style:font-size-complex="15pt"/>
    </style:style>
    <style:style style:name="P150" style:family="paragraph" style:parent-style-name="List_20_Paragraph" style:list-style-name="WWNum8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51" style:family="paragraph" style:parent-style-name="List_20_Paragraph" style:list-style-name="WWNum2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52" style:family="paragraph" style:parent-style-name="List_20_Paragraph" style:list-style-name="WWNum3">
      <style:paragraph-properties fo:margin-left="0.25in" fo:margin-top="0in" fo:margin-bottom="0in" style:contextual-spacing="false" fo:text-indent="-0.25in" style:auto-text-indent="false"/>
      <style:text-properties officeooo:paragraph-rsid="0022f54f"/>
    </style:style>
    <style:style style:name="P153" style:family="paragraph" style:parent-style-name="List_20_Paragraph" style:list-style-name="WWNum4">
      <style:paragraph-properties fo:margin-top="0in" fo:margin-bottom="0in" style:contextual-spacing="false"/>
      <style:text-properties fo:font-weight="bold" officeooo:rsid="0022f54f" officeooo:paragraph-rsid="0022f54f" style:font-weight-asian="bold"/>
    </style:style>
    <style:style style:name="P154" style:family="paragraph" style:parent-style-name="List_20_Paragraph" style:list-style-name="WWNum1">
      <style:paragraph-properties fo:margin-top="0in" fo:margin-bottom="0in" style:contextual-spacing="false"/>
      <style:text-properties officeooo:paragraph-rsid="002a74bb"/>
    </style:style>
    <style:style style:name="P155" style:family="paragraph" style:parent-style-name="List_20_Paragraph" style:list-style-name="L6">
      <style:paragraph-properties fo:margin-top="0in" fo:margin-bottom="0in" style:contextual-spacing="true" fo:line-height="100%" fo:text-align="justify" style:justify-single-word="false"/>
      <style:text-properties officeooo:paragraph-rsid="004ed3ca"/>
    </style:style>
    <style:style style:name="P156" style:family="paragraph" style:parent-style-name="List_20_Paragraph" style:list-style-name="L6">
      <style:paragraph-properties fo:margin-top="0in" fo:margin-bottom="0in" style:contextual-spacing="true" fo:line-height="100%" fo:text-align="justify" style:justify-single-word="false"/>
      <style:text-properties officeooo:paragraph-rsid="00535ebf"/>
    </style:style>
    <style:style style:name="P157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158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59" style:family="paragraph" style:parent-style-name="Standard">
      <style:paragraph-properties fo:margin-top="0in" fo:margin-bottom="0in" style:contextual-spacing="false"/>
      <style:text-properties officeooo:paragraph-rsid="0022f54f"/>
    </style:style>
    <style:style style:name="P16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63f59"/>
    </style:style>
    <style:style style:name="P161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e7541"/>
    </style:style>
    <style:style style:name="P162" style:family="paragraph" style:parent-style-name="Standard">
      <style:paragraph-properties fo:margin-top="0in" fo:margin-bottom="0in" style:contextual-spacing="false"/>
      <style:text-properties officeooo:paragraph-rsid="002a74bb"/>
    </style:style>
    <style:style style:name="P163" style:family="paragraph" style:parent-style-name="Standard">
      <style:paragraph-properties fo:margin-top="0in" fo:margin-bottom="0in" style:contextual-spacing="false" fo:break-before="page"/>
      <style:text-properties officeooo:paragraph-rsid="003b7d4e"/>
    </style:style>
    <style:style style:name="P164" style:family="paragraph" style:parent-style-name="Standard">
      <style:paragraph-properties fo:margin-top="0in" fo:margin-bottom="0in" style:contextual-spacing="false"/>
      <style:text-properties officeooo:paragraph-rsid="003f7eca"/>
    </style:style>
    <style:style style:name="P165" style:family="paragraph" style:parent-style-name="Standard">
      <style:paragraph-properties fo:margin-top="0in" fo:margin-bottom="0in" style:contextual-spacing="false"/>
      <style:text-properties fo:font-size="16pt" officeooo:paragraph-rsid="004354f1"/>
    </style:style>
    <style:style style:name="P166" style:family="paragraph" style:parent-style-name="Standard">
      <style:paragraph-properties fo:margin-top="0in" fo:margin-bottom="0in" style:contextual-spacing="false"/>
      <style:text-properties fo:font-size="16pt" officeooo:paragraph-rsid="004354f1" style:font-size-asian="11pt" style:font-size-complex="11pt"/>
    </style:style>
    <style:style style:name="P167" style:family="paragraph" style:parent-style-name="Standard">
      <style:paragraph-properties fo:margin-top="0in" fo:margin-bottom="0in" style:contextual-spacing="false"/>
      <style:text-properties fo:font-size="16pt" officeooo:paragraph-rsid="00482af3"/>
    </style:style>
    <style:style style:name="P168" style:family="paragraph" style:parent-style-name="Standard">
      <style:paragraph-properties fo:margin-top="0in" fo:margin-bottom="0in" style:contextual-spacing="false"/>
      <style:text-properties fo:font-size="16pt" officeooo:paragraph-rsid="004aebc1"/>
    </style:style>
    <style:style style:name="P16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5pt" fo:language="pl" fo:country="PL" officeooo:paragraph-rsid="004354f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0" style:family="paragraph" style:parent-style-name="Standard">
      <style:paragraph-properties fo:margin-top="0in" fo:margin-bottom="0in" style:contextual-spacing="false"/>
      <style:text-properties fo:font-size="14pt" officeooo:paragraph-rsid="0046ac46"/>
    </style:style>
    <style:style style:name="P17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4ed3ca"/>
    </style:style>
    <style:style style:name="P172" style:family="paragraph" style:parent-style-name="Standard" style:list-style-name="L6">
      <style:paragraph-properties fo:margin-top="0in" fo:margin-bottom="0in" style:contextual-spacing="false" fo:line-height="100%" fo:text-align="justify" style:justify-single-word="false"/>
      <style:text-properties officeooo:paragraph-rsid="004ed3ca"/>
    </style:style>
    <style:style style:name="P173" style:family="paragraph" style:parent-style-name="Table_20_Contents">
      <style:text-properties fo:font-size="16pt" style:font-size-asian="18pt" style:font-size-complex="18pt"/>
    </style:style>
    <style:style style:name="P174" style:family="paragraph" style:parent-style-name="Table_20_Contents">
      <style:text-properties fo:font-size="16pt" officeooo:rsid="00535ebf" officeooo:paragraph-rsid="00535ebf" style:font-size-asian="18pt" style:font-size-complex="18pt"/>
    </style:style>
    <style:style style:name="P175" style:family="paragraph" style:parent-style-name="Table_20_Contents">
      <style:text-properties fo:font-size="16pt" officeooo:paragraph-rsid="00535ebf" style:font-size-asian="18pt" style:font-size-complex="18pt"/>
    </style:style>
    <style:style style:name="P176" style:family="paragraph" style:parent-style-name="Table_20_Contents">
      <style:text-properties fo:font-size="16pt" officeooo:rsid="00539623" officeooo:paragraph-rsid="00539623" style:font-size-asian="18pt" style:font-size-complex="18pt"/>
    </style:style>
    <style:style style:name="P177" style:family="paragraph" style:parent-style-name="Table_20_Contents">
      <style:text-properties fo:font-size="16pt" officeooo:rsid="005578ce" officeooo:paragraph-rsid="005578ce" style:font-size-asian="18pt" style:font-size-complex="18pt"/>
    </style:style>
    <style:style style:name="P178" style:family="paragraph" style:parent-style-name="Table_20_Contents">
      <style:text-properties fo:font-size="14pt" style:font-size-asian="18pt" style:font-size-complex="18pt"/>
    </style:style>
    <style:style style:name="P179" style:family="paragraph" style:parent-style-name="Table_20_Contents">
      <style:text-properties fo:font-size="14pt" officeooo:rsid="00535ebf" officeooo:paragraph-rsid="00535ebf" style:font-size-asian="18pt" style:font-size-complex="18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0535ebf" officeooo:paragraph-rsid="00535ebf" style:font-size-asian="18pt" style:font-size-complex="18pt"/>
    </style:style>
    <style:style style:name="P181" style:family="paragraph" style:parent-style-name="Table_20_Contents">
      <style:text-properties fo:font-size="14pt" officeooo:rsid="00564200" officeooo:paragraph-rsid="00564200" style:font-size-asian="18pt" style:font-size-complex="18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564200" officeooo:paragraph-rsid="00564200" style:font-size-asian="18pt" style:font-size-complex="18pt"/>
    </style:style>
    <style:style style:name="P183" style:family="paragraph" style:parent-style-name="Table_20_Contents">
      <style:paragraph-properties fo:text-align="center" style:justify-single-word="false"/>
      <style:text-properties fo:font-size="14pt" style:font-size-asian="18pt" style:font-size-complex="18pt"/>
    </style:style>
    <style:style style:name="P184" style:family="paragraph" style:parent-style-name="Table_20_Contents">
      <style:text-properties fo:font-size="14pt" officeooo:rsid="0057cc4e" officeooo:paragraph-rsid="0057cc4e" style:font-size-asian="18pt" style:font-size-complex="18pt"/>
    </style:style>
    <style:style style:name="P185" style:family="paragraph" style:parent-style-name="Text_20_body">
      <style:text-properties officeooo:rsid="004d5abd" officeooo:paragraph-rsid="004d5abd"/>
    </style:style>
    <style:style style:name="P186" style:family="paragraph" style:parent-style-name="Text_20_body">
      <style:text-properties officeooo:rsid="0050193a" officeooo:paragraph-rsid="0050193a"/>
    </style:style>
    <style:style style:name="P187" style:family="paragraph" style:parent-style-name="Text_20_body">
      <style:paragraph-properties fo:break-before="page"/>
    </style:style>
    <style:style style:name="P188" style:family="paragraph" style:parent-style-name="Text_20_body" style:list-style-name="L2">
      <loext:graphic-properties draw:fill="none"/>
      <style:paragraph-properties fo:margin-left="0.3752in" fo:margin-right="0in" fo:margin-top="0in" fo:margin-bottom="0in" style:contextual-spacing="false" fo:line-height="115%" fo:text-indent="-0.3118in" style:auto-text-indent="false" fo:background-color="transparent">
        <style:tab-stops>
          <style:tab-stop style:position="-0.0693in"/>
        </style:tab-stops>
      </style:paragraph-properties>
    </style:style>
    <style:style style:name="P189" style:family="paragraph" style:parent-style-name="Text_20_body" style:list-style-name="L2" style:master-page-name="">
      <loext:graphic-properties draw:fill="none"/>
      <style:paragraph-properties fo:margin-left="0.3752in" fo:margin-right="0in" fo:margin-top="0in" fo:margin-bottom="0in" style:contextual-spacing="false" fo:line-height="115%" fo:text-indent="-0.3118in" style:auto-text-indent="false" style:page-number="auto" fo:background-color="transparent">
        <style:tab-stops>
          <style:tab-stop style:position="-0.0693in"/>
        </style:tab-stops>
      </style:paragraph-properties>
      <style:text-properties officeooo:paragraph-rsid="0051dcca"/>
    </style:style>
    <style:style style:name="P190" style:family="paragraph" style:parent-style-name="Text_20_body" style:list-style-name="L10" style:master-page-name="">
      <loext:graphic-properties draw:fill="none"/>
      <style:paragraph-properties fo:margin-left="0.75in" fo:margin-right="0in" fo:margin-top="0in" fo:margin-bottom="0in" style:contextual-spacing="false" fo:line-height="115%" fo:text-indent="-0.3752in" style:auto-text-indent="false" style:page-number="auto" fo:background-color="transparent"/>
    </style:style>
    <style:style style:name="P191" style:family="paragraph" style:parent-style-name="Text_20_body" style:list-style-name="L10">
      <loext:graphic-properties draw:fill="none"/>
      <style:paragraph-properties fo:margin-left="0.75in" fo:margin-right="0in" fo:margin-top="0in" fo:margin-bottom="0in" style:contextual-spacing="false" fo:line-height="115%" fo:text-indent="-0.3752in" style:auto-text-indent="false" fo:background-color="transparent"/>
    </style:style>
    <style:style style:name="P192" style:family="paragraph" style:parent-style-name="Text_20_body">
      <style:text-properties officeooo:rsid="005578ce" officeooo:paragraph-rsid="005578ce"/>
    </style:style>
    <style:style style:name="P193" style:family="paragraph" style:parent-style-name="Text_20_body" style:list-style-name="WWNum5"/>
    <style:style style:name="T1" style:family="text">
      <style:text-properties officeooo:rsid="001c71a4"/>
    </style:style>
    <style:style style:name="T2" style:family="text">
      <style:text-properties officeooo:rsid="001df51f"/>
    </style:style>
    <style:style style:name="T3" style:family="text">
      <style:text-properties officeooo:rsid="001f5c9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2f54f" style:font-weight-asian="bold"/>
    </style:style>
    <style:style style:name="T6" style:family="text">
      <style:text-properties fo:font-weight="bold" officeooo:rsid="002a74bb" style:font-weight-asian="bold"/>
    </style:style>
    <style:style style:name="T7" style:family="text">
      <style:text-properties fo:font-weight="bold" officeooo:rsid="004354f1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officeooo:rsid="0020c53e"/>
    </style:style>
    <style:style style:name="T11" style:family="text">
      <style:text-properties officeooo:rsid="0021511b"/>
    </style:style>
    <style:style style:name="T12" style:family="text">
      <style:text-properties officeooo:rsid="002555c2"/>
    </style:style>
    <style:style style:name="T13" style:family="text">
      <style:text-properties officeooo:rsid="0025be6d"/>
    </style:style>
    <style:style style:name="T14" style:family="text">
      <style:text-properties officeooo:rsid="00263f59"/>
    </style:style>
    <style:style style:name="T15" style:family="text">
      <style:text-properties officeooo:rsid="00291ed7"/>
    </style:style>
    <style:style style:name="T16" style:family="text">
      <style:text-properties officeooo:rsid="002e7541"/>
    </style:style>
    <style:style style:name="T17" style:family="text">
      <style:text-properties officeooo:rsid="002f738b"/>
    </style:style>
    <style:style style:name="T18" style:family="text">
      <style:text-properties officeooo:rsid="003b7d4e"/>
    </style:style>
    <style:style style:name="T19" style:family="text">
      <style:text-properties officeooo:rsid="003bfcd7"/>
    </style:style>
    <style:style style:name="T20" style:family="text">
      <style:text-properties officeooo:rsid="003f2323"/>
    </style:style>
    <style:style style:name="T21" style:family="text">
      <style:text-properties officeooo:rsid="00412338"/>
    </style:style>
    <style:style style:name="T22" style:family="text">
      <style:text-properties style:font-name="Times New Roman" fo:font-weight="bold" style:font-weight-asian="bold" style:font-name-complex="Times New Roman1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font-size="16pt" fo:font-weight="bold" style:font-size-asian="11pt" style:font-weight-asian="bold" style:font-name-complex="Times New Roman1" style:font-size-complex="11pt"/>
    </style:style>
    <style:style style:name="T25" style:family="text">
      <style:text-properties style:font-name="Times New Roman" fo:font-size="16pt" fo:font-weight="bold" officeooo:rsid="0043c1a2" style:font-size-asian="11pt" style:font-weight-asian="bold" style:font-name-complex="Times New Roman1" style:font-size-complex="11pt"/>
    </style:style>
    <style:style style:name="T26" style:family="text">
      <style:text-properties style:font-name="Times New Roman" fo:font-size="16pt" fo:font-weight="bold" officeooo:rsid="00451f6c" style:font-size-asian="11pt" style:font-weight-asian="bold" style:font-name-complex="Times New Roman1" style:font-size-complex="11pt"/>
    </style:style>
    <style:style style:name="T27" style:family="text">
      <style:text-properties style:font-name="Times New Roman" fo:font-size="16pt" style:font-size-asian="11pt" style:font-name-complex="Times New Roman1" style:font-size-complex="11pt"/>
    </style:style>
    <style:style style:name="T28" style:family="text">
      <style:text-properties officeooo:rsid="004354f1"/>
    </style:style>
    <style:style style:name="T29" style:family="text">
      <style:text-properties officeooo:rsid="0046ac46"/>
    </style:style>
    <style:style style:name="T30" style:family="text">
      <style:text-properties officeooo:rsid="0046fc69"/>
    </style:style>
    <style:style style:name="T31" style:family="text">
      <style:text-properties officeooo:rsid="0047a67e"/>
    </style:style>
    <style:style style:name="T32" style:family="text">
      <style:text-properties officeooo:rsid="004aebc1"/>
    </style:style>
    <style:style style:name="T33" style:family="text">
      <style:text-properties officeooo:rsid="004d5abd"/>
    </style:style>
    <style:style style:name="T34" style:family="text">
      <style:text-properties officeooo:rsid="004daac6"/>
    </style:style>
    <style:style style:name="T35" style:family="text">
      <style:text-properties officeooo:rsid="004ed3ca"/>
    </style:style>
    <style:style style:name="T36" style:family="text">
      <style:text-properties officeooo:rsid="00535ebf"/>
    </style:style>
    <style:style style:name="T37" style:family="text">
      <style:text-properties officeooo:rsid="005642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owa rachunkowość</text:p>
      <text:h text:style-name="P135" text:outline-level="1"><text:span text:style-name="T3">Ćwiczenie</text:span> 1 (21/2/2024):</text:h>
      <text:p text:style-name="P3">Sała: 504A 8:00-8:45, Zaliczenie: Zaliczenie z oceną </text:p>
      <text:p text:style-name="P3">Konsultację: 323A, 8:50-9:35, 10:40-11:25.</text:p>
      <text:h text:style-name="P144" text:outline-level="2">Literatura podstawowa:</text:h>
      <text:p text:style-name="P96">1. E. Radawiecka, M. Foremna-Pilarska, Zadania z rachunkowości finansowej. Wydanie III, Wydawnictwo Politechniki Koszalińskiej, Koszalin 2019</text:p>
      <text:p text:style-name="P96">2. M. Hass-Symotiuk (red.) Rachunkowość finansowa przedsiębiorstwa : od jego powstania do likwidacji, Wolters Kluwer Polska 2018.</text:p>
      <text:p text:style-name="P96">3. Ustawa z dnia 29 kwietnia 1994 roku o rachunkowości Dz.U.2022 poz. 1488.</text:p>
      <text:h text:style-name="P144" text:outline-level="2">Literatura uzupełniająca:</text:h>
      <text:p text:style-name="P95">1. S. Hońko, B. Gierba, B. Jakubiak, I. Kowalczyk, A. Szczęsna, W. Gos, Rachunkowość finansowa, Stowarzyszenie Księgowych w Polsce, Warszawa 2016.</text:p>
      <text:p text:style-name="P95">2. E. Walińska (red. nauk.), Rachunkowość finansowa. Podręcznik. Ujęcie sprawozdawcze i ewidencyjne, Wolters Kluwer, Warszawa 2014.</text:p>
      <text:p text:style-name="P95">3. B. Gierusz, Podręcznik do samodzielnej nauki księgowania, ODDK, Gdańsk 2018.</text:p>
      <text:h text:style-name="P144" text:outline-level="2">Zakres tematów:</text:h>
      <text:p text:style-name="P97">1. Wprowadzenie do rachunkowości finansowej</text:p>
      <text:p text:style-name="P98">2. Ewidencja rzeczowych aktywów trwałych i wartości niematerialnych i prawnych</text:p>
      <text:p text:style-name="P99">3. Ewidencja inwestycji</text:p>
      <text:p text:style-name="P99">4. Ewidencja rozrachunków</text:p>
      <text:p text:style-name="P98">5. Kolokwium nr 1 obejmujące tematy 2-4.</text:p>
      <text:p text:style-name="P98">6. Ewidencja materiałów, towarów i produktów gotowych</text:p>
      <text:p text:style-name="P98">7. Ewidencja kapitałów/funduszy własnych, rezerw i zobowiązań</text:p>
      <text:p text:style-name="P98">8. Ewidencja przychodów i kosztów oraz wyniku finansowego</text:p>
      <text:p text:style-name="P98"><text:soft-page-break/>9. Kolokwium nr 2 obejmujące tematy 6-8.</text:p>
      <text:p text:style-name="P98">10. Podsumowanie i zaliczenie ćwiczeń.</text:p>
      <text:h text:style-name="P144" text:outline-level="2">Metoda oceniania:</text:h>
      <text:p text:style-name="P3">1 kolokwium - tematy 1-3 (pierwsza połowa semestru) </text:p>
      <text:p text:style-name="P3">2 kolokwium - tematy 4-6 (druga połowa semestru). Do oceny końcowej zostanie uwzględniona suma punktów uzyskana na podstawie napisanych kolokwiów zaliczeniowych. <text:s/></text:p>
      <text:p text:style-name="P3">Obserwacja studenta (EP4, EP5, EP6, EP7, EP8, EP9)</text:p>
      <text:p text:style-name="P3">100-91% - (<text:span text:style-name="T1">bdb/</text:span>5.0), <text:span text:style-name="T1">9</text:span>0-81% - <text:span text:style-name="T1">(</text:span>db<text:span text:style-name="T1">+/</text:span>4.5), 80-71% <text:span text:style-name="T1">(</text:span>db/4.0), 70-61% - <text:s/><text:span text:style-name="T1">(</text:span>dst<text:span text:style-name="T1">+/</text:span>3.5), 60-55% - <text:span text:style-name="T1">(</text:span>dst/3.0)</text:p>
      <text:p text:style-name="P3">+ punkty za aktywność</text:p>
      <text:h text:style-name="P145" text:outline-level="2">Limit nieobecności: <text:span text:style-name="T2">2 <text:s text:c="2"/></text:span></text:h>
      <text:h text:style-name="P136" text:outline-level="1"><text:span text:style-name="T3">Ćwiczenie</text:span> <text:span text:style-name="T3">2</text:span> (2<text:span text:style-name="T3">8</text:span>/2/2024):</text:h>
      <text:p text:style-name="P22" loext:marker-style-name="T4"><text:span text:style-name="T4">Zadanie 1:</text:span></text:p>
      <text:p text:style-name="P7">Stany początkowe niektórych kont w przedsiębiorstwie prywatnym wynosiły:</text:p>
      <text:p text:style-name="P7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7"/>
      <text:p text:style-name="P7">Wystąpiły następujące operacje gospodarcze:</text:p>
      <text:list text:style-name="WWNum7">
        <text:list-item>
          <text:p text:style-name="P147"><text:s/>Zakupiono komputery od dostawcy (Fa VAT):<text:line-break/>- wartość maszyny ………………………………………………………………. 2.000<text:line-break/>- podatek VAT 23% ………………………………………………………….… <text:span text:style-name="T8">460</text:span><text:line-break/> <text:s text:c="2"/>suma faktury ……………………………………………………………. <text:span text:style-name="T9">2.460</text:span></text:p>
        </text:list-item>
        <text:list-item>
          <text:p text:style-name="P147">Przyjęto do użytkowania zakupione komputery (OT) ……………….. ….</text:p>
        </text:list-item>
        <text:list-item>
          <text:p text:style-name="P147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147">Sprzedano odbiorcy zbędną kasę fiskalną (Fa VAT):<text:line-break/>- uzyskana suma za sprzedaż netto ……………………………………………1.200<text:line-break/>- podatek VAT 23% …………………………………………………………… 276</text:p>
        </text:list-item>
        <text:list-item>
          <text:p text:style-name="P147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147">Nieodpłatnie otrzymano neutralizatory stalowe od innej firmy (OT) …2.500</text:p>
        </text:list-item>
        <text:list-item>
          <text:p text:style-name="P147">Przyjęto z rozliczenia budowy magazyn do eksploatacji (OT) ………… 3.000</text:p>
        </text:list-item>
        <text:list-item>
          <text:p text:style-name="P147">Ujawniono nadwyżkę w środkach trwałych (Pk) …………………………… 450</text:p>
        </text:list-item>
        <text:list-item>
          <text:p text:style-name="P148">Rozliczono nadwyżkę środków trwałych (Pk) …………………………….. </text:p>
        </text:list-item>
        <text:list-item>
          <text:p text:style-name="P149">Zaksięgowano miesięczną amortyzację od posiadanych środków trwałych (Pk)….900</text:p>
        </text:list-item>
      </text:list>
      <text:p text:style-name="P8"/>
      <text:p text:style-name="P8">Polecenia: </text:p>
      <text:p text:style-name="P8">1. Otwórz konta wpisując salda początkowe</text:p>
      <text:p text:style-name="P8">2. Zaksięguj operacje gospodarcze</text:p>
      <text:p text:style-name="P23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columns-spanned="2" office:value-type="string">
            <text:p text:style-name="P71">Środki trwałe</text:p>
          </table:table-cell>
          <table:covered-table-cell/>
          <table:table-cell table:style-name="Table1.A1" table:number-columns-spanned="2" office:value-type="string">
            <text:p text:style-name="P71">Umorzenie środków trwałych</text:p>
          </table:table-cell>
          <table:covered-table-cell/>
          <table:table-cell table:style-name="Table1.A1" table:number-columns-spanned="2" office:value-type="string">
            <text:p text:style-name="P71">Środki trwałe w budowie</text:p>
          </table:table-cell>
          <table:covered-table-cell/>
          <table:table-cell table:style-name="Table1.A1" table:number-columns-spanned="2" office:value-type="string">
            <text:p text:style-name="P77">Kasa</text:p>
          </table:table-cell>
          <table:covered-table-cell/>
          <table:table-cell table:style-name="Table1.I1" table:number-columns-spanned="2" office:value-type="string">
            <text:p text:style-name="P71">Kapitał właściciela</text:p>
          </table:table-cell>
          <table:covered-table-cell/>
        </table:table-row>
        <table:table-row>
          <table:table-cell table:style-name="Table1.A2" office:value-type="string">
            <text:p text:style-name="P101">Sp. 27000</text:p>
            <text:p text:style-name="P101">2) 2000</text:p>
            <text:p text:style-name="P81">6) 2500</text:p>
            <text:p text:style-name="P81">7) 3000</text:p>
            <text:p text:style-name="P81">8) 450</text:p>
          </table:table-cell>
          <table:table-cell table:style-name="Table1.A2" office:value-type="string">
            <text:p text:style-name="P103">3)3600</text:p>
            <text:p text:style-name="P81">5)1500</text:p>
          </table:table-cell>
          <table:table-cell table:style-name="Table1.A2" office:value-type="string">
            <text:p text:style-name="P103">3)2200</text:p>
            <text:p text:style-name="P81">5) 500</text:p>
          </table:table-cell>
          <table:table-cell table:style-name="Table1.A2" office:value-type="string">
            <text:p text:style-name="P101">Sp. 9760</text:p>
            <text:p text:style-name="P81">10) 900</text:p>
          </table:table-cell>
          <table:table-cell table:style-name="Table1.A2" office:value-type="string">
            <text:p text:style-name="P101">Sp. 3000</text:p>
          </table:table-cell>
          <table:table-cell table:style-name="Table1.A2" office:value-type="string">
            <text:p text:style-name="P81">7)3000</text:p>
          </table:table-cell>
          <table:table-cell table:style-name="Table1.A2" office:value-type="string">
            <text:p text:style-name="P101">Sp. 1060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81"/>
          </table:table-cell>
          <table:table-cell table:style-name="Table1.J2" office:value-type="string">
            <text:p text:style-name="P101">Sp. 21300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J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J2" office:value-type="string">
            <text:p text:style-name="P75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J"/>
        <table:table-row>
          <table:table-cell table:style-name="Table2.A1" table:number-columns-spanned="2" office:value-type="string">
            <text:p text:style-name="P76">Rozliczenie zakupu ST</text:p>
          </table:table-cell>
          <table:covered-table-cell/>
          <table:table-cell table:style-name="Table2.A1" table:number-columns-spanned="2" office:value-type="string">
            <text:p text:style-name="P76">Rozrachunki z dostawcami</text:p>
          </table:table-cell>
          <table:covered-table-cell/>
          <table:table-cell table:style-name="Table2.A1" table:number-columns-spanned="2" office:value-type="string">
            <text:p text:style-name="P76">Rozrachunki z tytułu VAT</text:p>
          </table:table-cell>
          <table:covered-table-cell/>
          <table:table-cell table:style-name="Table2.A1" table:number-columns-spanned="2" office:value-type="string">
            <text:p text:style-name="P77">Pozoswałe koszy operacyjne</text:p>
          </table:table-cell>
          <table:covered-table-cell/>
          <table:table-cell table:style-name="Table2.I1" table:number-columns-spanned="2" office:value-type="string">
            <text:p text:style-name="P77">Pozoswałe przychody operacyjne</text:p>
          </table:table-cell>
          <table:covered-table-cell/>
        </table:table-row>
        <table:table-row>
          <table:table-cell table:style-name="Table2.A2" office:value-type="string">
            <text:p text:style-name="P101">1) 2000</text:p>
          </table:table-cell>
          <table:table-cell table:style-name="Table2.A2" office:value-type="string">
            <text:p text:style-name="P101">2) 2000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101">1) 2460</text:p>
          </table:table-cell>
          <table:table-cell table:style-name="Table2.A2" office:value-type="string">
            <text:p text:style-name="P101"><text:span text:style-name="T10">1) </text:span>460</text:p>
          </table:table-cell>
          <table:table-cell table:style-name="Table2.A2" office:value-type="string">
            <text:p text:style-name="P81">4) 276</text:p>
          </table:table-cell>
          <table:table-cell table:style-name="Table2.A2" office:value-type="string">
            <text:p text:style-name="P81">3)1400</text:p>
            <text:p text:style-name="P81">5) 1000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81"/>
          </table:table-cell>
          <table:table-cell table:style-name="Table2.J2" office:value-type="string">
            <text:p text:style-name="P81">4) 1200</text:p>
            <text:p text:style-name="P81">6) 2500</text:p>
            <text:p text:style-name="P81">9) 450</text:p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J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J2" office:value-type="string">
            <text:p text:style-name="P72"/>
          </table:table-cell>
        </table:table-row>
      </table:table>
      <text:p text:style-name="P80">3) 3600 – 2200 = 1400 <text:s/>5) 1500 -500 = 1000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76">Rozliczenie nadwyżek</text:p>
          </table:table-cell>
          <table:covered-table-cell/>
          <table:table-cell table:style-name="Table3.A1" table:number-columns-spanned="2" office:value-type="string">
            <text:p text:style-name="P76">Amortyzacja</text:p>
          </table:table-cell>
          <table:covered-table-cell/>
          <table:table-cell table:style-name="Table3.A1" table:number-columns-spanned="2" office:value-type="string">
            <text:p text:style-name="P78">Rozrachunki z <text:span text:style-name="T10">odbiorcami</text:span></text:p>
          </table:table-cell>
          <table:covered-table-cell/>
          <table:table-cell table:style-name="Table3.A1" table:number-columns-spanned="2" office:value-type="string">
            <text:p text:style-name="P77"/>
          </table:table-cell>
          <table:covered-table-cell/>
          <table:table-cell table:style-name="Table3.I1" table:number-columns-spanned="2" office:value-type="string">
            <text:p text:style-name="P77"/>
          </table:table-cell>
          <table:covered-table-cell/>
        </table:table-row>
        <table:table-row>
          <table:table-cell table:style-name="Table3.A2" office:value-type="string">
            <text:p text:style-name="P81">9) 450</text:p>
          </table:table-cell>
          <table:table-cell table:style-name="Table3.A2" office:value-type="string">
            <text:p text:style-name="P81">8) 450</text:p>
          </table:table-cell>
          <table:table-cell table:style-name="Table3.A2" office:value-type="string">
            <text:p text:style-name="P81">10) 900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81">4) 1476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J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J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J2" office:value-type="string">
            <text:p text:style-name="P72"/>
          </table:table-cell>
        </table:table-row>
      </table:table>
      <text:p text:style-name="P22"/>
      <text:p text:style-name="P83"> </text:p>
      <text:p text:style-name="P15" loext:marker-style-name="T4"><text:span text:style-name="T4">Zadanie 2. </text:span></text:p>
      <text:p text:style-name="P15">Spółka z.o.o. posiada następujące salda na wybranych kontach:<text:line-break/>Środki trwałe ……………………………………………………………. 22.000<text:line-break/>Umorzenie środków trwałych ……………………………………………… 10.000<text:line-break/>Rachunki bankowe …………………………………………………… 60.000</text:p>
      <text:p text:style-name="P15">W bieżącym okresie miały miejsce następujące operacje gospodarcze:</text:p>
      <text:list text:style-name="WWNum8">
        <text:list-item>
          <text:p text:style-name="P150">Wpłynęła faktura za zakup urządzeń, które będą montowane w hali produkcyjnej (Fa VAT):<text:line-break/>- wartość urządzeń …………………………………………………… 40.000<text:line-break/>- podatek VAT 23% ………………………………………………….. 9.200<text:line-break/>- suma faktury ………………………………………………………….. 49.200</text:p>
        </text:list-item>
        <text:list-item>
          <text:p text:style-name="P150">Przyjęto urządzenia fabryczne do montażu (Pk) ……….. 40.000</text:p>
        </text:list-item>
        <text:list-item>
          <text:p text:style-name="P150">Otrzymano fakturę za montaż urządzeń w hali fabrycznej (Fa VAT):</text:p>
          <text:p text:style-name="P150">- wartość prac montażowych ……………………………………. 1.500<text:line-break/>- podatek VAT 23% …………………………………………………… 345<text:line-break/>- Suma faktury …………………………………………………………. 1.845</text:p>
        </text:list-item>
        <text:list-item>
          <text:p text:style-name="P150">Zaksięgowano koszt montażu urządzeń (Pk) ……………………………</text:p>
        </text:list-item>
        <text:list-item>
          <text:p text:style-name="P150">Otrzymano darowiznę – maszyny wymagające montażu – <text:line-break/>wartość według cen rynkowych (Pk) …………………………… 2.000</text:p>
        </text:list-item>
        <text:list-item>
          <text:p text:style-name="P150">Otrzymano wyciąg bankowy, według którego:<text:line-break/>a) uregulowano zobowiązanie wobec dostawcy urządzeń <text:line-break/>fabrycznych …………………………………………………………………………. …<text:line-break/>b) opłacono fakturę za prace montażowe …………………………… …</text:p>
        </text:list-item>
        <text:list-item>
          <text:p text:style-name="P150">Przyjęto urządzenia fabryczne do ewidencji środków trwałych (OT) …</text:p>
        </text:list-item>
        <text:list-item>
          <text:p text:style-name="P150">Przeksięgowano koszty budowy bez efektu gospodarczego (Pk) …. 2.000</text:p>
        </text:list-item>
      </text:list>
      <text:p text:style-name="P15">Polecenie:</text:p>
      <text:list text:style-name="WWNum2">
        <text:list-item>
          <text:p text:style-name="P151">Zaksięgować operacje gospodarcze</text:p>
        </text:list-item>
      </text:list>
      <text:p text:style-name="P13"/>
      <text:p text:style-name="P14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table:number-columns-spanned="2" office:value-type="string">
            <text:p text:style-name="P73">Środki trwałe</text:p>
          </table:table-cell>
          <table:covered-table-cell/>
          <table:table-cell table:style-name="Table4.A1" table:number-columns-spanned="2" office:value-type="string">
            <text:p text:style-name="P73">Umorzenie środków trwałych</text:p>
          </table:table-cell>
          <table:covered-table-cell/>
          <table:table-cell table:style-name="Table4.A1" table:number-columns-spanned="2" office:value-type="string">
            <text:p text:style-name="P73">Rachunki bankowe</text:p>
          </table:table-cell>
          <table:covered-table-cell/>
          <table:table-cell table:style-name="Table4.A1" table:number-columns-spanned="2" office:value-type="string">
            <text:p text:style-name="P79">Rozliczenie zakupu ST</text:p>
          </table:table-cell>
          <table:covered-table-cell/>
          <table:table-cell table:style-name="Table4.I1" table:number-columns-spanned="2" office:value-type="string">
            <text:p text:style-name="P84">Rozrachunki z dostawcami</text:p>
          </table:table-cell>
          <table:covered-table-cell/>
        </table:table-row>
        <table:table-row>
          <table:table-cell table:style-name="Table4.A2" office:value-type="string">
            <text:p text:style-name="P85">Sp. 22000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5">Sp. 10000</text:p>
          </table:table-cell>
          <table:table-cell table:style-name="Table4.A2" office:value-type="string">
            <text:p text:style-name="P85">Sp. 60000</text:p>
          </table:table-cell>
          <table:table-cell table:style-name="Table4.A2" office:value-type="string">
            <text:p text:style-name="P104">6a) 40000</text:p>
          </table:table-cell>
          <table:table-cell table:style-name="Table4.A2" office:value-type="string">
            <text:p text:style-name="P85">1) 40000</text:p>
            <text:p text:style-name="P85">3) 1500</text:p>
            <text:p text:style-name="P104">6a) 40000</text:p>
          </table:table-cell>
          <table:table-cell table:style-name="Table4.A2" office:value-type="string">
            <text:p text:style-name="P85">2) 40000</text:p>
            <text:p text:style-name="P85">4) 1500</text:p>
          </table:table-cell>
          <table:table-cell table:style-name="Table4.A2" office:value-type="string">
            <text:p text:style-name="P82"/>
          </table:table-cell>
          <table:table-cell table:style-name="Table4.J2" office:value-type="string">
            <text:p text:style-name="P85">1) 49200</text:p>
            <text:p text:style-name="P85">3) 1845</text:p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J2" office:value-type="string">
            <text:p text:style-name="P74"/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4"/>
          </table:table-cell>
          <table:table-cell table:style-name="Table4.J2" office:value-type="string">
            <text:p text:style-name="P74"/>
          </table:table-cell>
        </table:table-row>
      </table:table>
      <text:p text:style-name="P15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table:number-columns-spanned="2" office:value-type="string">
            <text:p text:style-name="P84">Rozrachunki z tytułu VAT</text:p>
          </table:table-cell>
          <table:covered-table-cell/>
          <table:table-cell table:style-name="Table5.A1" table:number-columns-spanned="2" office:value-type="string">
            <text:p text:style-name="P73">Środki trwałe <text:span text:style-name="T11">w budowie</text:span></text:p>
          </table:table-cell>
          <table:covered-table-cell/>
          <table:table-cell table:style-name="Table5.A1" table:number-columns-spanned="2" office:value-type="string">
            <text:p text:style-name="P84">Pozostałe przychody operacyjne</text:p>
          </table:table-cell>
          <table:covered-table-cell/>
          <table:table-cell table:style-name="Table5.A1" table:number-columns-spanned="2" office:value-type="string">
            <text:p text:style-name="P84">Pozostałe koszty operacyjne</text:p>
          </table:table-cell>
          <table:covered-table-cell/>
          <table:table-cell table:style-name="Table5.I1" table:number-columns-spanned="2" office:value-type="string">
            <text:p text:style-name="P84"/>
          </table:table-cell>
          <table:covered-table-cell/>
        </table:table-row>
        <table:table-row>
          <table:table-cell table:style-name="Table5.A2" office:value-type="string">
            <text:p text:style-name="P85">1) 9200</text:p>
            <text:p text:style-name="P85">3) 345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85">2) 40000</text:p>
            <text:p text:style-name="P105">4) 1500</text:p>
            <text:p text:style-name="P104">5) 2000</text:p>
          </table:table-cell>
          <table:table-cell table:style-name="Table5.A2" office:value-type="string">
            <text:p text:style-name="P104">8) 2000</text:p>
          </table:table-cell>
          <table:table-cell table:style-name="Table5.A2" office:value-type="string">
            <text:p text:style-name="P104"/>
          </table:table-cell>
          <table:table-cell table:style-name="Table5.A2" office:value-type="string">
            <text:p text:style-name="P104">5) 2000</text:p>
          </table:table-cell>
          <table:table-cell table:style-name="Table5.A2" office:value-type="string">
            <text:p text:style-name="P104">8) 2000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82"/>
          </table:table-cell>
          <table:table-cell table:style-name="Table5.J2" office:value-type="string">
            <text:p text:style-name="P102"/>
          </table:table-cell>
        </table:table-row>
        <table:table-row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J2" office:value-type="string">
            <text:p text:style-name="P74"/>
          </table:table-cell>
        </table:table-row>
        <table:table-row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A2" office:value-type="string">
            <text:p text:style-name="P74"/>
          </table:table-cell>
          <table:table-cell table:style-name="Table5.J2" office:value-type="string">
            <text:p text:style-name="P74"/>
          </table:table-cell>
        </table:table-row>
      </table:table>
      <text:p text:style-name="P15"/>
      <text:p text:style-name="P13"/>
      <text:h text:style-name="P137" text:outline-level="1"><text:span text:style-name="T4">RACHUNKOWOŚĆ FINANSOWA – ĆWICZENIA </text:span><text:span text:style-name="T5">(</text:span><text:span text:style-name="T4">06/03/2024</text:span><text:span text:style-name="T5">)</text:span></text:h>
      <text:p text:style-name="P18" loext:marker-style-name="T4"><text:bookmark-start text:name="_GoBack"/><text:span text:style-name="T4">Zadanie 1. </text:span><text:bookmark-end text:name="_GoBack"/></text:p>
      <text:p text:style-name="P18">W spółce z o.o. wystąpiły następujące salda na wybranych kontach:</text:p>
      <text:p text:style-name="P18">- Wartości niematerialne i prawne ………………………………………………………………. 1 400</text:p>
      <text:p text:style-name="P18">- Umorzenie wartości niematerialnych i prawnych ……………………………………… 400</text:p>
      <text:p text:style-name="P18">- Środki trwałe w budowie ………………………………………………………………………….. 2 200</text:p>
      <text:p text:style-name="P18">- Kapitał zakładowy …………………………………………………………………………………….. 3 200</text:p>
      <text:p text:style-name="P18">W ciągu miesiąca wystąpiły następujące operacje gospodarcze:</text:p>
      <text:list text:style-name="WWNum3">
        <text:list-item>
          <text:p text:style-name="P152">Otrzymano darowiznę – patent – który włączono do majątku firmy (Pk) ……….. 1 000</text:p>
        </text:list-item>
        <text:list-item>
          <text:p text:style-name="P152">Zlikwidowano nieprzydatne oprogramowanie komputerów (Pk)</text:p>
        </text:list-item>
      </text:list>
      <text:p text:style-name="P16">- wartość początkowa ………………………………………………………………………………………. 400</text:p>
      <text:p text:style-name="P16">- dotychczasowe umorzenie …………………………………………………………………………….. 350</text:p>
      <text:p text:style-name="P17">3. Rozliczono środki trwałe w budowie i przyjęto do ewidencji księgowej:</text:p>
      <text:p text:style-name="P17">a) pawilon handlowo-produkcyjny (OT) ………………………………………………………………………. 1 200</text:p>
      <text:p text:style-name="P17">b) komputery (OT) ………………………………………………………………………………………………. 800</text:p>
      <text:p text:style-name="P17">c) spółdzielcze, własnościowe prawo do lokalu użytkowego (OT) ……………………………….. 200</text:p>
      <text:p text:style-name="P17">4. Sprzedano za gotówkę znak towarowy innej firmie (Fa VAT, KP):</text:p>
      <text:p text:style-name="P17">a) cena sprzedaży ………………………………………………………………………………………………….. 500</text:p>
      <text:p text:style-name="P17">b) podatek VAT 23% ……………………………………………………………………………………………… …</text:p>
      <text:p text:style-name="P17">5. Przekazano sprzedany znak towarowy (Pk):</text:p>
      <text:p text:style-name="P17">a) wartość początkowa znaku towarowego ………………………………………………………………… 400</text:p>
      <text:p text:style-name="P17">b) dotychczasowe umorzenie …………………………………………………………………………………….. 350</text:p>
      <text:p text:style-name="P17">6. Otrzymano <text:s/>w formie aportu prawo do wynalazku od udziałowca (Pk) ………………….. 200</text:p>
      <text:p text:style-name="P17">7. Dokonano miesięcznych odpisów amortyzacyjnych od wartości niematerialnych<text:line-break/> i prawnych (Pk) ……………………………………………………………………………………………………. 60</text:p>
      <text:p text:style-name="P17"/>
      <text:p text:style-name="P17">POLECENIE:</text:p>
      <text:list text:style-name="WWNum4">
        <text:list-item>
          <text:p text:style-name="P153">Zaksięguj operacje gospodarcze</text:p>
        </text:list-item>
      </text:list>
      <text:p text:style-name="P127">2) 400 – 350 = 50 <text:span text:style-name="T13">5) 400 – 350 = 50</text:span></text:p>
      <table:table table:name="Table6" table:style-name="Table6">
        <table:table-column table:style-name="Table6.A" table:number-columns-repeated="8"/>
        <table:table-row>
          <table:table-cell table:style-name="Table6.A1" table:number-columns-spanned="2" office:value-type="string">
            <text:p text:style-name="P9">020 WNiP</text:p>
          </table:table-cell>
          <table:covered-table-cell/>
          <table:table-cell table:style-name="Table6.A1" table:number-columns-spanned="2" office:value-type="string">
            <text:p text:style-name="P9">075 Umożenie WNiP</text:p>
          </table:table-cell>
          <table:covered-table-cell/>
          <table:table-cell table:style-name="Table6.A1" table:number-columns-spanned="2" office:value-type="string">
            <text:p text:style-name="P9">080 Środki trwałe w budowie</text:p>
          </table:table-cell>
          <table:covered-table-cell/>
          <table:table-cell table:style-name="Table6.G1" table:number-columns-spanned="2" office:value-type="string">
            <text:p text:style-name="P9">801 Kapitał zakładowy.</text:p>
          </table:table-cell>
          <table:covered-table-cell/>
        </table:table-row>
        <table:table-row>
          <table:table-cell table:style-name="Table6.A2" office:value-type="string">
            <text:p text:style-name="P9">Sp. 1400<text:span text:style-name="T12">0</text:span></text:p>
            <text:p text:style-name="P9">1) 1000</text:p>
            <text:p text:style-name="P10">6) 200</text:p>
          </table:table-cell>
          <table:table-cell table:style-name="Table6.A2" office:value-type="string">
            <text:p text:style-name="P11">2) 400</text:p>
            <text:p text:style-name="P10">5) 400</text:p>
          </table:table-cell>
          <table:table-cell table:style-name="Table6.A2" office:value-type="string">
            <text:p text:style-name="P11">2) 350</text:p>
            <text:p text:style-name="P10">5) 350</text:p>
          </table:table-cell>
          <table:table-cell table:style-name="Table6.A2" office:value-type="string">
            <text:p text:style-name="P9">Sp) 400<text:span text:style-name="T12">0</text:span></text:p>
            <text:p text:style-name="P10">7) 60</text:p>
          </table:table-cell>
          <table:table-cell table:style-name="Table6.A2" office:value-type="string">
            <text:p text:style-name="P9">Sp) 2200</text:p>
          </table:table-cell>
          <table:table-cell table:style-name="Table6.A2" office:value-type="string">
            <text:p text:style-name="P10">3) 2200</text:p>
          </table:table-cell>
          <table:table-cell table:style-name="Table6.A2" office:value-type="string">
            <text:p text:style-name="P12"/>
          </table:table-cell>
          <table:table-cell table:style-name="Table6.H2" office:value-type="string">
            <text:p text:style-name="P9">Sp) 3200</text:p>
            <text:p text:style-name="P10">6) 200</text:p>
          </table:table-cell>
        </table:table-row>
        <table:table-row>
          <table:table-cell table:style-name="Table6.A2" table:number-columns-spanned="2" office:value-type="string">
            <text:p text:style-name="P9">760 Pozostałe przychody operacyjne</text:p>
          </table:table-cell>
          <table:covered-table-cell/>
          <table:table-cell table:style-name="Table6.A2" table:number-columns-spanned="2" office:value-type="string">
            <text:p text:style-name="P9">010 Środki trwale</text:p>
          </table:table-cell>
          <table:covered-table-cell/>
          <table:table-cell table:style-name="Table6.A2" table:number-columns-spanned="2" office:value-type="string">
            <text:p text:style-name="P9">221 Rozrachunki z tytułu VAT</text:p>
          </table:table-cell>
          <table:covered-table-cell/>
          <table:table-cell table:style-name="Table6.H2" table:number-columns-spanned="2" office:value-type="string">
            <text:p text:style-name="P9">761 Pozostałę koszty operacyjne</text:p>
          </table:table-cell>
          <table:covered-table-cell/>
        </table:table-row>
        <table:table-row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9">1) 1000</text:p>
            <text:p text:style-name="P10">4) 400</text:p>
          </table:table-cell>
          <table:table-cell table:style-name="Table6.A2" office:value-type="string">
            <text:p text:style-name="P10">3) 2200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0">4) 115</text:p>
          </table:table-cell>
          <table:table-cell table:style-name="Table6.A2" office:value-type="string">
            <text:p text:style-name="P11">2) 50</text:p>
            <text:p text:style-name="P10">5) 50</text:p>
          </table:table-cell>
          <table:table-cell table:style-name="Table6.H2" office:value-type="string">
            <text:p text:style-name="P9"/>
          </table:table-cell>
        </table:table-row>
        <table:table-row>
          <table:table-cell table:style-name="Table6.A2" table:number-columns-spanned="2" office:value-type="string">
            <text:p text:style-name="P9">100 - Kasa</text:p>
          </table:table-cell>
          <table:covered-table-cell/>
          <table:table-cell table:style-name="Table6.A2" table:number-columns-spanned="2" office:value-type="string">
            <text:p text:style-name="P9">400 Amortyzacja</text:p>
          </table:table-cell>
          <table:covered-table-cell/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H2" office:value-type="string">
            <text:p text:style-name="P9"/>
          </table:table-cell>
        </table:table-row>
        <table:table-row>
          <table:table-cell table:style-name="Table6.A2" office:value-type="string">
            <text:p text:style-name="P10">4) 615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0">7) 60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H2" office:value-type="string">
            <text:p text:style-name="P9"/>
          </table:table-cell>
        </table:table-row>
      </table:table>
      <text:p text:style-name="P3"/>
      <text:h text:style-name="P137" text:outline-level="1">Ewidencja Inwestycji cz.1</text:h>
      <text:p text:style-name="P24" loext:marker-style-name="T4"><text:span text:style-name="T4">Zadanie 1.</text:span></text:p>
      <text:p text:style-name="P24">W firmie „XY” spółka z.o.o. wystąpiły następujące salda na wybranych kontach:</text:p>
      <text:p text:style-name="P24">Środki trwałe …………………………………………………………………………………………. 5.000</text:p>
      <text:p text:style-name="P24">Umorzenie środków trwałych ……………………………………………………………….. 1.300</text:p>
      <text:p text:style-name="P24">Rachunki bankowe ………………………………………………………………………………… 1.000</text:p>
      <text:p text:style-name="P24">W ciągu miesiąca wystąpiły następujące operacje gospodarcze:</text:p>
      <text:p text:style-name="P24">1. Otrzymano darowiznę – udziały w innej firmie (Pk) …………………………………………………… 1.000</text:p>
      <text:p text:style-name="P24">2. Dokonano przelewu bankowego tytułem zakupu długoterminowych obligacji (WB) …. 200</text:p>
      <text:p text:style-name="P24">3. Zaewidencjonowano wartość zakupionych obligacji (Pk) …………………………………………… …</text:p>
      <text:p text:style-name="P24">4. Przelew środków pieniężnych tytułem nabycia akcji długoterminowych (WB) …………… 500</text:p>
      <text:p text:style-name="P24">5. Odebrano zakupione długoterminowe akcje (Pk) ………………………………………………………. 500</text:p>
      <text:p text:style-name="P24">6. Udzielono innej firmie pożyczki długoterminowej – przelew (WB) …………………………….. 100</text:p>
      <text:p text:style-name="P24">7. Sprzedano za gotówkę udziały posiadane w innej firmie – cena sprzedaży (KP) …………. 150</text:p>
      <text:p text:style-name="P24">8. Wyksięgowano sprzedane udziały po cenie nabycia (Pk) …………………………………………… 100</text:p>
      <text:p text:style-name="P24">9. Przekwalifikowano długoterminowe akcje w finansowe aktywa krótkoterminowe (Pk) . 400</text:p>
      <text:p text:style-name="P24">10. Wniesiono udziały do innej spółki – aport środków trwałych (Pk):</text:p>
      <text:p text:style-name="P24">- wartość początkowa środka trwałego ……………………………………………………………………………. 2.300</text:p>
      <text:p text:style-name="P24">- dotychczasowe umorzenie ……………………………………………………………………………………….. 400</text:p>
      <text:p text:style-name="P24" loext:marker-style-name="T4"><text:span text:style-name="T4">POLECENIE:</text:span></text:p>
      <text:p text:style-name="P24">1) Zaksięgować operacje gospodarcze</text:p>
      <text:p text:style-name="P128">10) 2300 – 400 <text:span text:style-name="T15">= 1900</text:span></text:p>
      <text:p text:style-name="P24"/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61"><text:span text:style-name="T14">010 </text:span>Środki trwałe</text:p>
          </table:table-cell>
          <table:covered-table-cell/>
          <table:table-cell table:style-name="Table7.A1" table:number-columns-spanned="2" office:value-type="string">
            <text:p text:style-name="P62">760 Pozostałe przychody </text:p>
          </table:table-cell>
          <table:covered-table-cell/>
          <table:table-cell table:style-name="Table7.A1" table:number-columns-spanned="2" office:value-type="string">
            <text:p text:style-name="P62">750 Przychody finansowe</text:p>
          </table:table-cell>
          <table:covered-table-cell/>
          <table:table-cell table:style-name="Table7.G1" table:number-columns-spanned="2" office:value-type="string">
            <text:p text:style-name="P62">030 Dług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62">Sp) 5000</text:p>
          </table:table-cell>
          <table:table-cell table:style-name="Table7.A2" office:value-type="string">
            <text:p text:style-name="P63">10) 2300</text:p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4">1) 1000</text:p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5">7) 150</text:p>
          </table:table-cell>
          <table:table-cell table:style-name="Table7.A2" office:value-type="string">
            <text:p text:style-name="P64">1) 1000</text:p>
            <text:p text:style-name="P66">3) 200</text:p>
            <text:p text:style-name="P65">5) 500</text:p>
            <text:p text:style-name="P65">6) 100</text:p>
            <text:p text:style-name="P63">10) 1900</text:p>
          </table:table-cell>
          <table:table-cell table:style-name="Table7.H2" office:value-type="string">
            <text:p text:style-name="P65">8) 100</text:p>
            <text:p text:style-name="P65">9) 400</text:p>
          </table:table-cell>
        </table:table-row>
        <table:table-row>
          <table:table-cell table:style-name="Table7.A2" table:number-columns-spanned="2" office:value-type="string">
            <text:p text:style-name="P61"><text:span text:style-name="T14">070 </text:span>Umorzenie środków trwałych</text:p>
          </table:table-cell>
          <table:covered-table-cell/>
          <table:table-cell table:style-name="Table7.A2" table:number-columns-spanned="2" office:value-type="string">
            <text:p text:style-name="P62">240 Pozostałe rozrachunki </text:p>
          </table:table-cell>
          <table:covered-table-cell/>
          <table:table-cell table:style-name="Table7.A2" table:number-columns-spanned="2" office:value-type="string">
            <text:p text:style-name="P62">751 Koszty finansowe</text:p>
          </table:table-cell>
          <table:covered-table-cell/>
          <table:table-cell table:style-name="Table7.H2" table:number-columns-spanned="2" office:value-type="string">
            <text:p text:style-name="P62">140 Krótk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63">10) 400</text:p>
          </table:table-cell>
          <table:table-cell table:style-name="Table7.A2" office:value-type="string">
            <text:p text:style-name="P62">Sp) 1300</text:p>
          </table:table-cell>
          <table:table-cell table:style-name="Table7.A2" office:value-type="string">
            <text:p text:style-name="P66">2) 200</text:p>
            <text:p text:style-name="P66">4) 500</text:p>
            <text:p text:style-name="P65">6) 100</text:p>
          </table:table-cell>
          <table:table-cell table:style-name="Table7.A2" office:value-type="string">
            <text:p text:style-name="P66">3) 200</text:p>
            <text:p text:style-name="P65">5) 500</text:p>
          </table:table-cell>
          <table:table-cell table:style-name="Table7.A2" office:value-type="string">
            <text:p text:style-name="P65">8) 100</text:p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5">9) 400</text:p>
          </table:table-cell>
          <table:table-cell table:style-name="Table7.H2" office:value-type="string">
            <text:p text:style-name="P61"/>
          </table:table-cell>
        </table:table-row>
        <table:table-row>
          <table:table-cell table:style-name="Table7.A2" table:number-columns-spanned="2" office:value-type="string">
            <text:p text:style-name="P62">130 Rachunki bankowe</text:p>
          </table:table-cell>
          <table:covered-table-cell/>
          <table:table-cell table:style-name="Table7.A2" table:number-columns-spanned="2" office:value-type="string">
            <text:p text:style-name="P62">100 Kasa</text:p>
          </table:table-cell>
          <table:covered-table-cell/>
          <table:table-cell table:style-name="Table7.A2" table:number-columns-spanned="2" office:value-type="string">
            <text:p text:style-name="P61"/>
          </table:table-cell>
          <table:covered-table-cell/>
          <table:table-cell table:style-name="Table7.H2" table:number-columns-spanned="2" office:value-type="string">
            <text:p text:style-name="P61"/>
          </table:table-cell>
          <table:covered-table-cell/>
        </table:table-row>
        <table:table-row>
          <table:table-cell table:style-name="Table7.A2" office:value-type="string">
            <text:p text:style-name="P62">Sp) 1000</text:p>
          </table:table-cell>
          <table:table-cell table:style-name="Table7.A2" office:value-type="string">
            <text:p text:style-name="P66">2) 200</text:p>
            <text:p text:style-name="P66">4) 500</text:p>
            <text:p text:style-name="P65">6) 100</text:p>
          </table:table-cell>
          <table:table-cell table:style-name="Table7.A2" office:value-type="string">
            <text:p text:style-name="P65">7) 150</text:p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61"/>
          </table:table-cell>
          <table:table-cell table:style-name="Table7.H2" office:value-type="string">
            <text:p text:style-name="P61"/>
          </table:table-cell>
        </table:table-row>
      </table:table>
      <text:p text:style-name="P24"/>
      <text:h text:style-name="P137" text:outline-level="1"><text:span text:style-name="T4">RACHUNKOWOŚĆ FINANSOWA – ĆWICZENIA </text:span><text:span text:style-name="T6">(</text:span><text:span text:style-name="T4">13.03.2024</text:span><text:span text:style-name="T6">)</text:span></text:h>
      <text:p text:style-name="P20" loext:marker-style-name="T4"><text:span text:style-name="T4">Zadanie 2.</text:span></text:p>
      <text:p text:style-name="P20">W spółce z.o.o. występują na początku okresu następujące salda początkowe niektórych kont:</text:p>
      <text:p text:style-name="P20">Kasa …………………………………………………………………………………………. 900</text:p>
      <text:p text:style-name="P20">Rachunki bankowe …………………………………………………………………… 3.000</text:p>
      <text:p text:style-name="P20">Rozrachunki z odbiorcami ………………………………………………………… 1.200</text:p>
      <text:p text:style-name="P20">Rozrachunki z dostawcami ……………………………………………………….. 1.000</text:p>
      <text:p text:style-name="P20">Rozrachunki z tytułu wynagrodzeń (Ma) …………………………………... 1.500</text:p>
      <text:p text:style-name="P20">W ciągu okresu miały miejsce następujące operacje gospodarcze:</text:p>
      <text:list text:style-name="WWNum1">
        <text:list-item>
          <text:p text:style-name="P154">Pobrano gotówkę z banku do kasy (BDW) ……………………… 2.000</text:p>
        </text:list-item>
        <text:list-item>
          <text:p text:style-name="P154">Przekazano przelewem zobowiązanie wobec dostawcy (WB) … 1.000</text:p>
        </text:list-item>
        <text:list-item>
          <text:p text:style-name="P154">Wpływ na rachunek bankowy należności od odbiorcy (WB) ……. 1.200</text:p>
        </text:list-item>
        <text:list-item>
          <text:p text:style-name="P154">Otrzymano pożyczkę krótkoterminową od kontrahenta (WB) ….. 800</text:p>
        </text:list-item>
        <text:list-item>
          <text:p text:style-name="P154">Wypłacono pracownikowi zaliczkę na koszty podróży służbowej (KW). 150</text:p>
        </text:list-item>
        <text:list-item>
          <text:p text:style-name="P154">Przelew wynagrodzeń pracownikom (WB) ……………………………………….. 1.500</text:p>
        </text:list-item>
        <text:list-item>
          <text:p text:style-name="P154">Zwrot niewykorzystanej zaliczki przez pracownika do kasy (KP) ………… 150</text:p>
        </text:list-item>
        <text:list-item>
          <text:p text:style-name="P154">Ujawniono nadwyżkę gotówki w kasie (Pk) ……………………………………….. 10</text:p>
        </text:list-item>
        <text:list-item>
          <text:p text:style-name="P154">Rozliczono nadwyżkę gotówki (Pk)……………………………………………………… …</text:p>
        </text:list-item>
        <text:list-item>
          <text:p text:style-name="P154">Ujemne różnice kursowe na dzień bilansowy środków pieniężnych w kasie <text:line-break/>wyrażonych w walucie obcej (Pk)…………………………………………………………. 30</text:p>
        </text:list-item>
      </text:list>
      <text:p text:style-name="P20">Polecenie: Otwórz konta wpisując salda początkowe oraz zaksięguj operacje</text:p>
      <table:table table:name="Table8" table:style-name="Table8">
        <table:table-column table:style-name="Table8.A" table:number-columns-repeated="7"/>
        <table:table-column table:style-name="Table8.H"/>
        <table:table-row>
          <table:table-cell table:style-name="Table8.A1" table:number-columns-spanned="2" office:value-type="string">
            <text:p text:style-name="P35">Kasa (100)</text:p>
          </table:table-cell>
          <table:covered-table-cell/>
          <table:table-cell table:style-name="Table8.A1" table:number-columns-spanned="2" office:value-type="string">
            <text:p text:style-name="P35">Rachunki bankowe (300)</text:p>
          </table:table-cell>
          <table:covered-table-cell/>
          <table:table-cell table:style-name="Table8.A1" table:number-columns-spanned="2" office:value-type="string">
            <text:p text:style-name="P35">Rozrachunki z odbiorcami (200)</text:p>
          </table:table-cell>
          <table:covered-table-cell/>
          <table:table-cell table:style-name="Table8.G1" table:number-columns-spanned="2" office:value-type="string">
            <text:p text:style-name="P35">Rozliczenie nadwyszek (243)</text:p>
          </table:table-cell>
          <table:covered-table-cell/>
        </table:table-row>
        <table:table-row>
          <table:table-cell table:style-name="Table8.A2" office:value-type="string">
            <text:p text:style-name="P36">Sp) 900</text:p>
            <text:p text:style-name="P36">7) 150</text:p>
            <text:p text:style-name="P36">8) 10</text:p>
          </table:table-cell>
          <table:table-cell table:style-name="Table8.A2" office:value-type="string">
            <text:p text:style-name="P36">5) 150</text:p>
            <text:p text:style-name="P36">10) 30</text:p>
            <text:p text:style-name="P36"/>
          </table:table-cell>
          <table:table-cell table:style-name="Table8.A2" office:value-type="string">
            <text:p text:style-name="P36">Sp) 3000</text:p>
            <text:p text:style-name="P36">3) 1200</text:p>
            <text:p text:style-name="P36">4) 800</text:p>
          </table:table-cell>
          <table:table-cell table:style-name="Table8.A2" office:value-type="string">
            <text:p text:style-name="P36">1) 2000</text:p>
            <text:p text:style-name="P36">2) 1000</text:p>
            <text:p text:style-name="P36">6) 1500</text:p>
          </table:table-cell>
          <table:table-cell table:style-name="Table8.A2" office:value-type="string">
            <text:p text:style-name="P36">Sp) 1200</text:p>
          </table:table-cell>
          <table:table-cell table:style-name="Table8.A2" office:value-type="string">
            <text:p text:style-name="P36">3) 1200</text:p>
          </table:table-cell>
          <table:table-cell table:style-name="Table8.A2" office:value-type="string">
            <text:p text:style-name="P36">9) 1000</text:p>
          </table:table-cell>
          <table:table-cell table:style-name="Table8.H2" office:value-type="string">
            <text:p text:style-name="P36">8) 10</text:p>
          </table:table-cell>
        </table:table-row>
        <table:table-row table:style-name="Table8.3">
          <table:table-cell table:style-name="Table8.A2" office:value-type="string">
            <text:p text:style-name="P37">1060</text:p>
          </table:table-cell>
          <table:table-cell table:style-name="Table8.A2" office:value-type="string">
            <text:p text:style-name="P37">180</text:p>
            <text:p text:style-name="P37">Sk) 880</text:p>
          </table:table-cell>
          <table:table-cell table:style-name="Table8.A2" office:value-type="string">
            <text:p text:style-name="P37">5000</text:p>
          </table:table-cell>
          <table:table-cell table:style-name="Table8.A2" office:value-type="string">
            <text:p text:style-name="P37">4500</text:p>
            <text:p text:style-name="P37">Sk) 500</text:p>
          </table:table-cell>
          <table:table-cell table:style-name="Table8.A2" office:value-type="string">
            <text:p text:style-name="P37">1200</text:p>
          </table:table-cell>
          <table:table-cell table:style-name="Table8.A2" office:value-type="string">
            <text:p text:style-name="P37">1200</text:p>
          </table:table-cell>
          <table:table-cell table:style-name="Table8.A2" office:value-type="string">
            <text:p text:style-name="P37">1000</text:p>
          </table:table-cell>
          <table:table-cell table:style-name="Table8.H2" office:value-type="string">
            <text:p text:style-name="P37">10</text:p>
            <text:p text:style-name="P37">Sk) 990</text:p>
          </table:table-cell>
        </table:table-row>
        <table:table-row table:style-name="Table8.3">
          <table:table-cell table:style-name="Table8.A2" office:value-type="string">
            <text:p text:style-name="P37">1060</text:p>
          </table:table-cell>
          <table:table-cell table:style-name="Table8.A2" office:value-type="string">
            <text:p text:style-name="P37">1060</text:p>
          </table:table-cell>
          <table:table-cell table:style-name="Table8.A2" office:value-type="string">
            <text:p text:style-name="P37">5000</text:p>
          </table:table-cell>
          <table:table-cell table:style-name="Table8.A2" office:value-type="string">
            <text:p text:style-name="P37">5000</text:p>
          </table:table-cell>
          <table:table-cell table:style-name="Table8.A2" office:value-type="string">
            <text:p text:style-name="P37">1200</text:p>
          </table:table-cell>
          <table:table-cell table:style-name="Table8.A2" office:value-type="string">
            <text:p text:style-name="P37">1200</text:p>
          </table:table-cell>
          <table:table-cell table:style-name="Table8.A2" office:value-type="string">
            <text:p text:style-name="P37">1000</text:p>
          </table:table-cell>
          <table:table-cell table:style-name="Table8.H2" office:value-type="string">
            <text:p text:style-name="P37">1000</text:p>
          </table:table-cell>
        </table:table-row>
        <table:table-row>
          <table:table-cell table:style-name="Table8.A2" table:number-columns-spanned="2" office:value-type="string">
            <text:p text:style-name="P35">Rozrachunki z tytułu wynagrodzeń (230)</text:p>
          </table:table-cell>
          <table:covered-table-cell/>
          <table:table-cell table:style-name="Table8.A2" table:number-columns-spanned="2" office:value-type="string">
            <text:p text:style-name="P35">Środki pięniężne w drodze (145)</text:p>
          </table:table-cell>
          <table:covered-table-cell/>
          <table:table-cell table:style-name="Table8.A2" table:number-columns-spanned="2" office:value-type="string">
            <text:p text:style-name="P35">Pozostałe rozrachunki (240)</text:p>
          </table:table-cell>
          <table:covered-table-cell/>
          <table:table-cell table:style-name="Table8.H2" table:number-columns-spanned="2" office:value-type="string">
            <text:p text:style-name="P35">Inne rozrachunki z pracownikami (234)</text:p>
          </table:table-cell>
          <table:covered-table-cell/>
        </table:table-row>
        <table:table-row>
          <table:table-cell table:style-name="Table8.A2" office:value-type="string">
            <text:p text:style-name="P36">6) 1500</text:p>
          </table:table-cell>
          <table:table-cell table:style-name="Table8.A2" office:value-type="string">
            <text:p text:style-name="P36">Sp) 1500</text:p>
          </table:table-cell>
          <table:table-cell table:style-name="Table8.A2" office:value-type="string">
            <text:p text:style-name="P36">1) 2000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6">4) 800</text:p>
          </table:table-cell>
          <table:table-cell table:style-name="Table8.A2" office:value-type="string">
            <text:p text:style-name="P36">5) 150</text:p>
          </table:table-cell>
          <table:table-cell table:style-name="Table8.H2" office:value-type="string">
            <text:p text:style-name="P36">7) 150</text:p>
          </table:table-cell>
        </table:table-row>
        <table:table-row>
          <table:table-cell table:style-name="Table8.A2" office:value-type="string">
            <text:p text:style-name="P37">1500</text:p>
          </table:table-cell>
          <table:table-cell table:style-name="Table8.A2" office:value-type="string">
            <text:p text:style-name="P37">1500</text:p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6"/>
          </table:table-cell>
          <table:table-cell table:style-name="Table8.A2" office:value-type="string">
            <text:p text:style-name="P37">150</text:p>
          </table:table-cell>
          <table:table-cell table:style-name="Table8.H2" office:value-type="string">
            <text:p text:style-name="P37">150</text:p>
          </table:table-cell>
        </table:table-row>
        <table:table-row>
          <table:table-cell table:style-name="Table8.A2" table:number-columns-spanned="2" office:value-type="string">
            <text:p text:style-name="P35">Rozrachunki z dostawcami (201)</text:p>
          </table:table-cell>
          <table:covered-table-cell/>
          <table:table-cell table:style-name="Table8.A2" table:number-columns-spanned="2" office:value-type="string">
            <text:p text:style-name="P35">Koszty finansowe (751)</text:p>
          </table:table-cell>
          <table:covered-table-cell/>
          <table:table-cell table:style-name="Table8.A2" table:number-columns-spanned="2" office:value-type="string">
            <text:p text:style-name="P36">Pozostałę przychody operacyjne (760)</text:p>
          </table:table-cell>
          <table:covered-table-cell/>
          <table:table-cell table:style-name="Table8.H2" table:number-columns-spanned="2" office:value-type="string">
            <text:p text:style-name="P35"/>
          </table:table-cell>
          <table:covered-table-cell/>
        </table:table-row>
        <table:table-row>
          <table:table-cell table:style-name="Table8.A2" office:value-type="string">
            <text:p text:style-name="P36">2) 1000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6">10) 30</text:p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6">9) 1000</text:p>
          </table:table-cell>
          <table:table-cell table:style-name="Table8.A2" office:value-type="string">
            <text:p text:style-name="P36"/>
          </table:table-cell>
          <table:table-cell table:style-name="Table8.H2" office:value-type="string">
            <text:p text:style-name="P38"/>
          </table:table-cell>
        </table:table-row>
      </table:table>
      <text:p text:style-name="P21"/>
      <text:p text:style-name="P21"/>
      <text:p text:style-name="P86">-----------</text:p>
      <text:h text:style-name="P146" text:outline-level="2">Weksle</text:h>
      <text:p text:style-name="P87">1) WEKSEL OBCY – 2045 (2000 SUMA, 45 DYSKONT)</text:p>
      <text:p text:style-name="P87">1*) Należność od odbiorcy</text:p>
      <text:p text:style-name="P87">2) WYKUP WEKSLA – 2045</text:p>
      <table:table table:name="Table9" table:style-name="Table9">
        <table:table-column table:style-name="Table9.A" table:number-columns-repeated="7"/>
        <table:table-column table:style-name="Table9.H"/>
        <table:table-row>
          <table:table-cell table:style-name="Table9.A1" table:number-columns-spanned="2" office:value-type="string">
            <text:p text:style-name="P87">Weksle obce</text:p>
          </table:table-cell>
          <table:covered-table-cell/>
          <table:table-cell table:style-name="Table9.A1" table:number-columns-spanned="2" office:value-type="string">
            <text:p text:style-name="P25">Rozrachunki z odbiorcami</text:p>
          </table:table-cell>
          <table:covered-table-cell/>
          <table:table-cell table:style-name="Table9.A1" table:number-columns-spanned="2" office:value-type="string">
            <text:p text:style-name="P87">Przychody finansowe</text:p>
          </table:table-cell>
          <table:covered-table-cell/>
          <table:table-cell table:style-name="Table9.G1" table:number-columns-spanned="2" office:value-type="string">
            <text:p text:style-name="P25"><text:span text:style-name="T16">R</text:span>achunki <text:span text:style-name="T16">bankowe2</text:span></text:p>
          </table:table-cell>
          <table:covered-table-cell/>
        </table:table-row>
        <table:table-row>
          <table:table-cell table:style-name="Table9.A2" office:value-type="string">
            <text:p text:style-name="P88">1) 2045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88">1*) 2000</text:p>
          </table:table-cell>
          <table:table-cell table:style-name="Table9.A2" office:value-type="string">
            <text:p text:style-name="P88">1) 2000 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88">1) 45</text:p>
          </table:table-cell>
          <table:table-cell table:style-name="Table9.A2" office:value-type="string">
            <text:p text:style-name="P26"/>
          </table:table-cell>
          <table:table-cell table:style-name="Table9.H2" office:value-type="string">
            <text:p text:style-name="P26"/>
          </table:table-cell>
        </table:table-row>
      </table:table>
      <text:p text:style-name="P19">------------</text:p>
      <text:p text:style-name="P25" loext:marker-style-name="T4"><text:span text:style-name="T4"/></text:p>
      <text:p text:style-name="P25" loext:marker-style-name="T4"><text:span text:style-name="T4">Zadanie 3.</text:span></text:p>
      <text:p text:style-name="P25">Na początku okresu sprawozdawczego firma produkcyjna posiada nieuregulowane płatności:</text:p>
      <text:p text:style-name="P25">Rachunki bankowe ………………………………………………………………………………………… 150</text:p>
      <text:p text:style-name="P25">Rozrachunki z odbiorcami …………………………………………………………………………….. 3.000</text:p>
      <text:p text:style-name="P25">Rozrachunki z dostawcami ……………………………………………………………………………. 980</text:p>
      <text:p text:style-name="P25">Rozrachunki z tytułu podatku VAT (Ma) ……………………………………………………….. 490</text:p>
      <text:p text:style-name="P25">W ciągu okresu sprawozdawczego firma dokonała następujących operacji gospodarczych:</text:p>
      <text:p text:style-name="P25">1. Wpłynęła pożyczka krótkoterminowa od kontrahenta (WB) …………………….. 3.000</text:p>
      <text:p text:style-name="P25">2. Wpłynęła należność od odbiorcy (WB) …………………………………………………….. 2.150</text:p>
      <text:p text:style-name="P25">3. Pobrano gotówkę czekiem z rachunku bankowego do kasy (KP) ……………… 1.500</text:p>
      <text:p text:style-name="P25">4. Zakupiono akcje krótkoterminowe (WB) …………………………………………………. 600</text:p>
      <text:p text:style-name="P25">5. Odebrano zakupione akcje (Pk) ………………………………………………………………. …..</text:p>
      <text:p text:style-name="P25">6. Uregulowano przelewem zobowiązanie wobec dostawcy (WB) ………………. 500</text:p>
      <text:p text:style-name="P25">7. Otrzymano od odbiorcy weksel na pokrycie należności:</text:p>
      <text:p text:style-name="P25">- suma weksla ……………………………………………………………………………………………… 1.040</text:p>
      <text:p text:style-name="P25">- dyskonto zawarte w sumie weksla ……………………………………………………………. 40</text:p>
      <text:p text:style-name="P25">8. Wpłynęły dywidendy od posiadanych akcji (WB) …………………………………….. 60</text:p>
      <text:p text:style-name="P25">9. Odbiorca wykupił w terminie swój weksel (WB) ……………………………………… 1.040</text:p>
      <text:p text:style-name="P25">10. Sprzedano akcje krótkoterminowe za gotówkę (KP)</text:p>
      <text:p text:style-name="P25">- cena sprzedaży akcji ………………………………………………………………………………….. 350</text:p>
      <text:p text:style-name="P25">11. Wyksięgowano sprzedane akcje krótkoterminowe (Pk)</text:p>
      <text:p text:style-name="P25">- cena nabycia akcji ……………………………………………………………………………………… 300</text:p>
      <text:p text:style-name="P25">12. Przekazano do Urzędu Skarbowego należny podatek VAT (WB) ……………. …</text:p>
      <text:p text:style-name="P25">Polecenie:</text:p>
      <text:p text:style-name="P25">1) Dokonać otwarcia kont, wpisując podane salda początkowe</text:p>
      <text:p text:style-name="P25">2) Zaksięgować operacje gospodarcze</text:p>
      <text:p text:style-name="P25">3) Porównać stan środków pieniężnych firmy na początku i na koniec okresu.</text:p>
      <table:table table:name="Table10" table:style-name="Table10">
        <table:table-column table:style-name="Table10.A" table:number-columns-repeated="7"/>
        <table:table-column table:style-name="Table10.H"/>
        <table:table-row>
          <table:table-cell table:style-name="Table10.A1" table:number-columns-spanned="2" office:value-type="string">
            <text:p text:style-name="P89">Rachunki bankowe (130)</text:p>
          </table:table-cell>
          <table:covered-table-cell/>
          <table:table-cell table:style-name="Table10.A1" table:number-columns-spanned="2" office:value-type="string">
            <text:p text:style-name="P75">Rozrachunki z odbiorcami <text:span text:style-name="T16">(200)</text:span></text:p>
          </table:table-cell>
          <table:covered-table-cell/>
          <table:table-cell table:style-name="Table10.A1" table:number-columns-spanned="2" office:value-type="string">
            <text:p text:style-name="P75">Rozrachunki z dostawcam<text:span text:style-name="T16">i (201)</text:span></text:p>
          </table:table-cell>
          <table:covered-table-cell/>
          <table:table-cell table:style-name="Table10.G1" table:number-columns-spanned="2" office:value-type="string">
            <text:p text:style-name="P75">Rozrachunki z tytułu podatku VAT <text:span text:style-name="T16">(221)</text:span></text:p>
          </table:table-cell>
          <table:covered-table-cell/>
        </table:table-row>
        <table:table-row>
          <table:table-cell table:style-name="Table10.A2" office:value-type="string">
            <text:p text:style-name="P89">Sp) 150</text:p>
            <text:p text:style-name="P106">1) 3000</text:p>
            <text:p text:style-name="P106">2) 3000</text:p>
          </table:table-cell>
          <table:table-cell table:style-name="Table10.A2" office:value-type="string">
            <text:p text:style-name="P106">3) 1500</text:p>
            <text:p text:style-name="P106">4) 600</text:p>
          </table:table-cell>
          <table:table-cell table:style-name="Table10.A2" office:value-type="string">
            <text:p text:style-name="P89">Sp) 3000</text:p>
          </table:table-cell>
          <table:table-cell table:style-name="Table10.A2" office:value-type="string">
            <text:p text:style-name="P106">3) 3000</text:p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89">Sp) 980</text:p>
          </table:table-cell>
          <table:table-cell table:style-name="Table10.A2" office:value-type="string">
            <text:p text:style-name="P75"/>
          </table:table-cell>
          <table:table-cell table:style-name="Table10.H2" office:value-type="string">
            <text:p text:style-name="P89">Sp) 490</text:p>
          </table:table-cell>
        </table:table-row>
        <table:table-row>
          <table:table-cell table:style-name="Table10.A2" table:number-columns-spanned="2" office:value-type="string">
            <text:p text:style-name="P89">Pozostałe rozrachunki (240)</text:p>
          </table:table-cell>
          <table:covered-table-cell/>
          <table:table-cell table:style-name="Table10.A2" table:number-columns-spanned="2" office:value-type="string">
            <text:p text:style-name="P89">Krótkoterminowe <text:span text:style-name="T17">aktywa finansowe (140)</text:span></text:p>
          </table:table-cell>
          <table:covered-table-cell/>
          <table:table-cell table:style-name="Table10.A2" table:number-columns-spanned="2" office:value-type="string">
            <text:p text:style-name="P106">Weksle obce (144)</text:p>
          </table:table-cell>
          <table:covered-table-cell/>
          <table:table-cell table:style-name="Table10.H2" table:number-columns-spanned="2" office:value-type="string">
            <text:p text:style-name="P106">Przychody finansowe (750)</text:p>
          </table:table-cell>
          <table:covered-table-cell/>
        </table:table-row>
        <table:table-row>
          <table:table-cell table:style-name="Table10.A2" office:value-type="string">
            <text:p text:style-name="P106">4) 600</text:p>
          </table:table-cell>
          <table:table-cell table:style-name="Table10.A2" office:value-type="string">
            <text:p text:style-name="P106">1) 3000</text:p>
            <text:p text:style-name="P106">5) 600</text:p>
          </table:table-cell>
          <table:table-cell table:style-name="Table10.A2" office:value-type="string">
            <text:p text:style-name="P106">5) 600</text:p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H2" office:value-type="string">
            <text:p text:style-name="P75"/>
          </table:table-cell>
        </table:table-row>
        <table:table-row>
          <table:table-cell table:style-name="Table10.A2" table:number-columns-spanned="2" office:value-type="string">
            <text:p text:style-name="P106">Koszty finansowe (751)</text:p>
          </table:table-cell>
          <table:covered-table-cell/>
          <table:table-cell table:style-name="Table10.A2" table:number-columns-spanned="2" office:value-type="string">
            <text:p text:style-name="P106">Kasa (100)</text:p>
          </table:table-cell>
          <table:covered-table-cell/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H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106">3) 1500</text:p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75"/>
          </table:table-cell>
          <table:table-cell table:style-name="Table10.H2" office:value-type="string">
            <text:p text:style-name="P75"/>
          </table:table-cell>
        </table:table-row>
      </table:table>
      <text:p text:style-name="P25"><text:soft-page-break/>Zadanie 1. Spółka z.o.o. – podatnik VAT – na początku okresu posiada salda na wybranych kontach:</text:p>
      <text:p text:style-name="P25">- Kasa …………………………………………………………………………………………… 2.500</text:p>
      <text:p text:style-name="P25">- Rachunki bankowe ……………………………………………………………………. 1.000</text:p>
      <text:p text:style-name="P25">- Kredyty bankowe ……………………………………………………………………… 1.000</text:p>
      <text:p text:style-name="P25">W ciągu okresu wystąpiły w firmie następujące operacje gospodarcze:</text:p>
      <text:p text:style-name="P25">1. Otrzymano fakturę za zakupione materiały u dostawcy „A” (Fa VAT):</text:p>
      <text:p text:style-name="P25">- wartość materiałów …………………………………………………………………… 1.500</text:p>
      <text:p text:style-name="P25">- Podatek VAT 23% ………………………………………………………………………. 345</text:p>
      <text:p text:style-name="P25">Suma faktury ……………………………………………………………………………….. 1.845</text:p>
      <text:p text:style-name="P25">3. Przyjęto materiały do magazynu (Pz) ……………………………………….. …</text:p>
      <text:p text:style-name="P25">4. Wystawiono fakturę za sprzedane wyroby odbiorcy „B” (Fa VAT):</text:p>
      <text:p text:style-name="P25">- wartość sprzedanych wyrobów …………………………………………………. 3.000</text:p>
      <text:p text:style-name="P25">- podatek VAT 23% ……………………………………………………………………… 690</text:p>
      <text:p text:style-name="P25">Suma faktury ………………………………………………………………………………. 3.690</text:p>
      <text:p text:style-name="P25">5. Otrzymano fakturę za zakupiony środek trwały u dostawcy „C” (Fa VAT):</text:p>
      <text:p text:style-name="P25">- wartość zakupionego sprzętu ………………………………………………….. 1.000</text:p>
      <text:p text:style-name="P25">- podatek VAT 23% ……………………………………………………………………. 230</text:p>
      <text:p text:style-name="P25">Suma faktury …………………………………………………………………………….. 1.230</text:p>
      <text:p text:style-name="P25">7. Środek trwały włączono do użytkowania (OT) ……………………….. …</text:p>
      <text:p text:style-name="P25">8. Otrzymano wyciąg bankowy (WB):</text:p>
      <text:p text:style-name="P25">a) bank naliczył odsetki od środków na rachunku bankowym ……. 80</text:p>
      <text:p text:style-name="P25">b) bank pobrał odsetki od kredytów ………………………………………….. 100</text:p>
      <text:p text:style-name="P25">c) bank pobrał opłaty manipulacyjne …………………………………………. 10</text:p>
      <text:p text:style-name="P25">d) odbiorca „B” przekazał należność ………………………………………….. …</text:p>
      <text:p text:style-name="P25">Polecenie: 1. Zaksięgować operacje gospodarcze</text:p>
      <text:p text:style-name="P25">2. Dla dostawców i odbiorców założyć konta księgi pomocniczej (ewidencję analityczną)</text:p>
      <table:table table:name="Table11" table:style-name="Table11">
        <table:table-column table:style-name="Table11.A" table:number-columns-repeated="8"/>
        <table:table-row>
          <table:table-cell table:style-name="Table11.A1" table:number-columns-spanned="2" office:value-type="string">
            <text:p text:style-name="P107">100 - Kasa</text:p>
          </table:table-cell>
          <table:covered-table-cell/>
          <table:table-cell table:style-name="Table11.A1" table:number-columns-spanned="2" office:value-type="string">
            <text:p text:style-name="P107">130 – Rachunki bankowe</text:p>
          </table:table-cell>
          <table:covered-table-cell/>
          <table:table-cell table:style-name="Table11.A1" table:number-columns-spanned="2" office:value-type="string">
            <text:p text:style-name="P107">139 - Kredyty bankowe </text:p>
          </table:table-cell>
          <table:covered-table-cell/>
          <table:table-cell table:style-name="Table11.G1" table:number-columns-spanned="2" office:value-type="string">
            <text:p text:style-name="P107">201 - Rozrachunki z dostawcami</text:p>
          </table:table-cell>
          <table:covered-table-cell/>
        </table:table-row>
        <table:table-row>
          <table:table-cell table:style-name="Table11.A2" office:value-type="string">
            <text:p text:style-name="P107">Sp) 250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07">Sp) 1000</text:p>
            <text:p text:style-name="P109">8a) 80</text:p>
            <text:p text:style-name="P110">8b) 3690</text:p>
          </table:table-cell>
          <table:table-cell table:style-name="Table11.A2" office:value-type="string">
            <text:p text:style-name="P109">8b) 100</text:p>
            <text:p text:style-name="P110">8c) 1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07">Sp) 1000</text:p>
          </table:table-cell>
          <table:table-cell table:style-name="Table11.A2" office:value-type="string">
            <text:p text:style-name="P108"/>
          </table:table-cell>
          <table:table-cell table:style-name="Table11.H2" office:value-type="string">
            <text:p text:style-name="P111">1) 1845</text:p>
            <text:p text:style-name="P112">5) 1230</text:p>
          </table:table-cell>
        </table:table-row>
        <table:table-row>
          <table:table-cell table:style-name="Table11.A2" table:number-columns-spanned="2" office:value-type="string">
            <text:p text:style-name="P107">200 <text:s/>Rozrachunki z odbiorcami</text:p>
          </table:table-cell>
          <table:covered-table-cell/>
          <table:table-cell table:style-name="Table11.A2" table:number-columns-spanned="2" office:value-type="string">
            <text:p text:style-name="P107">200-1 Odbiorca B</text:p>
          </table:table-cell>
          <table:covered-table-cell/>
          <table:table-cell table:style-name="Table11.A2" table:number-columns-spanned="2" office:value-type="string">
            <text:p text:style-name="P107">201-1 Dostawca A</text:p>
          </table:table-cell>
          <table:covered-table-cell/>
          <table:table-cell table:style-name="Table11.H2" table:number-columns-spanned="2" office:value-type="string">
            <text:p text:style-name="P107">201-2 Dostawca B</text:p>
          </table:table-cell>
          <table:covered-table-cell/>
        </table:table-row>
        <table:table-row>
          <table:table-cell table:style-name="Table11.A2" office:value-type="string">
            <text:p text:style-name="P113">4) 369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13">4) 3690</text:p>
          </table:table-cell>
          <table:table-cell table:style-name="Table11.A2" office:value-type="string">
            <text:p text:style-name="P110">8b) 369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11">1) 1845</text:p>
          </table:table-cell>
          <table:table-cell table:style-name="Table11.A2" office:value-type="string">
            <text:p text:style-name="P108"/>
          </table:table-cell>
          <table:table-cell table:style-name="Table11.H2" office:value-type="string">
            <text:p text:style-name="P108"/>
          </table:table-cell>
        </table:table-row>
        <table:table-row>
          <table:table-cell table:style-name="Table11.A2" table:number-columns-spanned="2" office:value-type="string">
            <text:p text:style-name="P107">221 - Rozrachunki z tytuły VAT</text:p>
          </table:table-cell>
          <table:covered-table-cell/>
          <table:table-cell table:style-name="Table11.A2" table:number-columns-spanned="2" office:value-type="string">
            <text:p text:style-name="P107">310 - Materiały</text:p>
          </table:table-cell>
          <table:covered-table-cell/>
          <table:table-cell table:style-name="Table11.A2" table:number-columns-spanned="2" office:value-type="string">
            <text:p text:style-name="P107">701 - Przychody ze sprzedaży wyrobów gotowych</text:p>
          </table:table-cell>
          <table:covered-table-cell/>
          <table:table-cell table:style-name="Table11.H2" table:number-columns-spanned="2" office:value-type="string">
            <text:p text:style-name="P113">201-3 Dostawca C</text:p>
          </table:table-cell>
          <table:covered-table-cell/>
        </table:table-row>
        <table:table-row>
          <table:table-cell table:style-name="Table11.A2" office:value-type="string">
            <text:p text:style-name="P111">1) 345</text:p>
            <text:p text:style-name="P112">5) 230</text:p>
          </table:table-cell>
          <table:table-cell table:style-name="Table11.A2" office:value-type="string">
            <text:p text:style-name="P113">4) 690</text:p>
            <text:p text:style-name="P114">7) 1000</text:p>
          </table:table-cell>
          <table:table-cell table:style-name="Table11.A2" office:value-type="string">
            <text:p text:style-name="P115">3) 150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13">4) 4000</text:p>
          </table:table-cell>
          <table:table-cell table:style-name="Table11.A2" office:value-type="string">
            <text:p text:style-name="P107"/>
          </table:table-cell>
          <table:table-cell table:style-name="Table11.A2" office:value-type="string">
            <text:p text:style-name="P108"/>
          </table:table-cell>
          <table:table-cell table:style-name="Table11.H2" office:value-type="string">
            <text:p text:style-name="P112">5) 1230</text:p>
          </table:table-cell>
        </table:table-row>
        <table:table-row>
          <table:table-cell table:style-name="Table11.A2" table:number-columns-spanned="2" office:value-type="string">
            <text:p text:style-name="P107">750 – Przychody finansowe</text:p>
          </table:table-cell>
          <table:covered-table-cell/>
          <table:table-cell table:style-name="Table11.A2" table:number-columns-spanned="2" office:value-type="string">
            <text:p text:style-name="P107">751 – Koszty finansowe</text:p>
          </table:table-cell>
          <table:covered-table-cell/>
          <table:table-cell table:style-name="Table11.A2" table:number-columns-spanned="2" office:value-type="string">
            <text:p text:style-name="P111">3 - Rozliczenie zakupu</text:p>
          </table:table-cell>
          <table:covered-table-cell/>
          <table:table-cell table:style-name="Table11.H2" table:number-columns-spanned="2" office:value-type="string">
            <text:p text:style-name="P107">010 - Środki trwałe</text:p>
          </table:table-cell>
          <table:covered-table-cell/>
        </table:table-row>
        <table:table-row>
          <table:table-cell table:style-name="Table11.A2" office:value-type="string">
            <text:p text:style-name="P107"/>
          </table:table-cell>
          <table:table-cell table:style-name="Table11.A2" office:value-type="string">
            <text:p text:style-name="P109">8a) 80</text:p>
          </table:table-cell>
          <table:table-cell table:style-name="Table11.A2" office:value-type="string">
            <text:p text:style-name="P109">8b) 100</text:p>
            <text:p text:style-name="P110">8c) 10</text:p>
          </table:table-cell>
          <table:table-cell table:style-name="Table11.A2" office:value-type="string">
            <text:p text:style-name="P108"/>
          </table:table-cell>
          <table:table-cell table:style-name="Table11.A2" office:value-type="string">
            <text:p text:style-name="P111">1) 1500</text:p>
            <text:p text:style-name="P112">5) 1000</text:p>
          </table:table-cell>
          <table:table-cell table:style-name="Table11.A2" office:value-type="string">
            <text:p text:style-name="P115">3) 1500</text:p>
          </table:table-cell>
          <table:table-cell table:style-name="Table11.A2" office:value-type="string">
            <text:p text:style-name="P114">7) 1000</text:p>
          </table:table-cell>
          <table:table-cell table:style-name="Table11.H2" office:value-type="string">
            <text:p text:style-name="P108"/>
          </table:table-cell>
        </table:table-row>
      </table:table>
      <text:p text:style-name="P25"/>
      <text:p text:style-name="P163" loext:marker-style-name="T4"><text:span text:style-name="T4">Zadanie 2.</text:span></text:p>
      <text:p text:style-name="P27">Salda początkowe na wybranych kontach w spółce jawnej były następujące:</text:p>
      <text:p text:style-name="P27">- Rachunki bankowe ………………………………………………………… 6.000</text:p>
      <text:p text:style-name="P27"/>
      <text:p text:style-name="P27">W bieżącym okresie sprawozdawczym miały miejsce następujące operacje gospodarcze:</text:p>
      <text:p text:style-name="P27">1. Naliczono zobowiązania z tytułu podatku od środków transportu (Pk) …………………….. 300</text:p>
      <text:p text:style-name="P27">2. Opłata skarbowa obciążająca koszty rodzajowe (WB) ………………………..……………… 50</text:p>
      <text:p text:style-name="P27">3. Naliczono zobowiązanie z tytułu podatku dochodowego od osób prawnych (Pk)………… 3.000</text:p>
      <text:p text:style-name="P27">4. Naliczono zobowiązania z tytułu podatku od nieruchomości (Pk) …………………………. 200</text:p>
      <text:p text:style-name="P27">5. Naliczono składki z tytułu ubezpieczeń majątkowych (Pk) ………………………………… 600</text:p>
      <text:p text:style-name="P27">6. Przelew zobowiązań podatkowych od Urzędu Skarbowego (WB) …………………………... …</text:p>
      <text:p text:style-name="P27">7. Przelew środków dla PZU (WB) …………………………………………………………….. …</text:p>
      <text:p text:style-name="P27">8. Przelew zobowiązań wobec Urzędu Gminy (WB) …………………………………………... …</text:p>
      <text:p text:style-name="P27">Polecenie:</text:p>
      <text:p text:style-name="P27">1) Zaksięgować podane operacje gospodarcze 2) Założyć księgi pomocnicze dla rozrachunków publiczno-prawnych</text:p>
      <table:table table:name="Table12" table:style-name="Table12">
        <table:table-column table:style-name="Table12.A" table:number-columns-repeated="7"/>
        <table:table-column table:style-name="Table12.H"/>
        <table:table-row>
          <table:table-cell table:style-name="Table12.A1" table:number-columns-spanned="2" office:value-type="string">
            <text:p text:style-name="P75">Rachunki bankowe <text:span text:style-name="T18">(130)</text:span></text:p>
          </table:table-cell>
          <table:covered-table-cell/>
          <table:table-cell table:style-name="Table12.A1" table:number-columns-spanned="2" office:value-type="string">
            <text:p text:style-name="P116">Rozrachunki publicznoprawne (220)</text:p>
          </table:table-cell>
          <table:covered-table-cell/>
          <table:table-cell table:style-name="Table12.A1" table:number-columns-spanned="2" office:value-type="string">
            <text:p text:style-name="P116">Urząd gminy (220-1)</text:p>
          </table:table-cell>
          <table:covered-table-cell/>
          <table:table-cell table:style-name="Table12.G1" table:number-columns-spanned="2" office:value-type="string">
            <text:p text:style-name="P116">Urząd skarbowy (220-2)</text:p>
          </table:table-cell>
          <table:covered-table-cell/>
        </table:table-row>
        <table:table-row>
          <table:table-cell table:style-name="Table12.A2" office:value-type="string">
            <text:p text:style-name="P116">Sp<text:span text:style-name="T19">)</text:span> 6000</text:p>
            <text:p text:style-name="P118"/>
          </table:table-cell>
          <table:table-cell table:style-name="Table12.A2" office:value-type="string">
            <text:p text:style-name="P119">6) 3000</text:p>
            <text:p text:style-name="P119">7) <text:span text:style-name="T20">600</text:span></text:p>
            <text:p text:style-name="P120">8) 550</text:p>
          </table:table-cell>
          <table:table-cell table:style-name="Table12.A2" office:value-type="string">
            <text:p text:style-name="P119">6) 3000</text:p>
            <text:p text:style-name="P120">8) 550</text:p>
          </table:table-cell>
          <table:table-cell table:style-name="Table12.A2" office:value-type="string">
            <text:p text:style-name="P121">1<text:span text:style-name="T19">)</text:span> 300</text:p>
            <text:p text:style-name="P124">2) 50</text:p>
            <text:p text:style-name="P118">3) 3000</text:p>
            <text:p text:style-name="P118">4) 200</text:p>
          </table:table-cell>
          <table:table-cell table:style-name="Table12.A2" office:value-type="string">
            <text:p text:style-name="P120">8) 550</text:p>
          </table:table-cell>
          <table:table-cell table:style-name="Table12.A2" office:value-type="string">
            <text:p text:style-name="P122">1<text:span text:style-name="T19">)</text:span> 300</text:p>
            <text:p text:style-name="P124">2) 50</text:p>
            <text:p text:style-name="P118">4) 200</text:p>
          </table:table-cell>
          <table:table-cell table:style-name="Table12.A2" office:value-type="string">
            <text:p text:style-name="P119">6) 3000</text:p>
          </table:table-cell>
          <table:table-cell table:style-name="Table12.H2" office:value-type="string">
            <text:p text:style-name="P118">3) 3000</text:p>
          </table:table-cell>
        </table:table-row>
        <table:table-row>
          <table:table-cell table:style-name="Table12.A2" table:number-columns-spanned="2" office:value-type="string">
            <text:p text:style-name="P116">Podatki i opłaty (403)</text:p>
          </table:table-cell>
          <table:covered-table-cell/>
          <table:table-cell table:style-name="Table12.A2" table:number-columns-spanned="2" office:value-type="string">
            <text:p text:style-name="P116">Pozostałe rozrachunki (240)</text:p>
          </table:table-cell>
          <table:covered-table-cell/>
          <table:table-cell table:style-name="Table12.A2" table:number-columns-spanned="2" office:value-type="string">
            <text:p text:style-name="P116">Podatek dochodowy (870)</text:p>
          </table:table-cell>
          <table:covered-table-cell/>
          <table:table-cell table:style-name="Table12.H2" table:number-columns-spanned="2" office:value-type="string">
            <text:p text:style-name="P116">Pozostałe koszty (409)</text:p>
          </table:table-cell>
          <table:covered-table-cell/>
        </table:table-row>
        <table:table-row>
          <table:table-cell table:style-name="Table12.A2" office:value-type="string">
            <text:p text:style-name="P123">1<text:span text:style-name="T19">)</text:span> 300</text:p>
            <text:p text:style-name="P124">2) 50</text:p>
            <text:p text:style-name="P118">4) 200</text:p>
          </table:table-cell>
          <table:table-cell table:style-name="Table12.A2" office:value-type="string">
            <text:p text:style-name="P122"/>
          </table:table-cell>
          <table:table-cell table:style-name="Table12.A2" office:value-type="string">
            <text:p text:style-name="P120">7) 600</text:p>
          </table:table-cell>
          <table:table-cell table:style-name="Table12.A2" office:value-type="string">
            <text:p text:style-name="P119">5) 600</text:p>
          </table:table-cell>
          <table:table-cell table:style-name="Table12.A2" office:value-type="string">
            <text:p text:style-name="P118">3) 3000</text:p>
          </table:table-cell>
          <table:table-cell table:style-name="Table12.A2" office:value-type="string">
            <text:p text:style-name="P75"/>
          </table:table-cell>
          <table:table-cell table:style-name="Table12.A2" office:value-type="string">
            <text:p text:style-name="P119">5) 600</text:p>
          </table:table-cell>
          <table:table-cell table:style-name="Table12.H2" office:value-type="string">
            <text:p text:style-name="P120"/>
          </table:table-cell>
        </table:table-row>
      </table:table>
      <text:p text:style-name="P28" loext:marker-style-name="T4"><text:span text:style-name="T4">Zadanie 3.</text:span></text:p>
      <text:p text:style-name="P28">Przedsiębiorstwo państwowe, zajmujące się działalnością produkcyjną, przeprowadziło w bieżącym miesiącu następujące operacje gospodarcze:</text:p>
      <text:p text:style-name="P28">1. Lista płac pracowników produkcyjnych (Lp) ………………………………………… 3.000</text:p>
      <text:p text:style-name="P28">2. Potrącono w liście płac podatek dochodowy od osób fizycznych (Pk) ………………. 530</text:p>
      <text:p text:style-name="P28">3. Potrącono w liście płac składki ubezpieczeń społecznych (Pk) ……………………… 560</text:p>
      <text:p text:style-name="P28">4. Naliczono składki ubezpieczeń społecznych i inne obciążające firmę (Pk) ………….. 610</text:p>
      <text:p text:style-name="P28">5. Zaliczono w koszty podatek od nieruchomości (Pk) ………………………………… 400</text:p>
      <text:p text:style-name="P28">6. Zaliczono w koszty podatek od środków transportu (Pk) ……………………………. 300</text:p>
      <text:p text:style-name="P28">7. Zaksięgowano zaliczkę podatku dochodowego od osób prawnych (Pk) ……………... 600</text:p>
      <text:p text:style-name="P28">Polecenie: 1) Zaksięgować operacje gospodarcze</text:p>
      <table:table table:name="Table13" table:style-name="Table13">
        <table:table-column table:style-name="Table13.A" table:number-columns-repeated="4"/>
        <table:table-column table:style-name="Table13.E"/>
        <table:table-column table:style-name="Table13.F"/>
        <table:table-column table:style-name="Table13.A"/>
        <table:table-column table:style-name="Table13.H"/>
        <table:table-row>
          <table:table-cell table:style-name="Table13.A1" table:number-columns-spanned="2" office:value-type="string">
            <text:p text:style-name="P125">Rozrachunki z tytuły wynagrodzeń <text:span text:style-name="T21">(230)</text:span></text:p>
          </table:table-cell>
          <table:covered-table-cell/>
          <table:table-cell table:style-name="Table13.A1" table:number-columns-spanned="2" office:value-type="string">
            <text:p text:style-name="P126">Wynagrodzenia (404)</text:p>
          </table:table-cell>
          <table:covered-table-cell/>
          <table:table-cell table:style-name="Table13.A1" table:number-columns-spanned="2" office:value-type="string">
            <text:p text:style-name="P117">Rozrachunki publicznoprawne (220)</text:p>
          </table:table-cell>
          <table:covered-table-cell/>
          <table:table-cell table:style-name="Table13.G1" table:number-columns-spanned="2" office:value-type="string">
            <text:p text:style-name="P126">Ubezpeczenia spoleczne (405)</text:p>
          </table:table-cell>
          <table:covered-table-cell/>
        </table:table-row>
        <table:table-row>
          <table:table-cell table:style-name="Table13.A2" office:value-type="string">
            <text:p text:style-name="P126">2) 530</text:p>
            <text:p text:style-name="P126">3) 560</text:p>
          </table:table-cell>
          <table:table-cell table:style-name="Table13.A2" office:value-type="string">
            <text:p text:style-name="P126">1) 3000</text:p>
            <text:p text:style-name="P126"/>
          </table:table-cell>
          <table:table-cell table:style-name="Table13.A2" office:value-type="string">
            <text:p text:style-name="P126">1) 3000</text:p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126"/>
          </table:table-cell>
          <table:table-cell table:style-name="Table13.A2" office:value-type="string">
            <text:p text:style-name="P126">2) 530</text:p>
            <text:p text:style-name="P126">3) 560</text:p>
            <text:p text:style-name="P126">4) 610</text:p>
            <text:p text:style-name="P126">5) 400</text:p>
            <text:p text:style-name="P126">6) 300</text:p>
            <text:p text:style-name="P126">7) 600</text:p>
          </table:table-cell>
          <table:table-cell table:style-name="Table13.A2" office:value-type="string">
            <text:p text:style-name="P126">4) 610</text:p>
          </table:table-cell>
          <table:table-cell table:style-name="Table13.H2" office:value-type="string">
            <text:p text:style-name="P75"/>
          </table:table-cell>
        </table:table-row>
        <table:table-row>
          <table:table-cell table:style-name="Table13.A2" table:number-columns-spanned="2" office:value-type="string">
            <text:p text:style-name="P126">Podatki i opłaty (403)</text:p>
          </table:table-cell>
          <table:covered-table-cell/>
          <table:table-cell table:style-name="Table13.A2" table:number-columns-spanned="2" office:value-type="string">
            <text:p text:style-name="P126">Podatki dochodowe (870)</text:p>
          </table:table-cell>
          <table:covered-table-cell/>
          <table:table-cell table:style-name="Table13.H2" table:number-rows-spanned="2" table:number-columns-spanned="4" office:value-type="string">
            <text:p text:style-name="P75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6">5) 400</text:p>
            <text:p text:style-name="P126">6) 300</text:p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126">7) 600</text:p>
          </table:table-cell>
          <table:table-cell table:style-name="Table13.A2" office:value-type="string">
            <text:p text:style-name="P75"/>
          </table:table-cell>
          <table:covered-table-cell table:style-name="Table13.H2"/>
          <table:covered-table-cell/>
          <table:covered-table-cell/>
          <table:covered-table-cell/>
        </table:table-row>
      </table:table>
      <text:p text:style-name="P28"/>
      <text:h text:style-name="P137" text:outline-level="1">Rachunkowość finansowa – Ćwiczenia <text:span text:style-name="T28">(</text:span><text:span text:style-name="T4">10.04.2024</text:span><text:span text:style-name="T7">)</text:span></text:h>
      <text:p text:style-name="P129"><text:span text:style-name="T7">F</text:span><text:span text:style-name="T4">iFO/LiFO</text:span></text:p>
      <text:p text:style-name="P165" loext:marker-style-name="T22"><text:span text:style-name="T22">Zadanie 1. (4.2/88-89)</text:span></text:p>
      <text:p text:style-name="P165" loext:marker-style-name="T23"><text:span text:style-name="T23">Fabryka przemysłu metalowego wycenia zapasy oraz rozchody materiałów według cen rzeczywistych. Na stanie magazynowym fabryka posiada między innymi kształtki, które sukcesywnie wydawane są wydziałowi produkcyjnemu.</text:span></text:p>
      <text:p text:style-name="P165" loext:marker-style-name="T23"><text:span text:style-name="T23">Aktualny stan zapasu kształtek w kolejności dostaw jest następujący:</text:span></text:p>
      <table:table table:name="Table14" table:style-name="Table14">
        <table:table-column table:style-name="Table14.A" table:number-columns-repeated="2"/>
        <table:table-column table:style-name="Table14.C" table:number-columns-repeated="2"/>
        <table:table-row table:style-name="Table14.1">
          <table:table-cell table:style-name="Table14.A1" office:value-type="string">
            <text:p text:style-name="P169" loext:marker-style-name="T23"><text:span text:style-name="T23">DATA</text:span></text:p>
          </table:table-cell>
          <table:table-cell table:style-name="Table14.A1" office:value-type="string">
            <text:p text:style-name="P169" loext:marker-style-name="T23"><text:span text:style-name="T23">ILOŚĆ SZT.</text:span></text:p>
          </table:table-cell>
          <table:table-cell table:style-name="Table14.A1" office:value-type="string">
            <text:p text:style-name="P169" loext:marker-style-name="T23"><text:span text:style-name="T23">CENA JEDNOSTKOWA ZŁ.</text:span></text:p>
          </table:table-cell>
          <table:table-cell table:style-name="Table14.A1" office:value-type="string">
            <text:p text:style-name="P169" loext:marker-style-name="T23"><text:span text:style-name="T23">WARTOŚĆ ZŁ.</text:span></text:p>
          </table:table-cell>
        </table:table-row>
        <table:table-row table:style-name="Table14.1">
          <table:table-cell table:style-name="Table14.A1" office:value-type="string">
            <text:p text:style-name="P169" loext:marker-style-name="T23"><text:span text:style-name="T23">1.10</text:span></text:p>
          </table:table-cell>
          <table:table-cell table:style-name="Table14.A1" office:value-type="string">
            <text:p text:style-name="P169" loext:marker-style-name="T23"><text:span text:style-name="T23">100</text:span></text:p>
          </table:table-cell>
          <table:table-cell table:style-name="Table14.A1" office:value-type="string">
            <text:p text:style-name="P169" loext:marker-style-name="T23"><text:span text:style-name="T23">0,10</text:span></text:p>
          </table:table-cell>
          <table:table-cell table:style-name="Table14.A1" office:value-type="string">
            <text:p text:style-name="P169" loext:marker-style-name="T23"><text:span text:style-name="T23">10</text:span></text:p>
          </table:table-cell>
        </table:table-row>
        <table:table-row table:style-name="Table14.1">
          <table:table-cell table:style-name="Table14.A1" office:value-type="string">
            <text:p text:style-name="P169" loext:marker-style-name="T23"><text:span text:style-name="T23">15.10</text:span></text:p>
          </table:table-cell>
          <table:table-cell table:style-name="Table14.A1" office:value-type="string">
            <text:p text:style-name="P169" loext:marker-style-name="T23"><text:span text:style-name="T23">100</text:span></text:p>
          </table:table-cell>
          <table:table-cell table:style-name="Table14.A1" office:value-type="string">
            <text:p text:style-name="P169" loext:marker-style-name="T23"><text:span text:style-name="T23">0,11</text:span></text:p>
          </table:table-cell>
          <table:table-cell table:style-name="Table14.A1" office:value-type="string">
            <text:p text:style-name="P169" loext:marker-style-name="T23"><text:span text:style-name="T23">11</text:span></text:p>
          </table:table-cell>
        </table:table-row>
        <table:table-row table:style-name="Table14.1">
          <table:table-cell table:style-name="Table14.A1" office:value-type="string">
            <text:p text:style-name="P169" loext:marker-style-name="T23"><text:span text:style-name="T23">20.10</text:span></text:p>
          </table:table-cell>
          <table:table-cell table:style-name="Table14.A1" office:value-type="string">
            <text:p text:style-name="P169" loext:marker-style-name="T23"><text:span text:style-name="T23">100</text:span></text:p>
          </table:table-cell>
          <table:table-cell table:style-name="Table14.A1" office:value-type="string">
            <text:p text:style-name="P169" loext:marker-style-name="T23"><text:span text:style-name="T23">0,15</text:span></text:p>
          </table:table-cell>
          <table:table-cell table:style-name="Table14.A1" office:value-type="string">
            <text:p text:style-name="P169" loext:marker-style-name="T23"><text:span text:style-name="T23">15</text:span></text:p>
          </table:table-cell>
        </table:table-row>
        <table:table-row table:style-name="Table14.1">
          <table:table-cell table:style-name="Table14.A1" office:value-type="string">
            <text:p text:style-name="P169" loext:marker-style-name="T23"><text:span text:style-name="T23">22.10</text:span></text:p>
          </table:table-cell>
          <table:table-cell table:style-name="Table14.A1" office:value-type="string">
            <text:p text:style-name="P169" loext:marker-style-name="T23"><text:span text:style-name="T23">100</text:span></text:p>
          </table:table-cell>
          <table:table-cell table:style-name="Table14.A1" office:value-type="string">
            <text:p text:style-name="P169" loext:marker-style-name="T23"><text:span text:style-name="T23">0,20</text:span></text:p>
          </table:table-cell>
          <table:table-cell table:style-name="Table14.A1" office:value-type="string">
            <text:p text:style-name="P169" loext:marker-style-name="T23"><text:span text:style-name="T23">20</text:span></text:p>
          </table:table-cell>
        </table:table-row>
      </table:table>
      <text:p text:style-name="P166" loext:marker-style-name="T23"><text:span text:style-name="T23">Bieżące zapotrzebowanie w dniu 25.10 wynosi 350 sztuk.</text:span></text:p>
      <text:p text:style-name="P166" loext:marker-style-name="T23"><text:span text:style-name="T23">Ustal wartość 350 kształtek wydanych do produkcji przy zastosowaniu różnych metod wyceny – FIFO, LIFO oraz według cen przeciętnych.</text:span></text:p>
      <text:p text:style-name="P30"/>
      <text:p text:style-name="P29">Liczymy <text:span text:style-name="T23">350 sztuk </text:span>do dnia <text:span text:style-name="T23">25.10.</text:span></text:p>
      <text:p text:style-name="P29">FiFo </text:p>
      <text:p text:style-name="P29">100 * 0.1 + 100 * 0.11 + 100 * 0.15 + 50 * 0.2 = <text:s/>46 zł.</text:p>
      <text:p text:style-name="P29">LiFo</text:p>
      <text:p text:style-name="P29">100 * 0.2 + 100 * .15 + 100 * .11 + 50 * 0.1 = 51 zł.</text:p>
      <text:p text:style-name="P29">Metoda cen przeciętnych</text:p>
      <text:p text:style-name="P29">(.1 + .11 + .15 + 20)/4 = .14 zł → 350 * .14zł = 49 zł.</text:p>
      <text:h text:style-name="P139" text:outline-level="1"><text:span text:style-name="T25"/></text:h>
      <text:h text:style-name="P137" text:outline-level="1">Ewidencja zapasów <text:span text:style-name="T29">(17.10.2024)</text:span></text:h>
      <text:h text:style-name="P138" text:outline-level="1"><text:span text:style-name="T25">O</text:span><text:span text:style-name="T24">dchylenie kredytowe – odchylenie </text:span><text:span text:style-name="T26">od cen </text:span><text:span text:style-name="T24">ewidencyujn</text:span><text:span text:style-name="T26">ych</text:span></text:h>
      <text:p text:style-name="P69">Materiałow (Ma, Credit), Rozliczenie zakupów (Wn, Debit)</text:p>
      <text:h text:style-name="P140" text:outline-level="1"><text:span text:style-name="T25">O</text:span><text:span text:style-name="T24">dchylenie </text:span><text:span text:style-name="T26">debetowe</text:span><text:span text:style-name="T24"> – odchylenie </text:span><text:span text:style-name="T26">od cen </text:span><text:span text:style-name="T24">ewidencyujn</text:span><text:span text:style-name="T26">ych materiałów</text:span></text:h>
      <text:p text:style-name="P69">Rozliczenie zakupów (Ma, Credit), Materiałow (Wn, Debit)</text:p>
      <text:p text:style-name="P170" loext:marker-style-name="T4"><text:span text:style-name="T4">Zadanie 1. (4.10/94)</text:span></text:p>
      <text:p text:style-name="P45">W zakładzie prywatnym przemysłu odzieżowego salda początkowe wybranych kont były następujące:</text:p>
      <text:p text:style-name="P45">Materiały …………………………………………………………………… 450</text:p>
      <text:p text:style-name="P45">Odchylenia od cen ewidencyjnych materiałów (Ma) …………………………… 50</text:p>
      <text:p text:style-name="P45">W bieżącym okresie przeprowadzono następujące operacje gospodarcze:</text:p>
      <text:p text:style-name="P46">1. Otrzymano fakturę od przedsiębiorstwa X (Fa VAT):</text:p>
      <text:p text:style-name="P46">- materiały 50 szt. Po 10 zł za sztukę ………..….………………………………………………… <text:span text:style-name="T30">500</text:span></text:p>
      <text:p text:style-name="P46">- koszty zakupu (transport) …………………….…………………………………………………. 200</text:p>
      <text:p text:style-name="P46">- podatek VAT 23% ………………………………………………………………………………. <text:span text:style-name="T30">161</text:span></text:p>
      <text:p text:style-name="P46">Suma faktury ……………………………………………………………………………………... <text:span text:style-name="T30">861</text:span></text:p>
      <text:p text:style-name="P90">2. Przeksięgowano VAT naliczony w fakturze (Pk) ………...……………………………. …</text:p>
      <text:p text:style-name="P46">3. Przyjęto materiały od przedsiębiorstwa X do magazynu 50 szt. Po 11 zł za sztukę (Pz) <text:s/><text:span text:style-name="T30">550</text:span></text:p>
      <text:p text:style-name="P45">4. Przeksięgowano koszty zakupu (Pk) ……………………………………………………...…… <text:span text:style-name="T30">200</text:span><text:line-break/>5. Przeksięgowano odchylenia od cen ewidencyjnych (Pk) ………………………...……………. <text:span text:style-name="T30">50</text:span><text:line-break/>6. Przeniesiono koszty zakupu do rozliczeń międzyokresowych (Pk) …... <text:span text:style-name="T30">200</text:span><text:line-break/>7. Wydano do zużycia materiały (Rw) ……………………………………………………..……. 500<text:line-break/>8. Rozdzielnik zużycia materiałów w bieżącym miesiącu (Pk):<text:line-break/>a) materiały produkcyjne …………………………………………………………………....…… 400<text:line-break/>b) materiały wydziałów pomocniczych ………………………………………………….………. 60<text:line-break/>c) materiały na potrzeby administracji …………………………………………..………………. 40<text:line-break/>9. Rozliczenie odchyleń od cen ewidencyjnych przypadających na zużyte materiały (Pk) ……… …<text:line-break/>10. Rozliczenie kosztów zakupu przypadających na zużyte materiały <text:line-break/>(Pk)………………………………………………………………………. …</text:p>
      <text:p text:style-name="P45">Polecenia:</text:p>
      <text:p text:style-name="P45">1) Otwórz konta podanymi saldami początkowymi</text:p>
      <text:p text:style-name="P68">2) Zaksięgować podane operacje gospodarcze</text:p>
      <table:table table:name="Table15" table:style-name="Table15">
        <table:table-column table:style-name="Table15.A" table:number-columns-repeated="7"/>
        <table:table-column table:style-name="Table15.H"/>
        <table:table-row>
          <table:table-cell table:style-name="Table15.A1" table:number-columns-spanned="2" office:value-type="string">
            <text:p text:style-name="P48">Materialy (310)</text:p>
          </table:table-cell>
          <table:covered-table-cell/>
          <table:table-cell table:style-name="Table15.A1" table:number-columns-spanned="2" office:value-type="string">
            <text:p text:style-name="P47">Odchylenia od cen ewidencyjnych materiałów <text:span text:style-name="T29">(341)</text:span></text:p>
          </table:table-cell>
          <table:covered-table-cell/>
          <table:table-cell table:style-name="Table15.A1" table:number-columns-spanned="2" office:value-type="string">
            <text:p text:style-name="P48">Rozrachunki z dostawcami (201)</text:p>
          </table:table-cell>
          <table:covered-table-cell/>
          <table:table-cell table:style-name="Table15.G1" table:number-columns-spanned="2" office:value-type="string">
            <text:p text:style-name="P48">Rozrachunki z tytuły VAT (221)</text:p>
          </table:table-cell>
          <table:covered-table-cell/>
        </table:table-row>
        <table:table-row>
          <table:table-cell table:style-name="Table15.A2" office:value-type="string">
            <text:p text:style-name="P48">Sp) 450</text:p>
            <text:p text:style-name="P49">3) 550</text:p>
          </table:table-cell>
          <table:table-cell table:style-name="Table15.A2" office:value-type="string">
            <text:p text:style-name="P49">7) 500</text:p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48">Sp) 50</text:p>
            <text:p text:style-name="P49">5) 50</text:p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49">1) 861</text:p>
          </table:table-cell>
          <table:table-cell table:style-name="Table15.A2" office:value-type="string">
            <text:p text:style-name="P49">1) 161</text:p>
          </table:table-cell>
          <table:table-cell table:style-name="Table15.H2" office:value-type="string">
            <text:p text:style-name="P50"/>
          </table:table-cell>
        </table:table-row>
        <table:table-row>
          <table:table-cell table:style-name="Table15.A2" table:number-columns-spanned="2" office:value-type="string">
            <text:p text:style-name="P48">Koszty zakupu (522)</text:p>
          </table:table-cell>
          <table:covered-table-cell/>
          <table:table-cell table:style-name="Table15.A2" table:number-columns-spanned="2" office:value-type="string">
            <text:p text:style-name="P48">Rozliczenie kosztów działałności (580)</text:p>
          </table:table-cell>
          <table:covered-table-cell/>
          <table:table-cell table:style-name="Table15.A2" table:number-columns-spanned="2" office:value-type="string">
            <text:p text:style-name="P48">Rozliczenie</text:p>
            <text:p text:style-name="P48">miedzyoresowych</text:p>
            <text:p text:style-name="P48">kosztów </text:p>
          </table:table-cell>
          <table:covered-table-cell/>
          <table:table-cell table:style-name="Table15.H2" table:number-columns-spanned="2" office:value-type="string">
            <text:p text:style-name="P48">Zużycie materiałów i energii (401)</text:p>
          </table:table-cell>
          <table:covered-table-cell/>
        </table:table-row>
        <table:table-row>
          <table:table-cell table:style-name="Table15.A2" office:value-type="string">
            <text:p text:style-name="P49">4) 200</text:p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49">6) <text:span text:style-name="T31">2</text:span>00</text:p>
          </table:table-cell>
          <table:table-cell table:style-name="Table15.A2" office:value-type="string">
            <text:p text:style-name="P49">6) 500</text:p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49">7) 500</text:p>
          </table:table-cell>
          <table:table-cell table:style-name="Table15.H2" office:value-type="string">
            <text:p text:style-name="P50"/>
          </table:table-cell>
        </table:table-row>
        <table:table-row>
          <table:table-cell table:style-name="Table15.A2" table:number-columns-spanned="2" office:value-type="string">
            <text:p text:style-name="P48">Rozliczenie kosztów rodzajowych (490)</text:p>
          </table:table-cell>
          <table:covered-table-cell/>
          <table:table-cell table:style-name="Table15.A2" table:number-columns-spanned="2" office:value-type="string">
            <text:p text:style-name="P48">Koszty działałności podstawowej (500)</text:p>
          </table:table-cell>
          <table:covered-table-cell/>
          <table:table-cell table:style-name="Table15.A2" table:number-columns-spanned="2" office:value-type="string">
            <text:p text:style-name="P48">Koszty działałności pomocniczej (530)</text:p>
          </table:table-cell>
          <table:covered-table-cell/>
          <table:table-cell table:style-name="Table15.H2" table:number-columns-spanned="2" office:value-type="string">
            <text:p text:style-name="P48">Koszty zakupów (550)</text:p>
          </table:table-cell>
          <table:covered-table-cell/>
        </table:table-row>
        <table:table-row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H2" office:value-type="string">
            <text:p text:style-name="P50"/>
          </table:table-cell>
        </table:table-row>
        <table:table-row>
          <table:table-cell table:style-name="Table15.A2" table:number-columns-spanned="2" office:value-type="string">
            <text:p text:style-name="P48">Rozliczenie zakupów materiałow (301)</text:p>
          </table:table-cell>
          <table:covered-table-cell/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H2" office:value-type="string">
            <text:p text:style-name="P50"/>
          </table:table-cell>
        </table:table-row>
        <table:table-row>
          <table:table-cell table:style-name="Table15.A2" office:value-type="string">
            <text:p text:style-name="P49">1) 500</text:p>
            <text:p text:style-name="P49">1) 200</text:p>
            <text:p text:style-name="P49">5) 50</text:p>
          </table:table-cell>
          <table:table-cell table:style-name="Table15.A2" office:value-type="string">
            <text:p text:style-name="P49">3) 550</text:p>
            <text:p text:style-name="P49">4) 200</text:p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50"/>
          </table:table-cell>
          <table:table-cell table:style-name="Table15.H2" office:value-type="string">
            <text:p text:style-name="P50"/>
          </table:table-cell>
        </table:table-row>
      </table:table>
      <text:p text:style-name="P130"><text:span text:style-name="T27"/></text:p>
      <text:p text:style-name="P70">5) 550 – 500 = 50</text:p>
      <text:h text:style-name="P141" text:outline-level="1">Ewidencja kapitałów:</text:h>
      <text:p text:style-name="P6">Przykład 1:</text:p>
      <text:p text:style-name="P6">Inwestor A – udział w formie gotówki – 100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table:number-columns-spanned="2" office:value-type="string">
            <text:p text:style-name="P92">Kasa</text:p>
          </table:table-cell>
          <table:covered-table-cell/>
          <table:table-cell table:style-name="Table16.C1" table:number-columns-spanned="2" office:value-type="string">
            <text:p text:style-name="P92">Kapitał postawowy</text:p>
          </table:table-cell>
          <table:covered-table-cell/>
        </table:table-row>
        <table:table-row>
          <table:table-cell table:style-name="Table16.A2" office:value-type="string">
            <text:p text:style-name="P93">1) 100</text:p>
          </table:table-cell>
          <table:table-cell table:style-name="Table16.A2" office:value-type="string">
            <text:p text:style-name="P94"/>
          </table:table-cell>
          <table:table-cell table:style-name="Table16.A2" office:value-type="string">
            <text:p text:style-name="P94"/>
          </table:table-cell>
          <table:table-cell table:style-name="Table16.D2" office:value-type="string">
            <text:p text:style-name="P93">1) </text:p>
          </table:table-cell>
        </table:table-row>
      </table:table>
      <text:p text:style-name="P6"/>
      <text:p text:style-name="P6">Przykład 2:</text:p>
      <text:p text:style-name="P6">1) deklaracja udziału pienieżnego – srodek trwały - 500</text:p>
      <text:p text:style-name="P6">2) wniesienie zadeklarowanego udziału</text:p>
      <table:table table:name="Table17" table:style-name="Table17">
        <table:table-column table:style-name="Table17.A" table:number-columns-repeated="5"/>
        <table:table-column table:style-name="Table17.F"/>
        <table:table-row>
          <table:table-cell table:style-name="Table17.A1" table:number-columns-spanned="2" office:value-type="string">
            <text:p text:style-name="P92">ST</text:p>
          </table:table-cell>
          <table:covered-table-cell/>
          <table:table-cell table:style-name="Table17.A1" table:number-columns-spanned="2" office:value-type="string">
            <text:p text:style-name="P92">Pozostałe Rorachunki</text:p>
          </table:table-cell>
          <table:covered-table-cell/>
          <table:table-cell table:style-name="Table17.E1" table:number-columns-spanned="2" office:value-type="string">
            <text:p text:style-name="P92">Kapitał postawowy</text:p>
          </table:table-cell>
          <table:covered-table-cell/>
        </table:table-row>
        <table:table-row>
          <table:table-cell table:style-name="Table17.A2" office:value-type="string">
            <text:p text:style-name="P93">2) 500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3">1) 500</text:p>
          </table:table-cell>
          <table:table-cell table:style-name="Table17.A2" office:value-type="string">
            <text:p text:style-name="P93">2) 500</text:p>
          </table:table-cell>
          <table:table-cell table:style-name="Table17.A2" office:value-type="string">
            <text:p text:style-name="P94"/>
          </table:table-cell>
          <table:table-cell table:style-name="Table17.F2" office:value-type="string">
            <text:p text:style-name="P93">1) 500</text:p>
          </table:table-cell>
        </table:table-row>
      </table:table>
      <text:p text:style-name="P6"/>
      <text:p text:style-name="P6">Przykład 3:</text:p>
      <text:p text:style-name="P6">1) deklaracja udziału pienieżnego - 500</text:p>
      <text:p text:style-name="P6">2) wycofonie deklaracji</text:p>
      <table:table table:name="Table18" table:style-name="Table18">
        <table:table-column table:style-name="Table18.A" table:number-columns-repeated="5"/>
        <table:table-column table:style-name="Table18.F"/>
        <table:table-row>
          <table:table-cell table:style-name="Table18.A1" table:number-columns-spanned="2" office:value-type="string">
            <text:p text:style-name="P94"/>
          </table:table-cell>
          <table:covered-table-cell/>
          <table:table-cell table:style-name="Table18.A1" table:number-columns-spanned="2" office:value-type="string">
            <text:p text:style-name="P92">Pozostałe Rorachunki</text:p>
          </table:table-cell>
          <table:covered-table-cell/>
          <table:table-cell table:style-name="Table18.E1" table:number-columns-spanned="2" office:value-type="string">
            <text:p text:style-name="P92">Kapitał postawowy</text:p>
          </table:table-cell>
          <table:covered-table-cell/>
        </table:table-row>
        <table:table-row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3">1) 500</text:p>
          </table:table-cell>
          <table:table-cell table:style-name="Table18.A2" office:value-type="string">
            <text:p text:style-name="P93">2) 500</text:p>
          </table:table-cell>
          <table:table-cell table:style-name="Table18.A2" office:value-type="string">
            <text:p text:style-name="P93">2) 500</text:p>
          </table:table-cell>
          <table:table-cell table:style-name="Table18.F2" office:value-type="string">
            <text:p text:style-name="P93">1) 500</text:p>
          </table:table-cell>
        </table:table-row>
      </table:table>
      <text:p text:style-name="P6"/>
      <text:p text:style-name="P31" loext:marker-style-name="T4"><text:span text:style-name="T4">Zadanie 1. (5.5/126)</text:span></text:p>
      <text:p text:style-name="P31">Spółdzielnia produkcyjna posiada na początku okresu następujące salda na wybranych kontach:<text:line-break/>Fundusz udziałowy …………………………………………….. 2.000<text:line-break/>Fundusz zasobowy …………………………………………….. 1.000</text:p>
      <text:p text:style-name="P31">Rozliczenie wyniku finansowego – zysk ………………………… 400</text:p>
      <text:p text:style-name="P31"/>
      <text:p text:style-name="P31">W bieżącym okresie miały miejsce następujące operacje gospodarcze:</text:p>
      <text:p text:style-name="P31">1. Udziałowcy zadeklarowali wniesienie wkładów w postaci (Pk):</text:p>
      <text:p text:style-name="P31">- środków trwałych ………………………………………………………………….1.000</text:p>
      <text:p text:style-name="P31">- środków pieniężnych ……………………………………………………………….. 300</text:p>
      <text:p text:style-name="P31">2. Wpłaty zadeklarowanych udziałów członkowskich gotówką do kasy (KP) ………. 100</text:p>
      <text:p text:style-name="P31">3. Wpłaty zadeklarowanych udziałów członkowskich na rachunek bankowy (WB) … 200</text:p>
      <text:p text:style-name="P31">4. Wpłaty wpisowego gotówką przez członków spółdzielni (KP) …………………….. 50</text:p>
      <text:p text:style-name="P31"><text:soft-page-break/>5. Przeznaczenie części zysku na zwiększenie funduszu zasobowego (Pk) …………..200</text:p>
      <text:p text:style-name="P31">6. Przeznaczenie części zysku na zwiększenie udziałów członkowskich(Pk)…………200</text:p>
      <text:p text:style-name="P31">7. Wniesienie zadeklarowanych udziałów członkowskich w postaci środków <text:line-break/>trwałych (OT) ……………………………………………………………..……….. 1.000</text:p>
      <text:p text:style-name="P31">8. Zwrot udziałów członkowskich gotówką z kasy (KW) …………………………… 100</text:p>
      <text:p text:style-name="P31">Polecenie: zaksięgować operacje gospodarcze</text:p>
      <text:p text:style-name="P4"/>
      <table:table table:name="Table19" table:style-name="Table19">
        <table:table-column table:style-name="Table19.A" table:number-columns-repeated="7"/>
        <table:table-column table:style-name="Table19.H"/>
        <table:table-row>
          <table:table-cell table:style-name="Table19.A1" table:number-columns-spanned="2" office:value-type="string">
            <text:p text:style-name="P31">Fundusz udziałowy</text:p>
          </table:table-cell>
          <table:covered-table-cell/>
          <table:table-cell table:style-name="Table19.A1" table:number-columns-spanned="2" office:value-type="string">
            <text:p text:style-name="P31">Fundusz zasobowy</text:p>
          </table:table-cell>
          <table:covered-table-cell/>
          <table:table-cell table:style-name="Table19.A1" table:number-columns-spanned="2" office:value-type="string">
            <text:p text:style-name="P31">Rozliczenie wyniku finansowego</text:p>
          </table:table-cell>
          <table:covered-table-cell/>
          <table:table-cell table:style-name="Table19.G1" table:number-columns-spanned="2" office:value-type="string">
            <text:p text:style-name="P32">Pozostałe rozrachunki</text:p>
          </table:table-cell>
          <table:covered-table-cell/>
        </table:table-row>
        <table:table-row>
          <table:table-cell table:style-name="Table19.A2" office:value-type="string">
            <text:p text:style-name="P100">8) 100</text:p>
          </table:table-cell>
          <table:table-cell table:style-name="Table19.A2" office:value-type="string">
            <text:p text:style-name="P5">Sp) 2000</text:p>
            <text:p text:style-name="P5">1) 1000</text:p>
            <text:p text:style-name="P5">1) 300</text:p>
            <text:p text:style-name="P100">4) 50</text:p>
            <text:p text:style-name="P100">6) 200</text:p>
          </table:table-cell>
          <table:table-cell table:style-name="Table19.A2" office:value-type="string">
            <text:p text:style-name="P100">5) 200</text:p>
          </table:table-cell>
          <table:table-cell table:style-name="Table19.A2" office:value-type="string">
            <text:p text:style-name="P5">Sp) 1000</text:p>
            <text:p text:style-name="P5"/>
          </table:table-cell>
          <table:table-cell table:style-name="Table19.A2" office:value-type="string">
            <text:p text:style-name="P5">Sp) 400</text:p>
          </table:table-cell>
          <table:table-cell table:style-name="Table19.A2" office:value-type="string">
            <text:p text:style-name="P100">5) 200</text:p>
            <text:p text:style-name="P100">6) 200</text:p>
          </table:table-cell>
          <table:table-cell table:style-name="Table19.A2" office:value-type="string">
            <text:p text:style-name="P5">1) 1000</text:p>
            <text:p text:style-name="P5">1) 300</text:p>
          </table:table-cell>
          <table:table-cell table:style-name="Table19.H2" office:value-type="string">
            <text:p text:style-name="P100">2) 100</text:p>
            <text:p text:style-name="P100">3) 200</text:p>
            <text:p text:style-name="P100">7) 1000</text:p>
            <text:p text:style-name="P100"/>
          </table:table-cell>
        </table:table-row>
        <table:table-row>
          <table:table-cell table:style-name="Table19.A2" table:number-columns-spanned="2" office:value-type="string">
            <text:p text:style-name="P5">Srodki trwałe</text:p>
          </table:table-cell>
          <table:covered-table-cell/>
          <table:table-cell table:style-name="Table19.A2" table:number-columns-spanned="2" office:value-type="string">
            <text:p text:style-name="P5">Kasa</text:p>
          </table:table-cell>
          <table:covered-table-cell/>
          <table:table-cell table:style-name="Table19.A2" table:number-columns-spanned="2" office:value-type="string">
            <text:p text:style-name="P5">Rachunki bankowe</text:p>
          </table:table-cell>
          <table:covered-table-cell/>
          <table:table-cell table:style-name="Table19.H2" table:number-rows-spanned="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9.A2" office:value-type="string">
            <text:p text:style-name="P2"/>
          </table:table-cell>
          <table:table-cell table:style-name="Table19.A2" office:value-type="string">
            <text:p text:style-name="P100">7) 1000</text:p>
          </table:table-cell>
          <table:table-cell table:style-name="Table19.A2" office:value-type="string">
            <text:p text:style-name="P100">2) 100</text:p>
            <text:p text:style-name="P100">4) 50</text:p>
          </table:table-cell>
          <table:table-cell table:style-name="Table19.A2" office:value-type="string">
            <text:p text:style-name="P100">8) 100</text:p>
          </table:table-cell>
          <table:table-cell table:style-name="Table19.A2" office:value-type="string">
            <text:p text:style-name="P100">3) 200</text:p>
          </table:table-cell>
          <table:table-cell table:style-name="Table19.A2" office:value-type="string">
            <text:p text:style-name="P2"/>
          </table:table-cell>
          <table:covered-table-cell table:style-name="Table19.H2"/>
          <table:covered-table-cell/>
        </table:table-row>
      </table:table>
      <text:p text:style-name="P4"/>
      <text:p text:style-name="P33" loext:marker-style-name="T4"><text:span text:style-name="T4">Zadanie 2 (5.15/140)</text:span></text:p>
      <text:p text:style-name="P33">W przedsiębiorstwie na początku miesiąca figurują następujące salda na wybranych kontach:</text:p>
      <text:p text:style-name="P33">Rachunki bankowe ……………………………………………………… 3.200</text:p>
      <text:p text:style-name="P33">Kredyty bankowe krótkoterminowe …………………………………….. 2.000</text:p>
      <text:p text:style-name="P33">W bieżącym okresie miały miejsce następujące operacje gospodarcze:</text:p>
      <text:p text:style-name="P34">1. Zaciągnięto kredyt bankowy długoterminowy – wpływ środków (WB) ………15.000</text:p>
      <text:p text:style-name="P34">2. Według wyciągu bankowego – bank pobrał (WB):</text:p>
      <text:p text:style-name="P34">- <text:span text:style-name="T32">p</text:span>rowizję …………………………………...………………………………. 40</text:p>
      <text:p text:style-name="P34">- odsetki od kredytu ………….…………………………………………… 80</text:p>
      <text:p text:style-name="P34">- ratę kredytu długoterminowego………………………………………….. 150</text:p>
      <text:p text:style-name="P34">3. Przeksięgowano niespłacony w terminie kredyt krótkoterminowy (Pk) ……… 2.000</text:p>
      <text:p text:style-name="P34">4. Bank pobrał odsetki od kredytu przeterminowanego (WB) …………………… 100</text:p>
      <text:p text:style-name="P34">5. Spłata kredytu przeterminowanego (WB) ………………………………………. …</text:p>
      <text:p text:style-name="P34">6. Spłata kolejnej raty kredytu długoterminowego (WB) ………………….………… 150</text:p>
      <text:p text:style-name="P34">Polecenie: zaksięgować operacje gospodarcze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20" table:style-name="Table20">
        <table:table-column table:style-name="Table20.A" table:number-columns-repeated="7"/>
        <table:table-column table:style-name="Table20.H"/>
        <text:soft-page-break/>
        <table:table-row>
          <table:table-cell table:style-name="Table20.A1" table:number-columns-spanned="2" office:value-type="string">
            <text:p text:style-name="P40">Rachunki bankowe 130</text:p>
          </table:table-cell>
          <table:covered-table-cell/>
          <table:table-cell table:style-name="Table20.A1" table:number-columns-spanned="2" office:value-type="string">
            <text:p text:style-name="P39">Kredyty bankowe krótkoterminowe <text:span text:style-name="T32">139</text:span></text:p>
          </table:table-cell>
          <table:covered-table-cell/>
          <table:table-cell table:style-name="Table20.A1" table:number-columns-spanned="2" office:value-type="string">
            <text:p text:style-name="P40">Kredyt bankowy długoterminowy 138</text:p>
          </table:table-cell>
          <table:covered-table-cell/>
          <table:table-cell table:style-name="Table20.G1" table:number-columns-spanned="2" office:value-type="string">
            <text:p text:style-name="P40">Kredyt bieżący </text:p>
            <text:p text:style-name="P40">139-1</text:p>
          </table:table-cell>
          <table:covered-table-cell/>
        </table:table-row>
        <table:table-row>
          <table:table-cell table:style-name="Table20.A2" office:value-type="string">
            <text:p text:style-name="P59">Sp) 3200</text:p>
            <text:p text:style-name="P59">1) 15000</text:p>
          </table:table-cell>
          <table:table-cell table:style-name="Table20.A2" office:value-type="string">
            <text:p text:style-name="P59">2) 40</text:p>
            <text:p text:style-name="P59">2) 80</text:p>
            <text:p text:style-name="P59">2) 150</text:p>
            <text:p text:style-name="P60">4) 100</text:p>
            <text:p text:style-name="P60">5) 2000</text:p>
            <text:p text:style-name="P60">6) 150</text:p>
          </table:table-cell>
          <table:table-cell table:style-name="Table20.A2" office:value-type="string">
            <text:p text:style-name="P59">3) 2000</text:p>
            <text:p text:style-name="P60">5) 2000</text:p>
          </table:table-cell>
          <table:table-cell table:style-name="Table20.A2" office:value-type="string">
            <text:p text:style-name="P59">Sp) 2000</text:p>
            <text:p text:style-name="P59">3) 2000</text:p>
          </table:table-cell>
          <table:table-cell table:style-name="Table20.A2" office:value-type="string">
            <text:p text:style-name="P59">2) 150</text:p>
            <text:p text:style-name="P60">6) 150</text:p>
          </table:table-cell>
          <table:table-cell table:style-name="Table20.A2" office:value-type="string">
            <text:p text:style-name="P59">1) 15000</text:p>
          </table:table-cell>
          <table:table-cell table:style-name="Table20.A2" office:value-type="string">
            <text:p text:style-name="P59">3) 2000</text:p>
          </table:table-cell>
          <table:table-cell table:style-name="Table20.H2" office:value-type="string">
            <text:p text:style-name="P59">Sp) 2000</text:p>
          </table:table-cell>
        </table:table-row>
        <table:table-row>
          <table:table-cell table:style-name="Table20.A2" table:number-columns-spanned="2" office:value-type="string">
            <text:p text:style-name="P40">Kredyt przeterminowy 139-2</text:p>
          </table:table-cell>
          <table:covered-table-cell/>
          <table:table-cell table:style-name="Table20.A2" table:number-columns-spanned="2" office:value-type="string">
            <text:p text:style-name="P40">Koszty finansowe</text:p>
            <text:p text:style-name="P40">751</text:p>
          </table:table-cell>
          <table:covered-table-cell/>
          <table:table-cell table:style-name="Table20.A2" table:number-columns-spanned="2" office:value-type="string">
            <text:p text:style-name="P39"/>
          </table:table-cell>
          <table:covered-table-cell/>
          <table:table-cell table:style-name="Table20.H2" table:number-columns-spanned="2" office:value-type="string">
            <text:p text:style-name="P39"/>
          </table:table-cell>
          <table:covered-table-cell/>
        </table:table-row>
        <table:table-row>
          <table:table-cell table:style-name="Table20.A2" office:value-type="string">
            <text:p text:style-name="P44">5) 2000</text:p>
          </table:table-cell>
          <table:table-cell table:style-name="Table20.A2" office:value-type="string">
            <text:p text:style-name="P41">3) 2000</text:p>
          </table:table-cell>
          <table:table-cell table:style-name="Table20.A2" office:value-type="string">
            <text:p text:style-name="P42">2) 40 <text:line-break/>2) 80 </text:p>
            <text:p text:style-name="P44">4) 100</text:p>
          </table:table-cell>
          <table:table-cell table:style-name="Table20.A2" office:value-type="string">
            <text:p text:style-name="P43"/>
          </table:table-cell>
          <table:table-cell table:style-name="Table20.A2" office:value-type="string">
            <text:p text:style-name="P43"/>
          </table:table-cell>
          <table:table-cell table:style-name="Table20.A2" office:value-type="string">
            <text:p text:style-name="P43"/>
          </table:table-cell>
          <table:table-cell table:style-name="Table20.A2" office:value-type="string">
            <text:p text:style-name="P43"/>
          </table:table-cell>
          <table:table-cell table:style-name="Table20.H2" office:value-type="string">
            <text:p text:style-name="P43"/>
          </table:table-cell>
        </table:table-row>
      </table:table>
      <text:p text:style-name="P91"/>
      <text:h text:style-name="P142" text:outline-level="1">8/5/2024</text:h>
      <table:table table:name="Table21" table:style-name="Table21">
        <table:table-column table:style-name="Table21.A" table:number-columns-repeated="7"/>
        <table:table-column table:style-name="Table21.H"/>
        <table:table-row>
          <table:table-cell table:style-name="Table21.A1" table:number-columns-spanned="2" office:value-type="string">
            <text:p text:style-name="P52">Rachunki bankowe (130)</text:p>
          </table:table-cell>
          <table:covered-table-cell/>
          <table:table-cell table:style-name="Table21.A1" table:number-columns-spanned="2" office:value-type="string">
            <text:p text:style-name="P52">Rachunek bieżący </text:p>
            <text:p text:style-name="P52">(130-1)</text:p>
          </table:table-cell>
          <table:covered-table-cell/>
          <table:table-cell table:style-name="Table21.A1" table:number-columns-spanned="2" office:value-type="string">
            <text:p text:style-name="P52">Rachunek ZFSS </text:p>
            <text:p text:style-name="P52">(130-2)</text:p>
          </table:table-cell>
          <table:covered-table-cell/>
          <table:table-cell table:style-name="Table21.G1" table:number-columns-spanned="2" office:value-type="string">
            <text:p text:style-name="P51"/>
          </table:table-cell>
          <table:covered-table-cell/>
        </table:table-row>
        <table:table-row>
          <table:table-cell table:style-name="Table21.A2" office:value-type="string">
            <text:p text:style-name="P53">Sp) 20000</text:p>
            <text:p text:style-name="P53">1) 2000</text:p>
          </table:table-cell>
          <table:table-cell table:style-name="Table21.A2" office:value-type="string">
            <text:p text:style-name="P53">1) 2000</text:p>
          </table:table-cell>
          <table:table-cell table:style-name="Table21.A2" office:value-type="string">
            <text:p text:style-name="P53">Sp) 12000</text:p>
          </table:table-cell>
          <table:table-cell table:style-name="Table21.A2" office:value-type="string">
            <text:p text:style-name="P53">1) 2000</text:p>
          </table:table-cell>
          <table:table-cell table:style-name="Table21.A2" office:value-type="string">
            <text:p text:style-name="P53">Sp) 8000</text:p>
            <text:p text:style-name="P53">1) 2000</text:p>
          </table:table-cell>
          <table:table-cell table:style-name="Table21.A2" office:value-type="string">
            <text:p text:style-name="P54"/>
          </table:table-cell>
          <table:table-cell table:style-name="Table21.A2" office:value-type="string">
            <text:p text:style-name="P54"/>
          </table:table-cell>
          <table:table-cell table:style-name="Table21.H2" office:value-type="string">
            <text:p text:style-name="P54"/>
          </table:table-cell>
        </table:table-row>
      </table:table>
      <text:p text:style-name="P134"/>
      <text:p text:style-name="P131">1) Przekazano środki na rachunek ZFSS = 2000</text:p>
      <text:p text:style-name="P131"/>
      <text:p text:style-name="P133"/>
      <text:p text:style-name="P133"/>
      <text:p text:style-name="P133"/>
      <text:p text:style-name="P133">W ciągu okresu sprawozdawczego dokonano następujących operacji gospodarczych:</text:p>
      <text:p text:style-name="P133"/>
      <text:list text:style-name="L6">
        <text:list-item>
          <text:p text:style-name="P155">Dokonano planowego odpisu w koszty na fundusz socjalny (Pk) ……………… 700</text:p>
        </text:list-item>
        <text:list-item>
          <text:p text:style-name="P155">Przelew środków pieniężnych na rachunek środków specjalnych z tytułu odpisu (WB) … 500</text:p>
        </text:list-item>
        <text:list-item>
          <text:p text:style-name="P155">Rachunek za zakup biletów do kina dla pracowników (WB) …………………………………………. 50</text:p>
        </text:list-item>
        <text:list-item>
          <text:p text:style-name="P155">Przelew środków pieniężnych do kasy na pożyczkę mieszkaniową i zapomogę dla pracowników (WB) …………………………………………………………………………………………………………………………… 400</text:p>
        </text:list-item>
        <text:list-item>
          <text:p text:style-name="P155">Wypłata pożyczki mieszkaniowej dla pracownika (KW) ………………………………………………. 300</text:p>
        </text:list-item>
        <text:list-item>
          <text:p text:style-name="P155">Przeznaczono część zysku na zasilenie funduszu socjalnego (Pk) ………………………………… 500</text:p>
        </text:list-item>
        <text:list-item>
          <text:p text:style-name="P155">Wypłacono bezzwrotną zapomogę pracownikowi przewidzianą w regulaminie działalności socjalnej (KW) ……………………………………………………………………………………………………………. 100</text:p>
        </text:list-item>
        <text:list-item>
          <text:p text:style-name="P155">Spłata pierwszej raty pożyczki przez pracownika (KP) ………………………………………………… 20</text:p>
        </text:list-item>
        <text:list-item>
          <text:p text:style-name="P155">Przelew środków na rachunek bankowy (WB) …………………………………………………………… 1500</text:p>
        </text:list-item>
        <text:list-item>
          <text:p text:style-name="P155">Zakupiono talony świąteczne dla pracowników (WB) ……………………………………………….. 1 500</text:p>
        </text:list-item>
        <text:list-item>
          <text:p text:style-name="P155">Bank naliczył odsetki od środków pieniężnych (WB):</text:p>
        </text:list-item>
        <text:list-item>
          <text:p text:style-name="P155">- na rachunku bieżącym ……………………………………………………………………………………………. 20</text:p>
        </text:list-item>
        <text:list-item>
          <text:p text:style-name="P156">- na rachunku środków funduszy specjalnych …………………………………………………………… 10</text:p>
        </text:list-item>
        <text:list-item>
          <text:p text:style-name="P156">Otrzymano darowiznę w postaci gotówki na rzecz funduszu socjalnego (KP) …………………. 350</text:p>
        </text:list-item>
        <text:list-item>
          <text:p text:style-name="P172">Przelew środków pieniężnych na rachunek środków funduszu specjalnego (WB) ………….. 350</text:p>
        </text:list-item>
      </text:list>
      <text:p text:style-name="P133"/>
      <text:p text:style-name="P133">Polecenie: otwórz konta wpisując salda początkowe</text:p>
      <text:p text:style-name="P132"/>
      <table:table table:name="Table22" table:style-name="Table22">
        <table:table-column table:style-name="Table22.A" table:number-columns-repeated="7"/>
        <table:table-column table:style-name="Table22.H"/>
        <table:table-row>
          <table:table-cell table:style-name="Table22.A1" table:number-columns-spanned="2" office:value-type="string">
            <text:p text:style-name="P52">Kasa (100) </text:p>
          </table:table-cell>
          <table:covered-table-cell/>
          <table:table-cell table:style-name="Table22.A1" table:number-columns-spanned="2" office:value-type="string">
            <text:p text:style-name="P51">Rachunki bankowe <text:span text:style-name="T33">(130)</text:span></text:p>
          </table:table-cell>
          <table:covered-table-cell/>
          <table:table-cell table:style-name="Table22.A1" table:number-columns-spanned="2" office:value-type="string">
            <text:p text:style-name="P51"><text:span text:style-name="T33">R</text:span>achunek bieżący</text:p>
            <text:p text:style-name="P52">(130-1)</text:p>
          </table:table-cell>
          <table:covered-table-cell/>
          <table:table-cell table:style-name="Table22.G1" table:number-columns-spanned="2" office:value-type="string">
            <text:p text:style-name="P52">Rachunek środków funduszy specjalnych (130-2)</text:p>
          </table:table-cell>
          <table:covered-table-cell/>
        </table:table-row>
        <table:table-row>
          <table:table-cell table:style-name="Table22.A2" office:value-type="string">
            <text:p text:style-name="P56">Sp) 300</text:p>
            <text:p text:style-name="P56"><text:s/>4) 400</text:p>
          </table:table-cell>
          <table:table-cell table:style-name="Table22.A2" office:value-type="string">
            <text:p text:style-name="P58">5) 300</text:p>
            <text:p text:style-name="P58">8) 100</text:p>
          </table:table-cell>
          <table:table-cell table:style-name="Table22.A2" office:value-type="string">
            <text:p text:style-name="P56">Sp) 4000</text:p>
            <text:p text:style-name="P56">2) 500</text:p>
          </table:table-cell>
          <table:table-cell table:style-name="Table22.A2" office:value-type="string">
            <text:p text:style-name="P56">2) 500</text:p>
            <text:p text:style-name="P56">3) 50</text:p>
            <text:p text:style-name="P56">4) 400</text:p>
          </table:table-cell>
          <table:table-cell table:style-name="Table22.A2" office:value-type="string">
            <text:p text:style-name="P56">Sp) 2800</text:p>
            <text:p text:style-name="P56"/>
          </table:table-cell>
          <table:table-cell table:style-name="Table22.A2" office:value-type="string">
            <text:p text:style-name="P56"><text:span text:style-name="T35">2</text:span>) 50<text:span text:style-name="T35">0</text:span></text:p>
          </table:table-cell>
          <table:table-cell table:style-name="Table22.A2" office:value-type="string">
            <text:p text:style-name="P56">Sp) 1200</text:p>
            <text:p text:style-name="P56">2) 500</text:p>
          </table:table-cell>
          <table:table-cell table:style-name="Table22.H2" office:value-type="string">
            <text:p text:style-name="P54"/>
          </table:table-cell>
        </table:table-row>
        <table:table-row>
          <table:table-cell table:style-name="Table22.A2" table:number-columns-spanned="2" office:value-type="string">
            <text:p text:style-name="P67">Rozliczenie wyniku finansowego – zysk <text:span text:style-name="T33">(820)</text:span></text:p>
          </table:table-cell>
          <table:covered-table-cell/>
          <table:table-cell table:style-name="Table22.A2" table:number-columns-spanned="2" office:value-type="string">
            <text:p text:style-name="P51">Fundusze specjalne <text:span text:style-name="T34">ZFSS</text:span> <text:span text:style-name="T33">(851)</text:span></text:p>
          </table:table-cell>
          <table:covered-table-cell/>
          <table:table-cell table:style-name="Table22.A2" table:number-columns-spanned="2" office:value-type="string">
            <text:p text:style-name="P52">Ubezpieczenie spoleczne i inne świadczenia (405)</text:p>
          </table:table-cell>
          <table:covered-table-cell/>
          <table:table-cell table:style-name="Table22.H2" table:number-columns-spanned="2" office:value-type="string">
            <text:p text:style-name="P55">Rozrachunki z dostawcami (201)</text:p>
          </table:table-cell>
          <table:covered-table-cell/>
        </table:table-row>
        <table:table-row>
          <table:table-cell table:style-name="Table22.A2" office:value-type="string">
            <text:p text:style-name="P58">6) 500</text:p>
          </table:table-cell>
          <table:table-cell table:style-name="Table22.A2" office:value-type="string">
            <text:p text:style-name="P57">Sp) 1200</text:p>
          </table:table-cell>
          <table:table-cell table:style-name="Table22.A2" office:value-type="string">
            <text:p text:style-name="P56">3) 50 </text:p>
          </table:table-cell>
          <table:table-cell table:style-name="Table22.A2" office:value-type="string">
            <text:p text:style-name="P56">Sp) 700</text:p>
            <text:p text:style-name="P56">1) 700</text:p>
            <text:p text:style-name="P58">6) 500</text:p>
          </table:table-cell>
          <table:table-cell table:style-name="Table22.A2" office:value-type="string">
            <text:p text:style-name="P56">1) 700</text:p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H2" office:value-type="string">
            <text:p text:style-name="P54"/>
          </table:table-cell>
        </table:table-row>
        <table:table-row>
          <table:table-cell table:style-name="Table22.A2" table:number-columns-spanned="2" office:value-type="string">
            <text:p text:style-name="P55">Inne rozrachunki z pracownikami (234)</text:p>
          </table:table-cell>
          <table:covered-table-cell/>
          <table:table-cell table:style-name="Table22.A2" table:number-columns-spanned="2" office:value-type="string">
            <text:p text:style-name="P55">Przychody finansowe (750)</text:p>
          </table:table-cell>
          <table:covered-table-cell/>
          <table:table-cell table:style-name="Table22.A2" table:number-columns-spanned="2" office:value-type="string">
            <text:p text:style-name="P51"/>
          </table:table-cell>
          <table:covered-table-cell/>
          <table:table-cell table:style-name="Table22.H2" table:number-columns-spanned="2" office:value-type="string">
            <text:p text:style-name="P51"/>
          </table:table-cell>
          <table:covered-table-cell/>
        </table:table-row>
        <table:table-row>
          <table:table-cell table:style-name="Table22.A2" office:value-type="string">
            <text:p text:style-name="P58">5) 300</text:p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A2" office:value-type="string">
            <text:p text:style-name="P54"/>
          </table:table-cell>
          <table:table-cell table:style-name="Table22.H2" office:value-type="string">
            <text:p text:style-name="P54"/>
          </table:table-cell>
        </table:table-row>
      </table:table>
      <text:p text:style-name="P131"/>
      <text:p text:style-name="P186">Переделай эту хуйню</text:p>
      <text:p text:style-name="P186"/>
      <text:p text:style-name="P186"/>
      <text:p text:style-name="P187">DODATKOWE ZADANIE – KAPITAŁY, ZOBOWIĄZANIA I REZERWY NA ZOBOWIĄZANIA</text:p>
      <text:p text:style-name="Text_20_body">Zadanie 1.</text:p>
      <text:p text:style-name="Text_20_body">Firma produkcyjna posiada na początek okresu saldo w kwocie 5000 złotych na koncie RACHUNKI BANKOWE. W ciągu okresu sprawozdawczego w firmie dokonano następujących operacji gospodarczych:</text:p>
      <text:list text:style-name="L2">
        <text:list-item>
          <text:p text:style-name="P189">Utworzono rezerwę na prawdopodobne straty związane z prowadzonymi aktualnie operacjami finansowymi (Pk) ……………………………… 350</text:p>
        </text:list-item>
        <text:list-item>
          <text:p text:style-name="P188">Utworzono rezerwę z tytułu poręczenia zapłaty przez jednostkę (Pk) ..1 500</text:p>
        </text:list-item>
        <text:list-item>
          <text:p text:style-name="P188">Utworzono rezerwę na nieuznane przez jednostkę roszczenia, skierowane przez kontrahenta na drogę sądową z tytułu reklamacji (Pk) ……...….. 200</text:p>
        </text:list-item>
        <text:list-item>
          <text:p text:style-name="P188">Zapłacono podwyższone odsetki z tytułu operacji finansowych (Pk) <text:s/>…</text:p>
        </text:list-item>
        <text:list-item>
          <text:p text:style-name="P188">Rozwiązano niewykorzystaną część rezerwy z tytułu operacji finansowych (WB) … …</text:p>
        </text:list-item>
        <text:list-item>
          <text:p text:style-name="P188">W wyniku wyroku sądowego jednostka musiała uznać reklamację i roszczenia pokryła z rezerwy (WB) …………………………… …</text:p>
        </text:list-item>
        <text:list-item>
          <text:p text:style-name="P188">Rozwiązano niewykorzystaną rezerwę z tytułu poręczenia zapłaty przez jednostkę (Pk) …</text:p>
        </text:list-item>
      </text:list>
      <text:p text:style-name="Text_20_body">Polecenia:</text:p>
      <text:p text:style-name="Text_20_body">- otwórz konta wpisując salda początkowe</text:p>
      <text:p text:style-name="Text_20_body">- zaksięguj operacje gospodarcze</text:p>
      <text:p text:style-name="Text_20_body"/>
      <text:p text:style-name="Text_20_body">…………..</text:p>
      <text:h text:style-name="P143" text:outline-level="1">Ewidencja przychodów i kosztów <text:span text:style-name="T36">(15/5)</text:span></text:h>
      <text:h text:style-name="Heading_20_2" text:outline-level="2"><text:span text:style-name="T36">I. </text:span>Przychody ze sprzedaży, koszty uzyskania przychodu</text:h>
      <text:p text:style-name="Text_20_body">Zadanie 1. (6.2/154)</text:p>
      <text:p text:style-name="Text_20_body">W jednostce produkcyjnej na wybranych kontach figurują następujące salda początkowe:</text:p>
      <text:p text:style-name="Text_20_body">- Rachunki bankowe …………………………………………. 10.000</text:p>
      <text:p text:style-name="Text_20_body">- Materiały ………………………………………………………….. 4.200</text:p>
      <text:p text:style-name="Text_20_body">- Koszty działalności podstawowej ……………………………… 3.300</text:p>
      <text:p text:style-name="Text_20_body">- Produkty gotowe …………………………………… 3.600</text:p>
      <text:p text:style-name="Text_20_body">W bieżącym miesiącu miały następujące operacje gospodarcze:</text:p>
      <text:p text:style-name="Text_20_body"><text:span text:style-name="T36">1) </text:span>Zakupiono materiały od dostawcy (Fa VAT):</text:p>
      <text:p text:style-name="Text_20_body">- wartość materiałów ……………………………………. 4.000</text:p>
      <text:p text:style-name="Text_20_body">- podatek VAT 23 % ………………………………. 920</text:p>
      <text:p text:style-name="Text_20_body">Suma faktury …………………………………………… 4.920</text:p>
      <text:p text:style-name="Text_20_body"><text:span text:style-name="T36">2) </text:span>Rozliczono VAT naliczony wynikający z faktury zakupu (Pk) …….. …</text:p>
      <text:p text:style-name="Text_20_body"><text:span text:style-name="T36">3) </text:span>Sprzedano wyroby gotowe odbiorcy (Fa VAT):</text:p>
      <text:p text:style-name="Text_20_body">- wartość wyrobów ………………….. 4.200</text:p>
      <text:p text:style-name="Text_20_body">- podatek VAT 23% ……………………….. 966</text:p>
      <text:p text:style-name="Text_20_body">Sum faktury ………………………….. 5.166</text:p>
      <text:p text:style-name="Text_20_body"><text:span text:style-name="T36">4) </text:span>Wydano sprzedane wyroby gotowe z magazynu (Wz) ………….. 3.000</text:p>
      <text:p text:style-name="Text_20_body"><text:span text:style-name="T36">5) </text:span>Według wyciągu bankowego:</text:p>
      <text:p text:style-name="Text_20_body"><text:span text:style-name="T36">а)</text:span>Odbiorca uregulował należność za wyroby gotowe ………………….. …</text:p>
      <text:p text:style-name="Text_20_body"><text:span text:style-name="T36">b))</text:span>Przelew zobowiązań wobec dostawcy materiałów …………………… …</text:p>
      <text:p text:style-name="Text_20_body"><text:span text:style-name="T36">c)</text:span>Uregulowano zobowiązanie wobec Urzędu Skarbowego ………… …</text:p>
      <text:p text:style-name="Text_20_body"/>
      <table:table table:name="Table23" table:style-name="Table23">
        <table:table-column table:style-name="Table23.A" table:number-columns-repeated="8"/>
        <table:table-row>
          <table:table-cell table:style-name="Table23.A1" table:number-columns-spanned="2" office:value-type="string">
            <text:p text:style-name="P180">130 – Rachunki bankowe</text:p>
          </table:table-cell>
          <table:covered-table-cell/>
          <table:table-cell table:style-name="Table23.A1" table:number-columns-spanned="2" office:value-type="string">
            <text:p text:style-name="P180">310 - Matrialy</text:p>
          </table:table-cell>
          <table:covered-table-cell/>
          <table:table-cell table:style-name="Table23.A1" table:number-columns-spanned="2" office:value-type="string">
            <text:p text:style-name="P180">500 – Koszty działalności podstawowej </text:p>
          </table:table-cell>
          <table:covered-table-cell/>
          <table:table-cell table:style-name="Table23.G1" table:number-columns-spanned="2" office:value-type="string">
            <text:p text:style-name="P180">601 – Produkty gotowe</text:p>
          </table:table-cell>
          <table:covered-table-cell/>
        </table:table-row>
        <table:table-row>
          <table:table-cell table:style-name="Table23.A2" office:value-type="string">
            <text:p text:style-name="P175"><text:span text:style-name="T36">sp) 10000</text:span></text:p>
            <text:p text:style-name="P177">5a) 5166</text:p>
            <text:p text:style-name="P175"><text:soft-page-break/></text:p>
          </table:table-cell>
          <table:table-cell table:style-name="Table23.A2" office:value-type="string">
            <text:p text:style-name="P177">1) 4920</text:p>
            <text:p text:style-name="P177">5c) 46</text:p>
          </table:table-cell>
          <table:table-cell table:style-name="Table23.A2" office:value-type="string">
            <text:p text:style-name="P174">Sp) 4200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4">Sp) 3300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4">Sp) 3600</text:p>
          </table:table-cell>
          <table:table-cell table:style-name="Table23.H2" office:value-type="string">
            <text:p text:style-name="P177">4) 3000</text:p>
          </table:table-cell>
        </table:table-row>
        <table:table-row>
          <table:table-cell table:style-name="Table23.A2" table:number-columns-spanned="2" office:value-type="string">
            <text:p text:style-name="P179">201 - Rozrachunki z dostawcami</text:p>
          </table:table-cell>
          <table:covered-table-cell/>
          <table:table-cell table:style-name="Table23.A2" table:number-columns-spanned="2" office:value-type="string">
            <text:p text:style-name="P179">200 – Rozrachunki z odbiorcami</text:p>
          </table:table-cell>
          <table:covered-table-cell/>
          <table:table-cell table:style-name="Table23.A2" table:number-columns-spanned="2" office:value-type="string">
            <text:p text:style-name="P179">221 - Rozrachunki VAT</text:p>
          </table:table-cell>
          <table:covered-table-cell/>
          <table:table-cell table:style-name="Table23.H2" table:number-columns-spanned="2" office:value-type="string">
            <text:p text:style-name="P179">301- Rozliczenie zakupu materialów</text:p>
          </table:table-cell>
          <table:covered-table-cell/>
        </table:table-row>
        <table:table-row>
          <table:table-cell table:style-name="Table23.A2" office:value-type="string">
            <text:p text:style-name="P177">5b) 4920</text:p>
            <text:p text:style-name="P173"/>
          </table:table-cell>
          <table:table-cell table:style-name="Table23.A2" office:value-type="string">
            <text:p text:style-name="P176">1) 4920</text:p>
          </table:table-cell>
          <table:table-cell table:style-name="Table23.A2" office:value-type="string">
            <text:p text:style-name="P177">3) 5166</text:p>
          </table:table-cell>
          <table:table-cell table:style-name="Table23.A2" office:value-type="string">
            <text:p text:style-name="P177">5a) 5166</text:p>
          </table:table-cell>
          <table:table-cell table:style-name="Table23.A2" office:value-type="string">
            <text:p text:style-name="P176">1) 920</text:p>
            <text:p text:style-name="P177">5c) 46</text:p>
          </table:table-cell>
          <table:table-cell table:style-name="Table23.A2" office:value-type="string">
            <text:p text:style-name="P177">3) 966</text:p>
          </table:table-cell>
          <table:table-cell table:style-name="Table23.A2" office:value-type="string">
            <text:p text:style-name="P176">1) 4000</text:p>
          </table:table-cell>
          <table:table-cell table:style-name="Table23.H2" office:value-type="string">
            <text:p text:style-name="P176"/>
          </table:table-cell>
        </table:table-row>
        <table:table-row>
          <table:table-cell table:style-name="Table23.A2" table:number-columns-spanned="2" office:value-type="string">
            <text:p text:style-name="P179">711 - Koszt sprzedanych produktów gotowych</text:p>
          </table:table-cell>
          <table:covered-table-cell/>
          <table:table-cell table:style-name="Table23.A2" table:number-columns-spanned="2" office:value-type="string">
            <text:p text:style-name="P179">701 - Przychody ze sprzedaży produktów gotowych</text:p>
          </table:table-cell>
          <table:covered-table-cell/>
          <table:table-cell table:style-name="Table23.A2" table:number-columns-spanned="2" office:value-type="string">
            <text:p text:style-name="P54"/>
          </table:table-cell>
          <table:covered-table-cell/>
          <table:table-cell table:style-name="Table23.H2" table:number-columns-spanned="2" office:value-type="string">
            <text:p text:style-name="P54"/>
          </table:table-cell>
          <table:covered-table-cell/>
        </table:table-row>
        <table:table-row>
          <table:table-cell table:style-name="Table23.A2" office:value-type="string">
            <text:p text:style-name="P177">4) 3000</text:p>
            <text:p text:style-name="P173"/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7">3) 4200</text:p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3"/>
          </table:table-cell>
          <table:table-cell table:style-name="Table23.A2" office:value-type="string">
            <text:p text:style-name="P173"/>
          </table:table-cell>
          <table:table-cell table:style-name="Table23.H2" office:value-type="string">
            <text:p text:style-name="P173"/>
          </table:table-cell>
        </table:table-row>
      </table:table>
      <text:p text:style-name="Text_20_body"/>
      <text:p text:style-name="P192">* operacja 2 zrobiona w 1 (221)</text:p>
      <text:p text:style-name="P192">5c) 966-920=46</text:p>
      <text:p text:style-name="P192"/>
      <text:h text:style-name="Heading_20_2" text:outline-level="2"><text:span text:style-name="T37">II. </text:span>Przychody i koszty z pozostałej działalności operacyjnej, przychody i koszty z działalności finansowej</text:h>
      <text:p text:style-name="Text_20_body">Zadanie 2. (6.7/165)</text:p>
      <text:p text:style-name="Text_20_body">Salda wybranych kont jednostki gospodarczej na początek okresu były następujące:</text:p>
      <text:p text:style-name="Text_20_body">- Środki trwałe ……………………….. 8.000</text:p>
      <text:p text:style-name="Text_20_body">- Umorzenie środków trwałych ……………………………………… 2.000</text:p>
      <text:p text:style-name="Text_20_body">- Kasa ………………………………………………………. 800</text:p>
      <text:p text:style-name="Text_20_body">- Rachunki bankowe ………………………………………………… 1.600</text:p>
      <text:p text:style-name="Text_20_body">- Rozrachunki z odbiorcami …………………………………………….. 1.030</text:p>
      <text:p text:style-name="Text_20_body">- Rozrachunki z dostawcami ………………………………………… 1.200</text:p>
      <text:p text:style-name="Text_20_body">- Krótkoterminowe aktywa finansowe ……………………… 400</text:p>
      <text:p text:style-name="Text_20_body"/>
      <text:p text:style-name="Text_20_body">W ciągu okresu miały miejsce następujące operacje gospodarcze:</text:p>
      <text:list text:style-name="L10">
        <text:list-item>
          <text:p text:style-name="P190">Zapłacono koszty postępowania spornego (WB) ……... 90</text:p>
        </text:list-item>
        <text:list-item>
          <text:p text:style-name="P191">Zlikwidowano środki trwałe (LT):</text:p>
          <text:p text:style-name="P191">- wartość początkowa ……………… 1000</text:p>
          <text:p text:style-name="P191"><text:soft-page-break/>- dotychczasowe umorzenie ……………………………. 300</text:p>
        </text:list-item>
        <text:list-item>
          <text:p text:style-name="P191">Zapłacono gotówką odsetki za zwłokę w spłacie zobowiązań (KW) ……….. 40</text:p>
        </text:list-item>
        <text:list-item>
          <text:p text:style-name="P191">Otrzymano dywidendę od posiadanych papierów wartościowych (WB) … 60</text:p>
        </text:list-item>
        <text:list-item>
          <text:p text:style-name="P191">Odpisano przedawnione należności (Pk) …………………. 800</text:p>
        </text:list-item>
        <text:list-item>
          <text:p text:style-name="P191">Przychód ze sprzedaży cegły z rozbiórki (KP) ……………… 200</text:p>
        </text:list-item>
        <text:list-item>
          <text:p text:style-name="P191">Otrzymane od odbiorcy odsetki za zwłokę w spłacie należności (KP) …….. 100</text:p>
        </text:list-item>
        <text:list-item>
          <text:p text:style-name="P191">Zwrot kosztów postępowania spornego (KP) …………………. 90</text:p>
        </text:list-item>
      </text:list>
      <text:p text:style-name="Text_20_body">Polecenia:</text:p>
      <text:list text:style-name="WWNum5">
        <text:list-item>
          <text:p text:style-name="P193">Zaksięguj operacje gospodarcze</text:p>
        </text:list-item>
        <text:list-item>
          <text:p text:style-name="P193">Ustal wynik z pozostałej działalności operacyjnej i z działalności finansowej</text:p>
        </text:list-item>
      </text:list>
      <text:p text:style-name="Text_20_body"/>
      <table:table table:name="Table24" table:style-name="Table24">
        <table:table-column table:style-name="Table24.A" table:number-columns-repeated="8"/>
        <table:table-row>
          <table:table-cell table:style-name="Table24.A1" table:number-columns-spanned="2" office:value-type="string">
            <text:p text:style-name="P182">010 – Środki trwałe </text:p>
          </table:table-cell>
          <table:covered-table-cell/>
          <table:table-cell table:style-name="Table24.A1" table:number-columns-spanned="2" office:value-type="string">
            <text:p text:style-name="P182">070 - <text:s/>Umorzenie środków trwałych</text:p>
          </table:table-cell>
          <table:covered-table-cell/>
          <table:table-cell table:style-name="Table24.A1" table:number-columns-spanned="2" office:value-type="string">
            <text:p text:style-name="P182">100 - Kasa</text:p>
          </table:table-cell>
          <table:covered-table-cell/>
          <table:table-cell table:style-name="Table24.G1" table:number-columns-spanned="2" office:value-type="string">
            <text:p text:style-name="P182">130 - <text:s/>Rachunki bankowe</text:p>
          </table:table-cell>
          <table:covered-table-cell/>
        </table:table-row>
        <table:table-row>
          <table:table-cell table:style-name="Table24.A2" office:value-type="string">
            <text:p text:style-name="P181">Sp) 8000</text:p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181">sp) 2000</text:p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181">sp) 800</text:p>
          </table:table-cell>
          <table:table-cell table:style-name="Table24.A2" office:value-type="string">
            <text:p text:style-name="P184">3) 40</text:p>
          </table:table-cell>
          <table:table-cell table:style-name="Table24.A2" office:value-type="string">
            <text:p text:style-name="P181">sp) 1600</text:p>
            <text:p text:style-name="P184">4) 60</text:p>
          </table:table-cell>
          <table:table-cell table:style-name="Table24.H2" office:value-type="string">
            <text:p text:style-name="P181">1) 90</text:p>
          </table:table-cell>
        </table:table-row>
        <table:table-row>
          <table:table-cell table:style-name="Table24.A2" table:number-columns-spanned="2" office:value-type="string">
            <text:p text:style-name="P182">200 - <text:s/>Rozrachunki z odbiorcami</text:p>
          </table:table-cell>
          <table:covered-table-cell/>
          <table:table-cell table:style-name="Table24.A2" table:number-columns-spanned="2" office:value-type="string">
            <text:p text:style-name="P182">201 - <text:s/>Rozrachunki z dostawcami</text:p>
          </table:table-cell>
          <table:covered-table-cell/>
          <table:table-cell table:style-name="Table24.A2" table:number-columns-spanned="2" office:value-type="string">
            <text:p text:style-name="P182">141 - <text:s/>Krótkoterminowe aktywa finansowe</text:p>
          </table:table-cell>
          <table:covered-table-cell/>
          <table:table-cell table:style-name="Table24.H2" table:number-columns-spanned="2" office:value-type="string">
            <text:p text:style-name="P182">760 - Pozostałe przychody operacyjne</text:p>
          </table:table-cell>
          <table:covered-table-cell/>
        </table:table-row>
        <table:table-row>
          <table:table-cell table:style-name="Table24.A2" office:value-type="string">
            <text:p text:style-name="P184">sp) 1030</text:p>
          </table:table-cell>
          <table:table-cell table:style-name="Table24.A2" office:value-type="string">
            <text:p text:style-name="P184">5) 800</text:p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184">sp) 1200</text:p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181">1) 90</text:p>
          </table:table-cell>
          <table:table-cell table:style-name="Table24.H2" office:value-type="string">
            <text:p text:style-name="P181"/>
          </table:table-cell>
        </table:table-row>
        <table:table-row>
          <table:table-cell table:style-name="Table24.A2" table:number-columns-spanned="2" office:value-type="string">
            <text:p text:style-name="P182">761 - Pozostałe koszty operacyjne</text:p>
          </table:table-cell>
          <table:covered-table-cell/>
          <table:table-cell table:style-name="Table24.A2" table:number-columns-spanned="2" office:value-type="string">
            <text:p text:style-name="P182">750 - Przychody finansowe</text:p>
          </table:table-cell>
          <table:covered-table-cell/>
          <table:table-cell table:style-name="Table24.A2" table:number-columns-spanned="2" office:value-type="string">
            <text:p text:style-name="P182">751 - Koszty finansowe</text:p>
          </table:table-cell>
          <table:covered-table-cell/>
          <table:table-cell table:style-name="Table24.H2" table:number-columns-spanned="2" office:value-type="string">
            <text:p text:style-name="P51"/>
          </table:table-cell>
          <table:covered-table-cell/>
        </table:table-row>
        <table:table-row>
          <table:table-cell table:style-name="Table24.A2" office:value-type="string">
            <text:p text:style-name="P184">5) 800</text:p>
          </table:table-cell>
          <table:table-cell table:style-name="Table24.A2" office:value-type="string">
            <text:p text:style-name="P184"/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184">4) 60</text:p>
          </table:table-cell>
          <table:table-cell table:style-name="Table24.A2" office:value-type="string">
            <text:p text:style-name="P184">3) 40</text:p>
          </table:table-cell>
          <table:table-cell table:style-name="Table24.A2" office:value-type="string">
            <text:p text:style-name="P54"/>
          </table:table-cell>
          <table:table-cell table:style-name="Table24.A2" office:value-type="string">
            <text:p text:style-name="P54"/>
          </table:table-cell>
          <table:table-cell table:style-name="Table24.H2" office:value-type="string">
            <text:p text:style-name="P5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b2b27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1b2b27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7:58:02.579983023</meta:creation-date>
    <meta:generator>LibreOffice/24.2.3.2$Linux_X86_64 LibreOffice_project/420$Build-2</meta:generator>
    <dc:date>2024-05-15T08:45:32.894287772</dc:date>
    <meta:editing-duration>PT5H17S</meta:editing-duration>
    <meta:editing-cycles>55</meta:editing-cycles>
    <meta:document-statistic meta:table-count="24" meta:image-count="0" meta:object-count="0" meta:page-count="24" meta:paragraph-count="916" meta:word-count="4272" meta:character-count="29850" meta:non-whitespace-character-count="26466"/>
  </office:meta>
</office:document-meta>
</file>